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P7" style:family="paragraph" style:parent-style-name="Standard">
      <style:paragraph-properties fo:margin-bottom="0.1667in"/>
      <style:text-properties style:font-name="Times" fo:font-size="12.0pt" fo:color="#0000e9"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Songti TC" fo:color="#000000"/>
    </style:style>
    <style:style style:name="T5" style:family="text">
      <style:text-properties fo:color="#000000"/>
    </style:style>
    <style:style style:name="T6" style:family="text">
      <style:text-properties style:text-underline-style="solid"/>
    </style:style>
    <style:style style:name="TableColumn1" style:family="table-column">
      <style:table-column-properties style:column-width="3.4625in" style:rel-column-width="32767*"/>
    </style:style>
  </office:automatic-styles>
  <office:body>
    <office:text>
      <text:p text:style-name="P1"><text:span text:style-name="T1">陳真</text:span><text:s/>  |  2015.10.31 16:36   |   <text:a xlink:type="simple" xlink:href="http://palinfo.habago.org/Entry?Command=Information_PrintForum&amp;iPage=300#FORUM34046"><text:span text:style-name="T2">#</text:span></text:a></text:p>
      <text:p text:style-name="P2">基因改造食物是否無害，無法確認；倒是一些得出對人體有害的研究報告，例如誘發腫瘤及壓抑免疫細胞的表現等等，往往遭到既得利益者刻意的打壓、迫害、威脅或利誘與賄賂等等等。這意味著，既得利益者事實上不但不想在理性上或科學上去探討這個問題，而且盡力阻撓、消除這方面的研究企圖或疑慮，因為這裏頭有著巨大的壟斷性利益。這樣一種心態是極其危險的。<text:span text:style-name="T3"><text:line-break/><text:line-break/></text:span>至於說什麼基因改造食品拯救了全球饑餓窮人，不發展基因食物就會餓死人類一半人口，什麼雞鴨配種技術<text:span text:style-name="T3"><text:s/>"</text:span>使得幾乎所有人都有機會吃肉<text:span text:style-name="T3">" </text:span>云云，未免誇大得離譜。<text:span text:style-name="T3"><text:line-break/><text:line-break/></text:span>截至去年為止，全球仍有<text:span text:style-name="T3">12</text:span>億人活在赤貧即<text:span text:style-name="T3"><text:s/>"</text:span>絕對貧窮<text:span text:style-name="T3">" </text:span>之中，每天以不到<text:span text:style-name="T3">1.25</text:span>美元維持生命，<text:span text:style-name="T3">24</text:span>億人每天則以不到<text:span text:style-name="T3">2 </text:span>美元過活。世界銀行在這個月月初，調高了貧窮線，從<text:span text:style-name="T3">1.25</text:span>美元調高到<text:span text:style-name="T3">1,9</text:span>美元，赤貧人口將因貧窮定義的改變而增加一億五千萬人。儘管如此，世界整體貧窮趨勢仍然逐漸趨於緩和甚至明顯改善，最大的原因就在於中國的崛起以及印度的隨後跟上。中、印兩國是世界上貧窮人口最多的國家，特別是中國，它這幾年的經濟迅速成長，使得數億人脫離貧窮，轉為小康，並進一步向中產邁進。<text:span text:style-name="T3"><text:line-break/><text:line-break/></text:span>許多報告指出，世界糧食是夠的。過去十年的糧食生產數量與速度，更是超過人口增加之所需。之所以仍然有那麼多人陷於恐怖饑餓而難以維生，主要原因是貧富不均，而非糧食短缺。我並不是贊成或反對基因食物<text:span text:style-name="T3"><text:s/>(</text:span>我個人對此並無積極態度<text:span text:style-name="T3">)</text:span>，我只是說，貧窮與饑餓的根源不在於糧食短缺，而在於政經結構問題。舉個例來講，有個數字很嚇人：全球最富有的<text:span text:style-name="T3">85</text:span>位大富豪的資產，竟然相當於全球<text:span text:style-name="T3">35</text:span>億貧窮人口的財產總和。<text:span text:style-name="T3"><text:line-break/><text:line-break/></text:span>劍橋三一學院院長<text:span text:style-name="T3"><text:s/>Amartya Sen </text:span>是個印度人，專門研究饑荒、貧窮等經濟與倫理問題，<text:span text:style-name="T3">1998</text:span>年得了諾貝爾經濟學獎。據我了解，他似乎也不反對基因食物，並且肯定相關糧食生產技術在歷史上有功於緩和饑荒。但若要說什麼基因改造食物是數十億窮人命脈之所繫，未免誇大其詞，並且忽略背後真正的分配問題。</text:p>
      <text:p text:style-name="P1"><text:span text:style-name="T1">隆誌</text:span><text:s/>  |  2015.10.31 10:11   |   <text:a xlink:type="simple" xlink:href="http://palinfo.habago.org/Entry?Command=Information_PrintForum&amp;iPage=300#FORUM34045"><text:span text:style-name="T2">#</text:span></text:a></text:p>
      <text:p text:style-name="P3">給政信：<text:span text:style-name="T3"><text:line-break/></text:span>講到糧食這塊，因為自己正好在基因改質這領域，所以小小更正您的說法，因為很多反對團體將許多技術混淆亂說，導致您的誤解。<text:span text:style-name="T3"><text:line-break/><text:line-break/></text:span>實際上來說，目前全球的糧食高產量，並非來自於現在所謂的基因技術。主要透過雜交育種（生物課本上的孟德爾的大豆實驗），篩選出符合需求的品種。這方面，台灣從二戰後在水稻的育種一直是在全球領先的地位。（給那些國內的農運團體：從科研的角度來看，國民黨可能才是真正愛護台灣農業的政黨。）除了育種之外，更多的是化學植物保護劑的發展（農藥、肥料等等），抑制大量昆蟲並且促進土地肥力，才有現在全球糧食作物的高產量。只是單一方向解決問題，往往引發更多的問題。農藥造就了生態危機，更多問題是可耕地缺乏。基因技術只是將農藥的問題縮小化，採取針對性的作法，降低環境衝擊等等。另一層面，透過基因改殖，突破育種的限制，將高產量或耐環境變化基因導入作物。除了提高作物的產能之外，更可以擴展可耕地面積。過去認為不適合種植糧食作物的環境或土地，基改作物可具有更高的耐受性，甚至賦予特定作物生產特定營養改善生活等。<text:span text:style-name="T3"><text:line-break/><text:line-break/></text:span>以上說明，有關糧食與基改的發展狀況。基本上，我個人完全同意政信的觀點，甚至與之有同感。<text:span text:style-name="T3"><text:line-break/><text:line-break/></text:span>反對團體提到的孟山都等企業，透過基改手段造成的不公平競爭等，藉以引伸到許多似是而非的論點或者顛倒學理，用以反對基改。每個技術在有心人手上，基於良善與自身使命感，促其用於利他或利己。所以技術本身的無好壞，而是使用者的問題。同樣地，技術受到贊成與反對，也非技術的問題，而是評價者的問題。如果評價者有心反對或維護某些技術或議題，可以找出成千上百個問題或理由，甚至斷章取意式的說法，用於否定或贊成該技術。<text:span text:style-name="T3"><text:line-break/><text:line-break/></text:span>核能﹑基改、電磁波、綠色能源等等問題，皆是如此一情況。提一個簡單的例子，太陽能和風力似乎是這幾年從冷宮挖出來的能源新寵兒。太陽能是否環保？這個問題，似乎沒有人去探究。如果就現在的技術而言，太陽能基板的生產，完全是環保人士一直詬病的高耗能與高污染。只實在環保的大旗之下，卻被視而不見。風力發電產生的低頻噪音和影響鳥類遷徙，亦在環保大旗之下，被徹徹底底忽視。（台灣位在東亞候鳥遷徙路徑上，能不重視嗎？！）<text:span text:style-name="T3"><text:line-break/><text:line-break/></text:span>與這些拿著環保﹑健康與道德大旗的人相處，真的很累人。尤其我自身所處的領域，與之對立。我可以瞭解一般人的疑懼，卻憎恨這些掌著大旗與握著麥克風者的胡扯。更別說這些人為了達到目的，不惜顛倒是非。<text:span text:style-name="T3"><text:line-break/></text:span></text:p>
      <text:p text:style-name="P1"><text:span text:style-name="T1">政信</text:span><text:s/>  |  2015.10.30 19:14   |   <text:a xlink:type="simple" xlink:href="http://palinfo.habago.org/Entry?Command=Information_PrintForum&amp;iPage=300#FORUM34044"><text:span text:style-name="T2">#</text:span></text:a></text:p>
      <text:p text:style-name="P2">我不是不喜歡那些熱血沸騰的正義之士，我是害怕跟他們相處，像是之前的基因食品問題，不少<text:span text:style-name="T3">"</text:span>正義之士<text:span text:style-name="T3">"</text:span>言詞慷慨激昂在廣場上豎起大旗，然後號招了一堆愛地球、愛人類的熱血青年，然後在宣傳基因食品對人類的危害，然後說食用天然、有機食品才不會造成身體負擔，然後要抵制基因食品，並幫助那些窮病弱國抵抗邪惡資本主義輸入基因食品，我整個一時感到暈眩，他們不壞只是太笨<text:span text:style-name="T3">...</text:span>。<text:span text:style-name="T3"><text:line-break/><text:line-break/></text:span>就我所知道的這個世界之所以能養活這麼多人口基因食品佔了一大半的功勞，科學家利用基因技術在稻米裡面加入可以讓稻米產生胡蘿蔔素及大量<text:span text:style-name="T3">B</text:span>群的稻米，使得落後地區的人民可以得到更均衡的營養，原本養雞養鴨需要半年甚至一年的時間才會讓他長大，但是利用配種的技術讓雞鴨迅速長大供人類食用使得機乎所有人都有機會得到肉類補充，結果現在在反對基因改造食品，難道不準吃基因改造食品餓死一半人類才叫做<text:span text:style-name="T3">"</text:span>成功對抗邪惡基因改造食品公司<text:span text:style-name="T3">"?<text:line-break/><text:line-break/></text:span>我個人認為跟生意人相處遠比跟這些人相處容易多了，商人會把所有事情斤斤計較算得清清楚楚投資報酬率、客戶反應、商品銷量看得非常重要，但是跟這些<text:span text:style-name="T3">"</text:span>熱血正義人士<text:span text:style-name="T3">"</text:span>相處的話，他們總是喜歡把某件事情冠上自己的道德觀，在他們眼中道德或不道德高於現實上對人有益或無益。<text:span text:style-name="T3"><text:line-break/><text:line-break/></text:span>在這個社會我真的越來越怕看到某某某又在一方立起道德的大蠹，然後指點江山然後把每個人都給指點進去了，不講數字、不論結果、用道德包裝一切，道德還真是<text:span text:style-name="T3">XXX</text:span>好用遮羞布。</text:p>
      <text:p text:style-name="P1"><text:span text:style-name="T1">江修</text:span><text:s/>  |  2015.10.30 17:12   |   <text:a xlink:type="simple" xlink:href="http://palinfo.habago.org/Entry?Command=Information_PrintForum&amp;iPage=300#FORUM34043"><text:span text:style-name="T2">#</text:span></text:a></text:p>
      <text:p text:style-name="P3">難得看到陳醫師在此處講笑話<text:span text:style-name="T3">,</text:span>講他與病人間的對話<text:span text:style-name="T3"><text:line-break/></text:span>初時令人捧腹大笑<text:span text:style-name="T3">,</text:span>之後卻感到一陣悲涼<text:span text:style-name="T3">,</text:span>人們雖然活在同一個時空裡<text:span text:style-name="T3">,</text:span>竟常裹著不同的次元<text:span text:style-name="T3">,</text:span>外人如此<text:span text:style-name="T3">,</text:span>親密戰友間亦然<text:span text:style-name="T3">.<text:line-break/></text:span>然而當我不經意再掃過<text:span text:style-name="T3"><text:s/></text:span>成有兄<text:span text:style-name="T3"><text:s/></text:span>文中所述的納米比沙漠那段後<text:span text:style-name="T3">,</text:span>終於領悟到陳醫師的對話裡流動的暖流<text:span text:style-name="T3">,</text:span>只要有交流有對話<text:span text:style-name="T3">,</text:span>在濕暖的海風與乾涸的沙漠交會下<text:span text:style-name="T3">,</text:span>卻也激活了另一個次元世界<text:span text:style-name="T3">.</text:span>個人以為生命意義的密碼就在低微的生活細節間啟動<text:span text:style-name="T3">,</text:span>什麼民族尊嚴國家榮光只是個人內在孤寂的迷幻藥<text:span text:style-name="T3">.<text:line-break/></text:span>其實我對陳醫師的某些見解尚無法完全認同<text:span text:style-name="T3">,</text:span>但我仍喜歡來此領略他偶帶黑色幽默的論述<text:span text:style-name="T3">,</text:span>因為我知道這能啟動<text:span text:style-name="T3"><text:s/></text:span>我執<text:span text:style-name="T3"><text:s/></text:span>背後的未知密碼吧<text:span text:style-name="T3">!</text:span></text:p>
      <text:p text:style-name="P1"><text:span text:style-name="T1">陳真</text:span><text:s/>  |  2015.10.30 13:01   |   <text:a xlink:type="simple" xlink:href="http://palinfo.habago.org/Entry?Command=Information_PrintForum&amp;iPage=300#FORUM34042"><text:span text:style-name="T2">#</text:span></text:a></text:p>
      <text:p text:style-name="P2">有個作家，我忘了是誰了，很有才華，家境不錯，連打掃、園藝都有佣人、園丁伺候。僕人們知道雇主成就非凡，但其實不知道他非凡個什麼東西，對他的筆下世界一無所知，就只是一心仰慕與服侍。<text:span text:style-name="T3"><text:line-break/><text:line-break/></text:span>僕人們對他的景仰，使得這位作家經常鬱鬱寡歡，因為他筆下的那個天使般的美麗世界，恰恰就是這群僕人，他們的單純和宿命，他們的沉默無語。<text:span text:style-name="T3"><text:line-break/><text:line-break/></text:span>當有人手指明月，你得看向明月，而不是看向手指；手指沒什麼好看的，它只是一種指標，一個姿勢，一把樓梯，讓你登高望頂，渴望穹蒼。<text:span text:style-name="T3"><text:line-break/><text:line-break/></text:span>維根斯坦在<text:span text:style-name="T3">Tractatus</text:span>書末結語道：凡是了解我的人，都知道我所說的一切全然毫無意義。它只是一種樓梯，當你藉著它爬上屋頂，看清世界之後，樓梯就再也不需要了。<text:span text:style-name="T3"><text:line-break/><text:line-break/></text:span>我家阿憨不是這樣。每次我指向前方，要牠衝，要牠看，牠不是根本不理我，就是搖搖尾巴，走過來聞一聞我的手指便了事。牠好像根本看不見<text:span text:style-name="T3"><text:s/>"</text:span>明月<text:span text:style-name="T3">"</text:span>。也許明月是指給那些墮落凡塵不得救贖的生命看的。天使無須仰望，因為他們始終就在天堂裏。<text:span text:style-name="T3"><text:line-break/><text:line-break/></text:span>看懂這些文字很容易，但是<text:span text:style-name="T3">knowing(</text:span>懂<text:span text:style-name="T3">)</text:span>是一回事，<text:span text:style-name="T3">knowing with feeling (</text:span>有感覺的懂<text:span text:style-name="T3">)</text:span>卻又是另一回事。大家都說我愛你，但為愛捨命的，千古幾人？知道善惡並不難，但為之咬牙切齒、付出痛苦代價者，幾人能夠？</text:p>
      <text:p text:style-name="P1"><text:span text:style-name="T1">傅怡鈞</text:span>(<text:span text:style-name="T1">傅小鈞</text:span>)   |  2015.10.30 12:10   |   <text:a xlink:type="simple" xlink:href="http://palinfo.habago.org/Entry?Command=Information_PrintForum&amp;iPage=300#FORUM34041"><text:span text:style-name="T2">#</text:span></text:a></text:p>
      <text:p text:style-name="P3">陳大哥<text:span text:style-name="T3">~<text:line-break/><text:line-break/></text:span>您不是熟透的荷包蛋，在過去一些文章中，可以看見那純粹真實的部分，一點都不蒼白，反倒與那位工人朋友般，充滿血肉與溫度，<text:span text:style-name="T3"><text:line-break/><text:line-break/></text:span>謝謝您偶而願意自言自語道出生命一二，祝福您與家人<text:span text:style-name="T3">~<text:line-break/><text:line-break/>(</text:span>此篇<text:span text:style-name="T3">Spam99%)</text:span></text:p>
      <text:p text:style-name="P1"><text:span text:style-name="T1">李富忠</text:span><text:s/>  |  2015.10.30 11:05   |   <text:a xlink:type="simple" xlink:href="http://palinfo.habago.org/Entry?Command=Information_PrintForum&amp;iPage=300#FORUM34040"><text:span text:style-name="T2">#</text:span></text:a></text:p>
      <text:p text:style-name="P2">陳醫師，您的網站似乎受到攻擊了。在<text:span text:style-name="T3">Google</text:span>搜尋，網站標題會出現這樣的文字「クロムダイオプサイド<text:span text:style-name="T3">6mm</text:span>ブレス<text:span text:style-name="T3"><text:s/></text:span>天然石<text:span text:style-name="T3"><text:s/></text:span>パワーストーン<text:span text:style-name="T3"><text:s/></text:span>」，下面還有警示：「<text:span text:style-name="T3">palinfo.habago.org/</text:span>這個網站可能已遭入侵。」</text:p>
      <text:p text:style-name="P1"><text:span text:style-name="T1">陳真</text:span><text:s/>  |  2015.10.30 03:52   |   <text:a xlink:type="simple" xlink:href="http://palinfo.habago.org/Entry?Command=Information_PrintForum&amp;iPage=300#FORUM34039"><text:span text:style-name="T2">#</text:span></text:a></text:p>
      <text:p text:style-name="P3"><text:span text:style-name="T3">"</text:span>企圖以理論之姿說話<text:span text:style-name="T3">" </text:span>跟<text:span text:style-name="T3"><text:s/>"</text:span>提出理論<text:span text:style-name="T3">" </text:span>自然是兩碼子事；就如同我很想當個虔誠的教徒，可我知道那始終只是一種企圖。<text:span text:style-name="T3"><text:line-break/><text:line-break/></text:span>語無倫次不令人訝異，令人訝異的是：正常狀況下，人有可能不知道自己語無倫次嗎？<text:span text:style-name="T3"><text:line-break/><text:line-break/></text:span>當然有可能。每天在臨床上多的是這樣一種狀況，常讓我感到身心交瘁。病人並不一定精神有問題，但你似乎就是不可能讓他知道他語無倫次。例如：<text:span text:style-name="T3"><text:line-break/><text:line-break/>-</text:span>你吃這個藥有用嗎？能改善你的睡眠嗎？<text:span text:style-name="T3"><text:line-break/><text:line-break/></text:span>攏沒效啦。不能睡啦。<text:span text:style-name="T3"><text:line-break/><text:line-break/>-</text:span>你是說吃了藥但還是完全睡不著？<text:span text:style-name="T3"><text:line-break/><text:line-break/></text:span>有吃藥才有睡啦。<text:span text:style-name="T3"><text:line-break/><text:line-break/>-</text:span>所以你是說你有吃藥，可以讓你入睡，但若不吃藥就睡不著？<text:span text:style-name="T3"><text:line-break/><text:line-break/></text:span>沒有啦，攏還是睡不著。<text:span text:style-name="T3"><text:line-break/><text:line-break/>-</text:span>你是說有吃藥，但還是睡得不好的意思嗎？<text:span text:style-name="T3"><text:line-break/><text:line-break/></text:span>不是啦，睡得死死昏昏去，早上都爬不起來。<text:span text:style-name="T3"><text:line-break/><text:line-break/>-</text:span>到底是有睡還是沒睡？<text:span text:style-name="T3"><text:line-break/><text:line-break/></text:span>想睡就給它睡。<text:span text:style-name="T3"><text:line-break/><text:line-break/>-</text:span>所以你是說吃藥對於改善睡眠還是有用？<text:span text:style-name="T3"><text:line-break/><text:line-break/></text:span>我不知道啦。你是醫生，你還問我，笑死人，我又不是醫生，我怎麼知道藥有沒有效？<text:span text:style-name="T3"><text:line-break/><text:line-break/>-</text:span>你吃藥之後有沒有睡覺你不知道？<text:span text:style-name="T3"><text:line-break/><text:line-break/></text:span>睡著了怎麼會知道？<text:span text:style-name="T3"><text:line-break/><text:line-break/>-</text:span>所以吃藥還是有幫助？<text:span text:style-name="T3"><text:line-break/><text:line-break/></text:span>藥都沒效啦。<text:span text:style-name="T3"><text:line-break/><text:line-break/>-</text:span>怎麼又說沒效？藥還剩幾顆？<text:span text:style-name="T3"><text:line-break/><text:line-break/></text:span>藥我都沒吃啦。<text:span text:style-name="T3"><text:line-break/><text:line-break/>-</text:span>沒吃你怎麼知道沒效？<text:span text:style-name="T3"><text:line-break/><text:line-break/></text:span>吃了也不能睡。<text:span text:style-name="T3"><text:line-break/><text:line-break/>-</text:span>那到底是有吃還是沒吃？<text:span text:style-name="T3"><text:line-break/><text:line-break/></text:span>沒吃啦。<text:span text:style-name="T3"><text:line-break/><text:line-break/>-</text:span>那你要不要試著吃幾天看看。<text:span text:style-name="T3"><text:line-break/><text:line-break/></text:span>試過了，沒效。<text:span text:style-name="T3"><text:line-break/><text:line-break/>-</text:span>沒效是不能睡的意思嗎？<text:span text:style-name="T3"><text:line-break/><text:line-break/></text:span>沒效就是沒效，一吃就睡過去了。<text:span text:style-name="T3"><text:line-break/><text:line-break/>-</text:span>你不是說沒效？睡過去的意思就是沒效？<text:span text:style-name="T3"><text:line-break/><text:line-break/></text:span>就是沒效。睡到早上才起床。<text:span text:style-name="T3"><text:line-break/><text:line-break/>-</text:span>睡到早上才起床叫做沒效？<text:span text:style-name="T3"><text:line-break/><text:line-break/></text:span>有時有效，有時沒效。<text:span text:style-name="T3"><text:line-break/><text:line-break/>-</text:span>你是說有吃才有效？<text:span text:style-name="T3"><text:line-break/><text:line-break/></text:span>沒吃也一樣沒效。<text:span text:style-name="T3"><text:line-break/><text:line-break/>-</text:span>沒吃也一樣沒效？這樣是什麼意思？<text:span text:style-name="T3"><text:line-break/><text:line-break/>-</text:span>沒吃也一樣沒效，所以我就沒吃。我今天來是要叫你換別種藥。<text:span text:style-name="T3"><text:line-break/><text:line-break/>-</text:span>換哪一種？<text:span text:style-name="T3"><text:line-break/><text:line-break/></text:span>我怎麼知道？你是醫生你還問我。<text:span text:style-name="T3"><text:line-break/><text:line-break/>-</text:span>我是醫生，我認為你就是應該要吃這一種。<text:span text:style-name="T3"><text:line-break/><text:line-break/></text:span>就跟你說這個藥沒效你聽不懂嗎？我要一種粉紅色橢圓的啦。<text:span text:style-name="T3"><text:line-break/><text:line-break/>-</text:span>什麼粉紅色橢圓的？<text:span text:style-name="T3"><text:line-break/><text:line-break/></text:span>我們家隔壁有個阿桑，她說吃這個藥不對症。<text:span text:style-name="T3"><text:line-break/><text:line-break/>-</text:span>那個阿桑也是醫生嗎？<text:span text:style-name="T3"><text:line-break/><text:line-break/></text:span>她比醫生還厲害。來來來，我現在打手機給她，來，你在電話中問她，她會跟你說要換哪一種藥。<text:span text:style-name="T3"><text:line-break/><text:line-break/>---(</text:span>醫師無語問蒼天<text:span text:style-name="T3">)<text:line-break/><text:line-break/></text:span>至於我說的自我做賤，原因之一如下：一個人，或一群人，包括你、我、和他等等幾乎所有人，說的永遠比做的多。這世界不管如何恐怖卑劣與血腥，實際上我們都還是活得好好的。<text:span text:style-name="T3"><text:line-break/><text:line-break/></text:span>我們在一場球賽中所受的傷，恐怕遠遠大於世界上所有的戰爭；透過對於真實世界的<text:span text:style-name="T3"><text:s/>"</text:span>概念化<text:span text:style-name="T3">"</text:span>，我們成功隔絕了真實，事實上也等於隔絕了生命，使之輕薄而卑賤。<text:span text:style-name="T3"><text:line-break/><text:line-break/></text:span>我知道，當我這樣說時，<text:span text:style-name="T3">"</text:span>概念與生命的隔絕<text:span text:style-name="T3">" </text:span>本身，也許又變成一個更為酷炫的概念議題，足以引起更多的討論，人們於是永遠概念個不停。<text:span text:style-name="T3"><text:line-break/><text:line-break/></text:span>前幾天，去吃兩個人總共要花上一千零六十八元的五星飯店大餐。吃完準備搭電梯走人時，一個身材矮小、肢體不便的男服務生緩緩地走過來問候，問候完對著我微微鞠躬便又無聲無息、一拐一拐地緩慢離去。我頓時感到一種沉重，一種自慚形穢的痛苦。<text:span text:style-name="T3"><text:line-break/><text:line-break/></text:span>幾天後問學姐，<text:span text:style-name="T3">"</text:span>妳還記得那天那個服務生嗎？<text:span text:style-name="T3">" </text:span>我說，他傷了我的心，我覺得他是一個讓人尊敬的人。<text:span text:style-name="T3"><text:line-break/><text:line-break/></text:span>我要說的是：可我不是這樣的人。也許曾經是，但就像一顆煮熟的荷包蛋，再也回不去原先的純粹了。幾乎每個人都註定得在知識裏頭跌倒，註定得在概念裏頭蒼白失血；註定只能在陰溝裏頭像在仰望天使穹蒼那樣，仰望另一個世界。<text:span text:style-name="T3"><text:line-break/><text:line-break/></text:span>不知道我在說什麼的，可以看底下這篇<text:span text:style-name="T3">14</text:span>年前的文章，懶得看的，可以直接看最後四段，特別是最後一段：<text:span text:style-name="T3"><text:line-break/><text:line-break/>http://kinship.habago.org/archives/2005/05/28/06.22.42/<text:line-break/><text:line-break/>http://kinship.habago.org/archives/2005/05/28/06.22.42/index.php?page=2<text:line-break/><text:line-break/></text:span>渴望的世界，此生卻與之無緣；無謂的，蒼白的，卻弄得一身都是，揮之不去。<text:span text:style-name="T3"><text:line-break/><text:line-break/></text:span>也許我不該總是這樣想，畢竟人不是神，神才是決策者，編劇者，人只能接受命運安排。<text:span text:style-name="T3"><text:line-break/><text:line-break/>MOD </text:span>正在上映<text:span text:style-name="T3"><text:s/>Jaco Van Dormael</text:span>幾年前的片<text:span text:style-name="T3"><text:s/>"</text:span>倒轉人生<text:span text:style-name="T3">", </text:span>非常動人，裏頭引用了<text:span text:style-name="T3">Tennessee Williams</text:span>的一段話如下，也許可以給<text:span text:style-name="T3"><text:s/>"</text:span>荷包蛋們<text:span text:style-name="T3">" </text:span>一點安慰<text:span text:style-name="T3">(</text:span>我不知道我所處的光鮮亮麗世界能有多少知音？<text:span text:style-name="T3">)</text:span>。<text:span text:style-name="T3"><text:line-break/><text:line-break/>"Each of these lives is the right one. Every path is the right path. Everything could've been anything else and it would have just as much meaning." <text:line-break/><text:line-break/></text:span>生命有可能這樣，也有可能那樣。每一個步伐、每一條道路都是對的，而且同樣深具意義。</text:p>
      <text:p text:style-name="P4"/>
      <text:p text:style-name="P1"><text:span text:style-name="T1">彭成有</text:span><text:s/>  |  2015.10.30 00:02   |   <text:a xlink:type="simple" xlink:href="http://palinfo.habago.org/Entry?Command=Information_PrintForum&amp;iPage=301#FORUM34038"><text:span text:style-name="T2">#</text:span></text:a></text:p>
      <text:p text:style-name="P3">國菘的文章，在我角度看是<text:span text:style-name="T3">0000000000001<text:line-break/></text:span>理論和主義擺在行動的前面，在多的戀愛專業，也比不上談一場戀愛，實踐和試煉才是理論的一切。<text:span text:style-name="T3"><text:line-break/></text:span>納米比沙漠知道嗎？<text:span text:style-name="T3"><text:line-break/></text:span>那裡不下雨，只有海面帶來的霧氣，霧氣散佈沙漠，生物有小的白蟻，大的有沙漠象，水氣均分，蟻是蟻、象是象，並無高低，只是生命不同。</text:p>
      <text:p text:style-name="P1"><text:span text:style-name="T1">洪國菘</text:span><text:s/>  |  2015.10.28 07:34   |   <text:a xlink:type="simple" xlink:href="http://palinfo.habago.org/Entry?Command=Information_PrintForum&amp;iPage=301#FORUM34037"><text:span text:style-name="T2">#</text:span></text:a></text:p>
      <text:p text:style-name="P2">回陳真醫師<text:span text:style-name="T3"><text:line-break/></text:span>我很清楚自己在說什麼，在其他討論區我也都是這麼說的（笑<text:span text:style-name="T3"><text:line-break/></text:span>因為歷史是過去式，所以用結果論斷<text:span text:style-name="T3"><text:line-break/></text:span>而現在進行的政治問題，則以目標論<text:span text:style-name="T3"><text:line-break/></text:span>上面這兩個問題還有一個前提，就是以公益為考量<text:span text:style-name="T3"><text:line-break/><text:line-break/></text:span>但我同樣可以選擇其他前提，或者也為了理解別人的想法<text:span text:style-name="T3"><text:line-break/></text:span>我並不是沒有價值只以個人功利考量的人，但也不是那麼鐵板一塊只抱持一種價值觀的人<text:span text:style-name="T3"><text:line-break/></text:span>就像美國卡通的角色腦裡總有天使與惡魔打架一樣，我的腦子中也有一個小議會，各種黨派和主義，理想與現實也經常在打架（笑<text:span text:style-name="T3"><text:line-break/><text:line-break/></text:span>希望這麼說您能夠明白我的意思，不要又說聽不懂我的話了（苦笑</text:p>
      <text:p text:style-name="P1"><text:span text:style-name="T1">陳真</text:span><text:s/>  |  2015.10.28 02:59   |   <text:a xlink:type="simple" xlink:href="http://palinfo.habago.org/Entry?Command=Information_PrintForum&amp;iPage=301#FORUM34036"><text:span text:style-name="T2">#</text:span></text:a></text:p>
      <text:p text:style-name="P3">國菘，其實我已經不知道你在說什麼了，我相信你事實上也不知道自己在說什麼。無意冒犯，所謂語無倫次差不多就是這樣。<text:span text:style-name="T3"><text:line-break/><text:line-break/></text:span>底下所言並無針對性，與你無關，純粹是我個人對於輕重一事生性敏感。好壞善惡對我自然有其意義，但輕重與否卻更勝一籌。<text:span text:style-name="T3"><text:line-break/><text:line-break/></text:span>我常覺得，在大眾面前寫這樣一些東西，純粹只是落個自我做賤的下場。為何說是自我做賤，我能說得上來，但我不想說，因為我不相信對此有人能理解，越說只是越招屈辱訕笑。之所以不可能理解，不是因為它很難懂，而是因為不會有人在乎。<text:span text:style-name="T3"><text:line-break/><text:line-break/></text:span>況且，就算在乎也沒用，畢竟沒有人是神，唯有神才能看清、並且在乎一種個別的<text:span text:style-name="T3">(individual)</text:span>人事物。因其個別，因而私密<text:span text:style-name="T3">(private)</text:span>。私密之物無法言說。<text:span text:style-name="T3"><text:line-break/><text:line-break/></text:span>為何說是自我做賤，有一點倒是可說，雖然它事實上說也說不清。簡單說，我不是來玩來炫來打屁的；即便搞笑，血也一樣是熱的，百分百嚴肅。我非常厭惡耍嘴皮、不痛不癢、裝模作樣搞論述搞分析，非常厭惡資訊、搜尋、討論、說說、笑笑。<text:span text:style-name="T3"><text:line-break/><text:line-break/></text:span>套句杜斯妥也夫斯基的話，我不怕加諸於我身上的種種痛苦，我只怕我配不上這些痛苦。說說很容易，資訊更是滿地都是，現代人每天就是忙著上網搜尋，但我完全不是那種人。要說可以，先把命交上來，看看你的命之輕重配不配得上你筆下的字眼。<text:span text:style-name="T3"><text:line-break/><text:line-break/></text:span>自我做賤感也許很像一對熱戀男女，一個以命相許，一個卻忙著討論愛情，思考愛情，搜尋有關愛情的各種關鍵字。<text:span text:style-name="T3"><text:line-break/><text:line-break/></text:span>文字是死的，生命是活的，唯有生命，才能讓死文字取得意義。<text:span text:style-name="T3"><text:line-break/><text:line-break/></text:span>將近三十年前有一天，我在每天出沒的高雄農權總會<text:span text:style-name="T3"><text:s/>(</text:span>即高雄縣民進黨部，以戴振耀為首的南部黨外大本營<text:span text:style-name="T3">)</text:span>看雜誌，會議室裏正在開會，詹益樺卻一個人從會議室裏氣沖沖地走出來，嘴裏滿口髒話：<text:span text:style-name="T3">"</text:span>幹伊娘，這些垃圾！<text:span text:style-name="T3">" </text:span>我問他何事發怒。他說：<text:span text:style-name="T3">"</text:span>幹伊娘，這些垃圾，整天就是罵國民黨，罵罵罵罵罵，幹伊娘，真的是心靈刑求。<text:span text:style-name="T3">"<text:line-break/><text:line-break/>"</text:span>心靈刑求<text:span text:style-name="T3">" </text:span>這詞我常用，基本上就是從詹益樺那裏借來的。我能理解他的憤怒，因為他的心情同時也是我的心情。人們整天說說說說說，說個不停；整天搜尋搜尋搜尋，尋找無數資訊，從中取樂，掉兩行清淚；或是整天低能論述個不停。但你的生命呢？配得上這一切嗎？講一堆沒有用，不如先讓我們看看你的傷口，看看你為這一切話語受過多少傷。<text:span text:style-name="T3"><text:line-break/><text:line-break/></text:span>所謂生命先行，概念隨之。維根斯坦今天如果不是那樣的人，不可能寫出那樣的千萬言，即便其所言純屬不具現實意義的哲學與邏輯，依然還是必須以生命為基底。他的話語跟他的生命之間，沒有距離；生命有多少重量，話語就有多少重量。<text:span text:style-name="T3"><text:line-break/><text:line-break/></text:span>現代人卻不是這樣。講話跟放屁完全沒兩樣，跟生命搆不著一點邊。心靈刑求，莫此為甚；參與其中，無非就是自我做賤。<text:span text:style-name="T3"><text:line-break/><text:line-break/></text:span>我當然不是在說誰，因為我自然不可能理解旁人的個別生命處境究竟如何，這純粹只是我個人從這樣一團<text:span text:style-name="T3"><text:s/>"</text:span>去血肉<text:span text:style-name="T3">" </text:span>的現代空氣中所強烈感受到的一種冰冷、空洞與蒼白；幹它媽的又在搜尋了，又在論述了，又在打屁了，我無時無刻都想逃。<text:span text:style-name="T3"><text:line-break/><text:line-break/></text:span>三十年來，我始終忘不了詹益樺怒氣沖沖從會議室奪門而出的那一幕，我能理解那種自我做賤的感覺。巴勒網寧可幹盡天下一切壞事，也絕不願在重量上有一絲輕薄；它不是、也不該是一個讓人說說而已的地方；我們不是來玩來炫來打屁的。生命如此艱辛忙碌而痛苦，我們畢竟不是吃飽太閒。</text:p>
      <text:p text:style-name="P1"><text:span text:style-name="T1">洪國菘</text:span><text:s/>  |  2015.10.27 17:00   |   <text:a xlink:type="simple" xlink:href="http://palinfo.habago.org/Entry?Command=Information_PrintForum&amp;iPage=301#FORUM34034"><text:span text:style-name="T2">#</text:span></text:a></text:p>
      <text:p text:style-name="P2">回陳真醫師：<text:span text:style-name="T3"><text:line-break/></text:span>其實您的質疑，在我發過文後就想到了，無奈巴勒網無法改文（苦笑<text:span text:style-name="T3"><text:line-break/></text:span>我非常同意您的回應，為了一己私利隨意改口不可取，但您可能誤解了我的一些意思<text:span text:style-name="T3"><text:line-break/></text:span>我認為每種理論都要建立在一種前提上，有人喜歡吃甜食，可能因為那個人先天遺傳就是如此。假如我不喜歡吃甜食，但這不影響我對那個人的理解<text:span text:style-name="T3"><text:line-break/></text:span>如果有個美國人主張，為了美國的利益，哪怕全世界亂成一團也在所不惜，我無法接受，但我可以理解，特別是這個人非常誠實坦白的時候<text:span text:style-name="T3"><text:line-break/><text:line-break/></text:span>所以我談前三十年那段歷史，是用結果論的前提：我不在乎他怎麼做，只在乎是否利大於弊<text:span text:style-name="T3"><text:line-break/></text:span>但您問到了是否應該效法美國和以色列，這又是另一個問題，因為這是現在進行式<text:span text:style-name="T3"><text:line-break/></text:span>就好比說，我能不能說綠營這種投機式的台獨最後反而有了意外的良好結果？我不是神，不知道未來如何，所以我只能已現有的條件和知識水平，來判斷我主觀認為合不合適<text:span text:style-name="T3"><text:line-break/><text:line-break/></text:span>支持以色列好不好？那要看我的立場，如果我是猶太人，我可能會支持。但就算我支持以色列的作法，也不能保證未來會如何</text:p>
      <text:p text:style-name="P1"><text:span text:style-name="T1">陳真</text:span><text:s/>  |  2015.10.27 15:22   |   <text:a xlink:type="simple" xlink:href="http://palinfo.habago.org/Entry?Command=Information_PrintForum&amp;iPage=301#FORUM34033"><text:span text:style-name="T2">#</text:span></text:a></text:p>
      <text:p text:style-name="P3">一個人，或一個組織，一個國家，只要我的<text:span text:style-name="T3"><text:s/>"</text:span>目標<text:span text:style-name="T3">" </text:span>是<text:span text:style-name="T3"><text:s/>"</text:span>為了全人類的福祉<text:span text:style-name="T3">"</text:span>，然後我便可以為所欲為。這種思維不會太卡通太科學小飛俠了點嗎？哪個政客，哪個國家，不是說為了眾人福祉為了世界和平？誰會大聲嚷嚷說俺只是想給自己謀點福利？<text:span text:style-name="T3"><text:line-break/><text:line-break/></text:span>再說，即便是一個人渣等級的政客或齷齪到爆的所謂進步理想人士們，肯定也會真心以為自己的目標與動機是善的，即便他們之所作所為全是為私人謀福利。<text:span text:style-name="T3"><text:line-break/><text:line-break/></text:span>更根本的是，人的言行不是機器，沒有人會先<text:span text:style-name="T3"><text:s/>"</text:span>設定<text:span text:style-name="T3">" </text:span>一個什麼<text:span text:style-name="T3"><text:s/>"</text:span>捍衛全人類福祉<text:span text:style-name="T3">" </text:span>的<text:span text:style-name="T3"><text:s/>"</text:span>目標<text:span text:style-name="T3">"</text:span>，<text:span text:style-name="T3">"</text:span>然後<text:span text:style-name="T3">" </text:span>再根據此一設定目標來<text:span text:style-name="T3"><text:s/>"</text:span>啟動<text:span text:style-name="T3">" </text:span>各種言行。<text:span text:style-name="T3"><text:line-break/><text:line-break/></text:span>就算真的有這種機器人的存在，誰能檢查<text:span text:style-name="T3"><text:s/>"</text:span>它<text:span text:style-name="T3">" </text:span>的目標設定是否真的是捍衛全人類福祉<text:span text:style-name="T3">?</text:span>搞不好設定有誤。我的電腦就常常這樣，我不太會搞設定。<text:span text:style-name="T3"> <text:line-break/><text:line-break/></text:span>萬一，甲認為它設定正確，乙認為它設定的目標簡直齷齪下流，丙則又另有看法，丁<text:span text:style-name="T3">...</text:span>戊己庚辛<text:span text:style-name="T3">...</text:span>各有見解，那麼，究竟這個機器人或國家機器之目標設定是否有問題，究竟誰說了算？如果是任何人都可以說了算，意味著這個所謂目標設定之標準，事實上毫無標準可言。<text:span text:style-name="T3"><text:line-break/><text:line-break/></text:span>我倒是覺得大家應該跟我看齊，我的目標設定向來是維護宇宙的和平。地球太小了，俺根本看不上眼，地球就算毀了又何妨？人類如果消滅了，恐怕更是宇宙萬物的福音。希望大家能體認到董事長這番無遠弗屆的崇高目標，進而效法，趕緊促成人類與地球的毀滅。<text:span text:style-name="T3"><text:line-break/><text:line-break/></text:span>毀滅地球的方法很多，有空再談，先說其一。期待慧星撞地球或什麼九大行星排成一列，太不可期待了，簡直騙小孩。最簡單的方法就是引爆美國那一萬多顆核彈，其實不需要這麼多顆，大約引爆一百顆就夠，地球就會瞬間炸成碎片，宇宙萬物就有救了。<text:span text:style-name="T3"><text:line-break/><text:line-break/></text:span>拉丁文有個詞叫<text:span text:style-name="T3">ad hoc</text:span>。不懂的請自行研究。簡單說就是當一種理論或一個想法，遭受外來批評時，它就不斷任意修正；來一個批評，它就修正一次，不斷一直修正到面目全非、甚至自相矛盾或漏洞百出或一直修正到聽起來非常卡通它都還在修正，絕不放棄。<text:span text:style-name="T3"><text:line-break/><text:line-break/></text:span>或者換個更簡單的方式說，<text:span text:style-name="T3">ad hoc </text:span>就是圓謊，偷改答案，這回發現這裏不對，就趕緊修一下，發現那裏有誤，就再改一下，那邊說不通，就繼續改，這裏有個漏洞，就再補一下修一下，總之就是一定要修改出一個完美的正確答案來。問題是，它只會越改越好笑，越卡通。<text:span text:style-name="T3"><text:line-break/><text:line-break/></text:span>聽起來，<text:span text:style-name="T3">ad hoc</text:span>似乎難以恭維，其實倒也未必。大多數理論，不管是自然科學的，或是社會科學的，都會如此不斷修正，所以我們常會看到理論前加個<text:span text:style-name="T3"><text:s/>"</text:span>新<text:span text:style-name="T3">" </text:span>字，新馬克思主義，新自由主義，新柏拉圖主義等等等。<text:span text:style-name="T3"><text:line-break/><text:line-break/></text:span>修正本身並沒有錯，重點是當一個理論修正到必須改變它的核心思維時，這時就沒有修正空間了，而只有放棄一途，否則就越來越搞笑了。<text:span text:style-name="T3"><text:line-break/><text:line-break/></text:span>比方說，你一開始是以結果來論斷行為之對錯，只要結果良善，行為便是善；後來卻又冒出個動機論，只要目標偉大到爆，行為便是善；一會兒卻又改口說以後如果發現結果是對的，那就是善。究竟是要看結果還是要看動機，總得說清楚。<text:span text:style-name="T3"><text:line-break/><text:line-break/></text:span>而且，所謂以後，是多久以後才叫以後？多久以後的成就或成功才算數？一男一女上了床，不可能期待明天就生個娃，就算早產也得幾個月才知道做人有沒有成功。一個行為往往在不同時間底下會產生不同的意義。眼前風光滿面的人渣，所謂成就非凡，若干年後，還會如此非凡嗎？<text:span text:style-name="T3"><text:line-break/><text:line-break/></text:span>同理，一個潦倒詩人，也許幾十年後，人們會突然發現他不朽的價值。不瞞各位說，俺就有這份長遠的眼光，各位將來的子子孫孫，很可能在教科書上就會讀到陳真也說不定。<text:span text:style-name="T3"><text:line-break/><text:line-break/></text:span>就比方說甘地，他的一切作為全數失敗，就連印度獨立也獨立得生靈塗炭，印度更是向來窮兵黷武，內外一團亂，難道因此就能論斷甘地的非暴力思想是錯的？<text:span text:style-name="T3"><text:line-break/><text:line-break/></text:span>今天如果時間點是六零年代的大陸文革時期，同樣是千萬生靈塗炭，難道就因此論斷國父推翻滿清是錯的，早知道就回到唐朝的歌舞昇平，多好啊！<text:span text:style-name="T3"><text:line-break/><text:line-break/></text:span>你還能找到比這更卡通更幼稚的想法嗎？比方說我還蠻喜歡長城，兩年前獨自去了一趟，原本只是想在入口處照張相，證明到此一遊，不幸卻迷了路，結果從早爬長城爬到天黑，好不容易才找到出口，越過一個又一個山頭，群山之中，只有我一人，不禁發千古之幽思，非常感動。<text:span text:style-name="T3"><text:line-break/><text:line-break/></text:span>可是，儘管長城為人類留下偉大的歷史遺跡與浩瀚工程，但我們不會在秦始皇的年代就能預知這項<text:span text:style-name="T3"><text:s/>"</text:span>偉大<text:span text:style-name="T3">"</text:span>；即便預知，大概也很難說這是秦皇設定捍衛全人類福祉之目標後所採取的一番德政。<text:span text:style-name="T3"><text:line-break/><text:line-break/></text:span>昨天去拔一顆智齒，醫生問我要不要保留，學姊慫恿我留下，我沒留。事後想想還真有點後悔，搞不好這顆牙齒日後價值連城，甚至被擺在偉大哲學家博物館也說不定，要是時間夠久，比方說三千萬年後，說不定進一步被擺入自然史博物館。總之，真是很後悔沒有為全人類福祉保留這顆充滿智慧的牙齒。<text:span text:style-name="T3"><text:line-break/><text:line-break/></text:span>你的意思其實可以簡單陳述如下：只要是俺認同的任何人事物，大可為所欲為，因為俺認為它是為了全人類福祉，只消等待某個時間過後，將會證明其所作所為是對的。<text:span text:style-name="T3"><text:line-break/><text:line-break/></text:span>這種卡通式思維，聽聽很好笑，但在現實上卻是極度災難，因為美國乃至島內這些綠油油的生物向來就是玩這一套，他們所秉持的思維邏輯就是這樣：<text:span text:style-name="T3"><text:line-break/><text:line-break/></text:span>因為我必然代表著真理，我的一切所作所為都必然會是對的，因此，法律管不著，誰用法律來管制，誰就是自由的敵人，誰就是司法迫害。一般狹隘的道德更是可以滾一邊去，在我捍衛人類福祉的大目標大理念底下，造謠抹黑又如何？貪污舞弊又怎麼樣？整天賤賣國土炒地皮就像台南這樣，更是無所謂，俺是在籌措為了全人類福祉的建國基金。<text:span text:style-name="T3"><text:line-break/><text:line-break/></text:span>我聽我的老師<text:span text:style-name="T3"><text:s/>Martin Kusch</text:span>說，<text:span text:style-name="T3">Karl Popper</text:span>有一回演講，講某個偉大見解，一個學生舉手反駁，想不到<text:span text:style-name="T3">Popper</text:span>聽完之後想了一想，突然說，你是對的，我是錯的，我這說法說不通了。<text:span text:style-name="T3"><text:line-break/><text:line-break/></text:span>在一片<text:span text:style-name="T3"><text:s/>"</text:span>硬要說到對<text:span text:style-name="T3">" </text:span>的<text:span text:style-name="T3">ad hoc </text:span>氛圍中，像<text:span text:style-name="T3">Popper</text:span>這樣，對就說對，錯就說錯，十分罕見。其實，對於任何一個理論或主張而言，最好的命運就是誠實面對問題。<text:span text:style-name="T3"><text:line-break/><text:line-break/></text:span>人可以捍衛感情，捍衛癖好，捍衛口袋裏的鈔票，但捍衛思想或任何意識形態或立場與主張的最好方式就是誠實面對它的種種問題，對就說對，錯就說錯；萬一錯到改不了，就只能放棄，就像<text:span text:style-name="T3">Popper</text:span>那樣，不惜在眾多聽眾面前因為一個大學生的批評而放棄他原本的整個主張。</text:p>
      <text:p text:style-name="P1"><text:span text:style-name="T1">洪國菘</text:span><text:s/>  |  2015.10.27 13:46   |   <text:a xlink:type="simple" xlink:href="http://palinfo.habago.org/Entry?Command=Information_PrintForum&amp;iPage=301#FORUM34032"><text:span text:style-name="T2">#</text:span></text:a></text:p>
      <text:p text:style-name="P2">回秀慧<text:span text:style-name="T3"><text:line-break/></text:span>時光回到一百年前，那是一個＂白人的負擔＂的時代，是一個金權與暴力結合的時代<text:span text:style-name="T3"><text:line-break/></text:span>如果在１９３０年，當時誰想說要用溝通的方是和平解決日本與列強的侵略，用談判的方式要軍閥解除武裝，想必是不切實際的<text:span text:style-name="T3"><text:line-break/></text:span>歷史有時就是這麼無奈<text:span text:style-name="T3"><text:line-break/><text:line-break/></text:span>回陳真醫師<text:span text:style-name="T3"><text:line-break/></text:span>我想，任何事情是否應該被肯定，端看我們設定了怎樣的目標與前提條件<text:span text:style-name="T3"><text:line-break/></text:span>如果是為了廣大人類的福祉，而美國和以色列的行為能夠做到的話，那也未嘗不可，不過美以是否定的<text:span text:style-name="T3"><text:line-break/></text:span>如果把目標設定的狹隘點，只考慮美國和以色列人的福祉，那我會說這＂邏輯上合理，雖然與我的價值不同＂</text:p>
      <text:p text:style-name="P1"><text:span text:style-name="T1">蘇秀慧</text:span><text:s/>  |  2015.10.26 15:01   |   <text:a xlink:type="simple" xlink:href="http://palinfo.habago.org/Entry?Command=Information_PrintForum&amp;iPage=301#FORUM34031"><text:span text:style-name="T2">#</text:span></text:a></text:p>
      <text:p text:style-name="P3">如果你以關心某些人福祉為由，卻要以暴力再傷害另一群人來成就，我個人不贊同這樣做可以成就實質的公平正義，改善社會貧富差距。<text:span text:style-name="T3"><text:line-break/><text:line-break/></text:span>但如果一個社會、一個國家、甚至整個地球<text:span text:style-name="T3"><text:s/>"Reset"</text:span>，都只重複著「一群被壓迫者成功以暴力推翻壓制者拼命鞏固的生存體系」，我不明白這無止盡著的人類宿命，有何神聖的、可慶賀的理由，而讓你真正為生命的緣故說暴力是值得的。<text:span text:style-name="T3"><text:line-break/><text:line-break/></text:span>許多事ㄧ如夢，只是將我們從一個場景，換到另一個場景。也許，人類真正的幸福，只存在在倒一杯涼水給小子裡的一個喝。</text:p>
      <text:p text:style-name="P1"><text:span text:style-name="T1">大陆人</text:span><text:s/>  |  2015.10.26 12:52   |   <text:a xlink:type="simple" xlink:href="http://palinfo.habago.org/Entry?Command=Information_PrintForum&amp;iPage=301#FORUM34030"><text:span text:style-name="T2">#</text:span></text:a></text:p>
      <text:p text:style-name="P2">原文环球：海外民運與<text:span text:style-name="T3">“</text:span>藏獨<text:span text:style-name="T3">”“</text:span>疆獨<text:span text:style-name="T3">”</text:span>合流<text:span text:style-name="T3"><text:line-break/>“</text:span>新疆的巴勒斯坦化<text:span text:style-name="T3">”</text:span>、<text:span text:style-name="T3">“</text:span>维吾尔人的民族自决权<text:span text:style-name="T3">”</text:span>、<text:span text:style-name="T3">“</text:span>中共高层内斗而自导自演的阴谋<text:span text:style-name="T3">”</text:span>、<text:span text:style-name="T3">“</text:span>对热比娅女士的污蔑毁谤<text:span text:style-name="T3">”</text:span>、<text:span text:style-name="T3">“</text:span>转移中共执政失败的矛盾焦点<text:span text:style-name="T3">”……</text:span>新疆<text:span text:style-name="T3">“7·5”</text:span>事件发生后，诸如此类的表述，充斥在海外民运组织和民运分子一次次急不可耐的表态中。事实上，为了能够继续依靠国际上的反华资助生存下去，海外民运已不惜和<text:span text:style-name="T3">“</text:span>藏独<text:span text:style-name="T3">”</text:span>、<text:span text:style-name="T3">“</text:span>疆独<text:span text:style-name="T3">”</text:span>、<text:span text:style-name="T3">“</text:span>台独<text:span text:style-name="T3">”</text:span>分裂势力同声共气。<text:span text:style-name="T3">8</text:span>月上旬，在曰内瓦召开了一个谋划已久的<text:span text:style-name="T3">“</text:span>国际汉藏会议<text:span text:style-name="T3">”</text:span>，坐到一处的海外民运分子和达赣集团达成了一个所谓的<text:span text:style-name="T3">“</text:span>日内瓦共识<text:span text:style-name="T3">”</text:span>，此<text:span text:style-name="T3">“</text:span>共识<text:span text:style-name="T3">”</text:span>几乎等同于公开表明：<text:span text:style-name="T3">“</text:span>无论从历史还是现实看，西藏都应该从中国独立出去。<text:span text:style-name="T3">”</text:span>不久之后，这批人还要到<text:span text:style-name="T3">“</text:span>西藏流亡政府<text:span text:style-name="T3">”</text:span>所在地印度达兰萨拉召开一个海外民运大会。他们甚至在一份荒唐的<text:span text:style-name="T3">“</text:span>联邦宪法草案<text:span text:style-name="T3">”</text:span>中，为西藏、新疆的未来设计了与中国政府<text:span text:style-name="T3">“</text:span>可以随时离婚<text:span text:style-name="T3">”</text:span>的关系。如此所作所为，就连曾经同情过民运的<text:span text:style-name="T3">-</text:span>名海外华人知识分子都撰交说：要是中国被分裂、肢解了，还谈什么中国的民主化<text:span text:style-name="T3">!</text:span>这些偏处海外、早已被边缘化的人物，已经到了为求生存公开背叛中华民族的地步。<text:span text:style-name="T3"><text:line-break/><text:line-break/></text:span>　　<text:span text:style-name="T3">“7·5”</text:span>事件以后为热比娅站台帮腔<text:span text:style-name="T3"><text:line-break/><text:line-break/></text:span>　　《北京之春》是海外民运分子办的一份杂叠蠹，在最近的八月号上，全文刊登了<text:span text:style-name="T3">“</text:span>世维会<text:span text:style-name="T3">”</text:span>主席热比娅<text:span text:style-name="T3">7</text:span>月<text:span text:style-name="T3">6</text:span>目在证实是海外<text:span text:style-name="T3">“</text:span>疆独<text:span text:style-name="T3">”</text:span>组织的一场谎言百出的政治秀，但《北京之春》的主编胡平并不在意，还亲自操笔为新疆的暴力犯罪者张目。他毫不顾及国际上大量的事实报道，埋头指责是中共对维吾尔族请愿者的镇压激起了维族人的以暴抗暴。而封拇球先镇后暴<text:span text:style-name="T3">”</text:span>的说法，唯一的依据不过是聚众游行在前、警察随之维持秩序、然后开始发生暴乱的时间顺序。<text:span text:style-name="T3"><text:line-break/><text:line-break/></text:span>　　事实上，到过现场的大多数记者都把事情了解并报道得清清楚楚。在有预谋的暴乱之前搞一个走过场的游行来吸引警力，再由此声称是政府镇压和平请愿激起了暴乱，并借暴乱中死难者的，鲜血为自己谋取政治影响、多讨几文<text:span text:style-name="T3">“</text:span>政治美元<text:span text:style-name="T3">”</text:span>，这种伎俩未免过于简陋、残忍了。而这些平日里打着<text:span text:style-name="T3">“</text:span>推动中国民主化<text:span text:style-name="T3">”</text:span>旗号的人．竟无视暴徒荼毒同胞生命的基本事实，背离最起码的民族、国家利益。为分裂中国的政治力量帮腔。难怪一位年轻的海外华人在博客中愤怒地写道：<text:span text:style-name="T3">“</text:span>反对中共把他们反得脑残了，如果中共主张中国必须统一，他们就一定要说中国应该分裂，如果中共说应该让中国人吃饱饭。他们就一定要说不该让中国人吃饱饭<text:span text:style-name="T3">!”<text:line-break/><text:line-break/></text:span>　　在同一期的《北京之春》中，还有一篇吾尔开希的文章，题目是《乌鲁木齐鲜血下的思考》。<text:span text:style-name="T3">“7·5”</text:span>事件后，这个长期住在台湾的民运人物因其维吾尔族的身份，频频在海外媒体上发声，其态度在以下这段话中表白得再清楚不过了：维吾尔人在政治上受到中国共产党专制政权的压迫，而汉人，尤其是在新疆的汉人．支持甚至协助政府贯彻这些压迫和歧视性政策，助纣为虐，维吾尔人感受到的就绝不仅仅是专制的压迫了，而是对整个汉人殖民心态、殖民政策的反抗和仇恨。<text:span text:style-name="T3"> <text:line-break/><text:line-break/></text:span>　　《环球时报》记者从有关部门了解到，新疆<text:span text:style-name="T3">“7·5”</text:span>事件后，不少海外民运分子立刻联系吾尔开希，怂恿他出面鼓动维吾尔族青年<text:span text:style-name="T3">“</text:span>以暴抗暴<text:span text:style-name="T3">”</text:span>，煽动<text:span text:style-name="T3">“</text:span>维族同胞<text:span text:style-name="T3">”</text:span>报复共产党干部。尤其是维吾尔族的中共干部。<text:span text:style-name="T3"><text:line-break/><text:line-break/></text:span>　　老牌民运分子魏京生则沿用其驾轻就熟的<text:span text:style-name="T3">“</text:span>中共阴谋论<text:span text:style-name="T3">”</text:span>路数，接连发表了《乌鲁木齐暴乱责任在谁？》、《谁是（新疆暴乱的）幕后黑手？》、《新疆<text:span text:style-name="T3">“7·5”</text:span>事件被忽略的两个问题》等文章，不但将责任全部归咎于中国政府，更莫须有地咬定是中共内斗中的一方故意<text:span text:style-name="T3">“</text:span>导演<text:span text:style-name="T3">”</text:span>了新疆事件，是<text:span text:style-name="T3">“</text:span>中共主动闹事<text:span text:style-name="T3">”</text:span>、<text:span text:style-name="T3">“</text:span>不可能是临时起意，必然是长期预谋的计划<text:span text:style-name="T3">”</text:span>。<text:span text:style-name="T3"><text:line-break/><text:line-break/></text:span>　　<text:span text:style-name="T3">7</text:span>月<text:span text:style-name="T3">21</text:span>日下午。在纽约法拉盛喜来登饭店一个会议室，海外民运组织和<text:span text:style-name="T3">“</text:span>疆主党<text:span text:style-name="T3">”</text:span>、<text:span text:style-name="T3">“</text:span>中国自由民主党<text:span text:style-name="T3">”</text:span>在这里联合主办了一个所谓的<text:span text:style-name="T3">“</text:span>乌鲁木齐<text:span text:style-name="T3">‘7·5’</text:span>事件真相<text:span text:style-name="T3">”</text:span>新闻演讲会，主讲者是<text:span text:style-name="T3">“</text:span>世维会<text:span text:style-name="T3">”</text:span>主席热比娅，主持人则是《北京之春》发行人于大海。到场助阵的还有胡平和海外民运组织干将杨建利、刘东星等人。<text:span text:style-name="T3"><text:line-break/><text:line-break/></text:span>　　要在达兰萨拉开民运会议<text:span text:style-name="T3"><text:line-break/><text:line-break/></text:span>　　哪股势力在中国国内闹出事来，在国际上成为<text:span text:style-name="T3">“</text:span>政治美元<text:span text:style-name="T3">”</text:span>供养的热门，一千海外民运分子就会立即贴身过去<text:span text:style-name="T3">——</text:span>处在内斗不休、互不服气、门庭冷落中的他们需要并且已经习惯于这样去做。去年拉<text:span text:style-name="T3">“3·14”</text:span>事件之后，甚至有民运分子公开倡议，让十四世达赖喇嘛做海外民运的领袖。<text:span text:style-name="T3"><text:line-break/><text:line-break/></text:span>　　去年以来，海外突然冒出了几个<text:span text:style-name="T3">“</text:span>汉藏友好协会<text:span text:style-name="T3">”</text:span>，稍一了解就能发现，原来都是一些海外民运分子和达赖集团在各个地区的重要人物凑在一起的组织。今年<text:span text:style-name="T3">3</text:span>月<text:span text:style-name="T3">9</text:span>日，华盛顿的<text:span text:style-name="T3">“</text:span>汉藏友好协会<text:span text:style-name="T3">”</text:span>在美国国会大厦里开会宣告成立，挂着<text:span text:style-name="T3">“</text:span>中国民主运动海外联席会议主席<text:span text:style-name="T3">”</text:span>头衔的魏京生，又出任了这个协会的主席。魏京生支持达赖集团可谓不怕疲劳，连续作战，此前一天，他还主持了纽约<text:span text:style-name="T3">“</text:span>汉藏友好协会<text:span text:style-name="T3">”</text:span>成立会议，并在会上<text:span text:style-name="T3">“</text:span>慷慨陈词<text:span text:style-name="T3">”</text:span>：<text:span text:style-name="T3">“</text:span>汉藏两族人民要互相帮助。支持，直到共产党垮台的那一天。<text:span text:style-name="T3">”<text:line-break/><text:line-break/></text:span>　　今年<text:span text:style-name="T3">8</text:span>月<text:span text:style-name="T3">7</text:span>日到<text:span text:style-name="T3">9</text:span>日，由十四世达赖喇嘛和严家琪领衔，达赖集团和海外民运势力一同在瑞士日内瓦召开了所谓的首届<text:span text:style-name="T3">“</text:span>国际汉藏会议<text:span text:style-name="T3">”</text:span>。走向合流的两拨人最后推出了一个他们称作<text:span text:style-name="T3">“</text:span>日内瓦共识<text:span text:style-name="T3">”</text:span>的文件作为<text:span text:style-name="T3">“</text:span>成果<text:span text:style-name="T3">”</text:span>。在这个共有<text:span text:style-name="T3">4</text:span>部分的<text:span text:style-name="T3">“</text:span>共识<text:span text:style-name="T3">”</text:span>中赫然写着：<text:span text:style-name="T3">“</text:span>中华人民共和国政府所宣称的<text:span text:style-name="T3">‘</text:span>西藏自古以来是中国的一部分<text:span text:style-name="T3">’</text:span>与历史事实不符<text:span text:style-name="T3">”</text:span>，<text:span text:style-name="T3">“</text:span>当代西藏问题的根源是中华人民共和国政府对西藏实施的专制统治和文化上的种族灭绝<text:span text:style-name="T3">”</text:span>，<text:span text:style-name="T3">“</text:span>藏人的民族自治权、政治选择权、宗教信仰的权利、言论自由的权利等基本人权都受到剥夺<text:span text:style-name="T3">”</text:span>、<text:span text:style-name="T3">“</text:span>建立由汉藏两族学者共同组成的西藏历史文化研究中心以还原历史真相<text:span text:style-name="T3">”……<text:line-break/><text:line-break/></text:span>　　这样的文件几乎就是一个<text:span text:style-name="T3">“</text:span>无论从历史还是现实来看，西藏都应该从中国独立出去<text:span text:style-name="T3">”</text:span>的公开宣言，难怪除了十四世达赖喇嘛：<text:span text:style-name="T3">“</text:span>西藏流亡政府<text:span text:style-name="T3">”</text:span>首席噶伦桑东等达赖集团的重要人物也都来到日内瓦参会。他们终于在海外民运分子中找到了几个汉族<text:span text:style-name="T3">“</text:span>认同者<text:span text:style-name="T3">”</text:span>，从此可以拿着这个文件到处声称：<text:span text:style-name="T3">“</text:span>不只是藏人，汉人中也有入主张西藏属于中国是不对的。<text:span text:style-name="T3">”<text:line-break/><text:line-break/></text:span>　　在海外民运分子中有所谓<text:span text:style-name="T3">“</text:span>宪政权威<text:span text:style-name="T3">”</text:span>之称的严家琪还在这个会上发言说，解决<text:span text:style-name="T3">“</text:span>西藏问题<text:span text:style-name="T3">”</text:span>有远期目标和近期目标，远期目标是西藏在联邦制下高度自治，近期目标是达赖喇嘛和所有流亡藏人自由返回西藏，达赖喇嘛不要再派代表和中共谈判了，北京没有理由阻止流亡海外的达赖喇嘛回去。<text:span text:style-name="T3"><text:line-break/><text:line-break/></text:span>　　近日，本报记者还得到消息，一个海外民运的会议不久将在<text:span text:style-name="T3">“</text:span>西藏流亡政府<text:span text:style-name="T3">”</text:span>所在地印度达兰萨拉召开。开会时间原本定在<text:span text:style-name="T3">9</text:span>月，但由于海外民运获得政治献金的能力已非常低，办会资金不能及时筹齐，会期可能要向后延。不管会什么时候开，十四世达赖喇嘛以及<text:span text:style-name="T3">“</text:span>西藏流亡政府<text:span text:style-name="T3">”</text:span>的头面人物都极可能受邀光顾这个会议。从中不难看出，民运和<text:span text:style-name="T3">“</text:span>藏独<text:span text:style-name="T3">”</text:span>的关系已经很深了。<text:span text:style-name="T3"><text:line-break/><text:line-break/></text:span>　　拿肢解中国的所谓<text:span text:style-name="T3">“</text:span>联邦宪法草案<text:span text:style-name="T3">”</text:span>说事<text:span text:style-name="T3"><text:line-break/><text:line-break/></text:span>　　想冠冕堂皇地和<text:span text:style-name="T3">“</text:span>藏独<text:span text:style-name="T3">”</text:span>、<text:span text:style-name="T3">“</text:span>疆独<text:span text:style-name="T3">”</text:span>裹在一起，一些民运<text:span text:style-name="T3">“</text:span>精英<text:span text:style-name="T3">”</text:span>也觉得需要<text:span text:style-name="T3">“</text:span>师出有名<text:span text:style-name="T3">”</text:span>。于是．在去年拉萨<text:span text:style-name="T3">“3·14”</text:span>事件和今年乌鲁木齐<text:span text:style-name="T3">“7·5”</text:span>事件之后，都有一些民运干将把十多年前的一份<text:span text:style-name="T3">“</text:span>中华联邦共和国宪法建议性草案<text:span text:style-name="T3">”</text:span>拿出来重新圈点炒作。<text:span text:style-name="T3"><text:line-break/><text:line-break/></text:span>　　这份东西是<text:span text:style-name="T3">1994</text:span>年由<text:span text:style-name="T3">“</text:span>二十一世纪中国基金会<text:span text:style-name="T3">”</text:span>组织海外民运中的宪政主张者起草的，严家琪是最主要的起草人，杨建利是当时的组织者之一。今年<text:span text:style-name="T3">3</text:span>月，海外盯着<text:span text:style-name="T3">“</text:span>西藏问题<text:span text:style-name="T3">”</text:span>的时候，杨建利就翻出<text:span text:style-name="T3">“</text:span>中华联邦共和国宪法建议性草案<text:span text:style-name="T3">”</text:span>来说事。他的说法是，十几年前，宪政学者们就在这个<text:span text:style-name="T3">“</text:span>联邦宪法草案<text:span text:style-name="T3">”</text:span>中对西藏的未来作了设计<text:span text:style-name="T3">——</text:span>中国实现宪政民主联邦制<text:span text:style-name="T3">25</text:span>年后，西藏实行全民公投，决定西藏是留在中华联邦内还是独立出去，这就给汉人取得藏人的信任创制了一个必要的压力，就像婚姻一样，要结婚就得首先给人离婚的权利，要是坚持结婚后不能离婚，人家八成会认为你根本不打算对他好，信任就建立不起来，那也就难怪人家在婚姻面前打退堂鼓了。由此，杨建利解释这个所谓的<text:span text:style-name="T3">“</text:span>中华联邦宪法草案<text:span text:style-name="T3">”</text:span>对西藏的安排是，<text:span text:style-name="T3">“</text:span>把西藏的真正自治纳入带有邦联性质的联邦制的整体视野中考虑<text:span text:style-name="T3">”</text:span>。<text:span text:style-name="T3"><text:line-break/><text:line-break/></text:span>　　新疆<text:span text:style-name="T3">“7·5”</text:span>事件后，胡平也写了一篇《重读<text:span text:style-name="T3">“</text:span>中华联邦共和国宪法建议性草案<text:span text:style-name="T3">”</text:span>有感》，特别提到这个草案将新疆、西藏等<text:span text:style-name="T3">5</text:span>个地区设为自治邦，跟中国的其他省不同，自治邦内居民的出入境管辖权属于自治邦。胡平同样浓墨重彩地重复了这份建议性草案中有关<text:span text:style-name="T3">“</text:span>中国实施联邦制<text:span text:style-name="T3">25</text:span>年后，西藏自治邦内居民以公投结果来决定是否留在中华联邦内<text:span text:style-name="T3">”</text:span>的内容。<text:span text:style-name="T3"><text:line-break/><text:line-break/></text:span>　　对于胡平、杨建利津津乐道的这份所谓<text:span text:style-name="T3">“</text:span>中华联邦宪法建议性草案<text:span text:style-name="T3">”</text:span>，一位海外华人学者在博客中将其直指为<text:span text:style-name="T3">“</text:span>内容相当于一个解散中国的草案<text:span text:style-name="T3">”</text:span>。作为推出这个草案的组织者之一，杨建利的<text:span text:style-name="T3">“</text:span>带有邦联性质的联邦制<text:span text:style-name="T3">”</text:span>可谓道出了其实质。那位学者对此做了破解：邦联是一个由不同主权国家组成的国家联邦而不是一个真正的主权独立国家，像现在的欧盟就是很多政治学者眼中的邦联。也就是说，在严家琪、杨建利、胡平等人的设计中，西藏、新疆等<text:span text:style-name="T3">5</text:span>个地区不过是和中国带有邦联关系的自治邦，实际上是拥有独立主权的，所以，西藏和中国才能如杨建利所比喻像<text:span text:style-name="T3">“</text:span>婚姻关系<text:span text:style-name="T3">”</text:span>一样，西藏可以有单方面<text:span text:style-name="T3">“</text:span>离婚<text:span text:style-name="T3">”</text:span>脱离中国的权利。按照那位华人学者的说法，这就是要<text:span text:style-name="T3">“</text:span>肢解中国<text:span text:style-name="T3">”</text:span>，<text:span text:style-name="T3">“</text:span>完全失去了讨论的基础<text:span text:style-name="T3">……</text:span>因为他们关心和追求的是中国作为一个国家如何消失，主张中国未来作为一个国家将不复存在的人来谈中国的民主化能让人信服吗<text:span text:style-name="T3">?”<text:line-break/><text:line-break/></text:span>　　还有一位年轻华人说得更直白：海外民运中有一帮人，以前<text:span text:style-name="T3">“</text:span>台独<text:span text:style-name="T3">”</text:span>给钱便跟着<text:span text:style-name="T3">“</text:span>台独<text:span text:style-name="T3">”</text:span>说话。现在又跟在<text:span text:style-name="T3">“</text:span>藏独<text:span text:style-name="T3">”</text:span>、<text:span text:style-name="T3">“</text:span>疆独<text:span text:style-name="T3">”</text:span>后面跑，希望热比娅分他们一杯羹。中国要是交给他们就完了，估计按照他们自说自话的什么<text:span text:style-name="T3">“</text:span>联邦宪法草案<text:span text:style-name="T3">”</text:span>，一个邦一个邦地连卖带送，就把中国切割着卖给达赖、热比娅了。<text:span text:style-name="T3"><text:line-break/>http://www.tibet.cn/news/xzxw/szfl/200908/t20090828_498325.htm<text:line-break/>----------------------<text:line-break/></text:span>这就是西方人眼里的中国民主人士，西方巴不得中国分裂成<text:span text:style-name="T3">8</text:span>块，而这些所谓民主人士是西方养的！</text:p>
      <text:p text:style-name="P1"><text:span text:style-name="T1">大陆人</text:span><text:s/>  |  2015.10.26 07:28   |   <text:a xlink:type="simple" xlink:href="http://palinfo.habago.org/Entry?Command=Information_PrintForum&amp;iPage=301#FORUM34029"><text:span text:style-name="T2">#</text:span></text:a></text:p>
      <text:p text:style-name="P3">对台湾某新闻台一个场景印象很深刻：<text:span text:style-name="T3"><text:line-break/><text:line-break/></text:span>一段广告后，新闻台新闻片花，大概应该是最新新闻抢先看的意思，接着主播的画面，居然是介绍一家饮料店，内容是这家店美食多么的花样，多么好吃！<text:span text:style-name="T3"><text:line-break/><text:line-break/></text:span>这叫什么新闻？还抢先看<text:span text:style-name="T3">?</text:span>有没有搞错！<text:span text:style-name="T3"><text:line-break/><text:line-break/></text:span>台湾新闻的套路内容，机车撞了，某地着火了，某人呛谁了，某<text:span text:style-name="T3">PO</text:span>文了，某日本人赞美台湾了，某店美食很棒，菜英文又在喊维护台湾民主自由了，某人打脸马<text:span text:style-name="T3">“</text:span>总统<text:span text:style-name="T3">”</text:span>了，强国人又在台湾吐痰了，日本的风景比昨天更美了，香港民主人士又<text:span text:style-name="T3">“</text:span>和平<text:span text:style-name="T3">”</text:span>游行了，中共又<text:span text:style-name="T3">“</text:span>侵占<text:span text:style-name="T3">"</text:span>南海岛礁了！<text:span text:style-name="T3"><text:line-break/><text:line-break/></text:span>每个新闻发生之前媒体的结论都有了！</text:p>
      <text:p text:style-name="P1"><text:span text:style-name="T1">大陆人</text:span><text:s/>  |  2015.10.26 06:39   |   <text:a xlink:type="simple" xlink:href="http://palinfo.habago.org/Entry?Command=Information_PrintForum&amp;iPage=301#FORUM34028"><text:span text:style-name="T2">#</text:span></text:a></text:p>
      <text:p text:style-name="P2">偶然机会看到本站，我想谈谈对台湾的看法，台湾现在民粹当道，遍地皇民<text:span text:style-name="T3">“</text:span>爱台湾<text:span text:style-name="T3">”“</text:span>民主自由<text:span text:style-name="T3">”</text:span>政治口号成了一切骗选票的法宝，亲中是原罪，做美日木偶和棋子不以为耻，还很光荣！想赚人民币，但厌恶大陆人，想要观光财，却大爆大陆人不文明行为，无限上纲，台商在大陆要争取国民待遇，但很多回台支持台独，真搞笑！台湾媒体天天喊台湾是个包容多元民主的<text:span text:style-name="T3">“</text:span>国家<text:span text:style-name="T3">”</text:span>，可是却把人分得很细，本省人，外省人，原住民，新住民，外配，陆配，外佣等等！<text:span text:style-name="T3"><text:line-break/><text:line-break/></text:span>我看台湾的新闻节目几个月，现在不看了，看来看去没有什么意思，特别是绿色政论节目，都是一个套路，一切错误都是别人的，中共永远邪恶，日本的一切永远都是美好的，中国和别国发生纠纷时，错的一方永远永远都是中国，中国的反政府民运人士都是和平正义的一方，中国永远都是压迫少数民族的，反正和中国有关事务都是黑的！<text:span text:style-name="T3"><text:line-break/><text:line-break/></text:span>在绿色媒体眼里反对国民党政府都是正确的一方，因为它们代表人民，三立，自由时报，苹果报等媒体老板都是台湾大富豪，却要公平正义，代表乡民发声，真搞笑！一边反服贸，一边这些媒体老板登陆做生意！<text:span text:style-name="T3"><text:line-break/><text:line-break/></text:span>台商前进大陆叫掏空台湾，陆资和产品进台叫木马屠城！<text:span text:style-name="T3"><text:line-break/><text:line-break/></text:span>台湾媒体最喜欢的广告语<text:span text:style-name="T3">“</text:span>台湾最美丽的风景是人<text:span text:style-name="T3">”</text:span>，在知道台湾人嘴脸的人眼里是反讽！<text:span text:style-name="T3"><text:line-break/>“</text:span>台湾之光<text:span text:style-name="T3">”</text:span>等于井底之蛙，坐在井底看世界！</text:p>
      <text:p text:style-name="P1"><text:span text:style-name="T1">陳真</text:span><text:s/>  |  2015.10.26 04:32   |   <text:a xlink:type="simple" xlink:href="http://palinfo.habago.org/Entry?Command=Information_PrintForum&amp;iPage=301#FORUM34027"><text:span text:style-name="T2">#</text:span></text:a></text:p>
      <text:p text:style-name="P3">若要論<text:span text:style-name="T3"><text:s/>"</text:span>成就<text:span text:style-name="T3">"</text:span>，美國經濟成就無人可比，學術成就更是首屈一指，文化成就亦不遑多讓。以色列也是，各種<text:span text:style-name="T3"><text:s/>"</text:span>成就<text:span text:style-name="T3">" </text:span>非凡，那我們是否應該效法他們呢？<text:span text:style-name="T3"><text:line-break/><text:line-break/></text:span>若要論<text:span text:style-name="T3"><text:s/>"</text:span>成功<text:span text:style-name="T3">"</text:span>，各行各界的北七人渣們，個個滿面春風，左右逢源，鎂光閃爍，美名滿身，粉絲一大堆呢。那我們是不是該效法他們的所作所為呢？<text:span text:style-name="T3"><text:line-break/><text:line-break/></text:span>反倒是我所尊敬與佩服的良善之士或天才，往往一個比一個窮苦潦倒，有志難伸，甚且污名滿身，飽受屈辱鄙夷。運氣好一點的，死後方才誕生，也許五十年，也許三百年，終獲世人所謂應有的評價，但<text:span text:style-name="T3">99.999% </text:span>的英才良善之士，死了就死了，無人記得，無人理解，無人在意，就跟死了一條流浪狗沒兩樣。<text:span text:style-name="T3"><text:line-break/><text:line-break/></text:span>那我們該向誰效法呢？我個人是比較希望能夠向滿面春風、不斷向上提昇的成功之士看齊，無奈事與願違。<text:span text:style-name="T3"><text:line-break/><text:line-break/>Malick </text:span>的電影，不管是永生樹或聖杯騎士，經常以<text:span text:style-name="T3"><text:s/>"</text:span>樓梯<text:span text:style-name="T3">" </text:span>做為隱喻。哲學上，<text:span text:style-name="T3">Malick </text:span>主要研究維根斯坦，很難不讓人想到維根斯坦著名的樓梯隱喻。聖杯騎士裏有句對白就是這麼說的：<text:span text:style-name="T3">"</text:span>究竟是要爬上誰的階梯呢？你自己的？或是他們的？<text:span text:style-name="T3">" <text:line-break/><text:line-break/></text:span>我倒是很想爬上<text:span text:style-name="T3"><text:s/>"</text:span>他們的<text:span text:style-name="T3">" </text:span>階梯，享受一下名利雙收、在世得意的快感；無奈爬啊爬的，終究仍然還是爬回自己的孤獨洞穴，爬上一道飽受屈辱與誤解、痛苦已極的天梯。於是，生前卻老幻想著死後，死後的一點理解，哪怕這份理解只是來自一個遙遠世代的陌生人。<text:span text:style-name="T3"><text:line-break/><text:line-break/></text:span>生前寂寞的人，死後但願就不寂寞了。生前飄泊的人，也許終究會找到他們永遠的家。</text:p>
      <text:p text:style-name="P4"/>
      <text:p text:style-name="P1"><text:span text:style-name="T1">洪國菘</text:span><text:s/>  |  2015.10.26 01:21   |   <text:a xlink:type="simple" xlink:href="http://palinfo.habago.org/Entry?Command=Information_PrintForum&amp;iPage=302#FORUM34026"><text:span text:style-name="T2">#</text:span></text:a></text:p>
      <text:p text:style-name="P3">回陳真醫師，如果文革在台灣搞，真的能搞出台獨的事業來，那也未嘗不可<text:span text:style-name="T3"><text:line-break/></text:span>兵不厭詐，這是務實考量，我們可以在台獨成功後再來修復我們的文化傳統<text:span text:style-name="T3"><text:line-break/></text:span>但我很清楚台獨不可能成功，甚至綠營自己也不希望成功。我能夠看到毛澤東政策的合理性，卻看不到太陽花的合理性，那我當然是不鼓勵了<text:span text:style-name="T3"><text:line-break/><text:line-break/></text:span>沒錯，我無法為暴力政策的合理性下背書，社會不是科學，失敗了不能夠重來，人死了不能復活<text:span text:style-name="T3"><text:line-break/></text:span>但正因為社會不是科學，有時候我們連準備的機會都沒有，只能當機立斷，所以只能成敗論英雄了<text:span text:style-name="T3"><text:line-break/></text:span>因為共產黨成功了，國民黨失敗了，因為中國被抬進聯合國了，中美建交了。所以不管我是不是台灣人，我都承認共產黨的成就<text:span text:style-name="T3"><text:line-break/><text:line-break/></text:span>歷史只能留待後人評判，但政治家要有當下就背負所有罵明的覺悟<text:span text:style-name="T3"><text:line-break/></text:span>而我們生活在當下，客觀面對過去的歷史事實也是很重要的</text:p>
      <text:p text:style-name="P1"><text:span text:style-name="T1">洪國菘</text:span><text:s/>  |  2015.10.26 01:12   |   <text:a xlink:type="simple" xlink:href="http://palinfo.habago.org/Entry?Command=Information_PrintForum&amp;iPage=302#FORUM34025"><text:span text:style-name="T2">#</text:span></text:a></text:p>
      <text:p text:style-name="P2">在此先跟陳真醫師與各位道歉，我自己很清楚巴勒網的性質，也知道我的發文是有點無厘頭<text:span text:style-name="T3"><text:line-break/></text:span>我並不是希望改變其他人的想法，不同意我的看法也沒關係，只是希望提供另一種觀點跟大家交流討論，僅此而已<text:span text:style-name="T3"><text:line-break/><text:line-break/></text:span>每當討論起在政治上，是否應該把暴力當作解決問題的選項之一時，我總會想起中國歷史上中央喪失權威，國家分裂的過程，總會想到印度從二戰後領先中國到現在落後中國三十年，又總會想到羅馬滅亡等，世界史上的強權瓦解<text:span text:style-name="T3"><text:line-break/></text:span>是什麼原因讓中國與印度的對比如此鮮明？是什麼原因讓中國維持了世界史上罕見的大一統？<text:span text:style-name="T3"><text:line-break/></text:span>為什麼美國肯定著南北戰爭？從拿破崙到希特勒在到歐盟，歐洲不斷追求著統一？<text:span text:style-name="T3"><text:line-break/><text:line-break/></text:span>談到了知識份子，我特別提醒了＂壟斷資產階級與教育程度成正相關＂<text:span text:style-name="T3"><text:line-break/></text:span>是的，也有許多知識份子為了公平正義和弱者而努力，領導社會革命的也往往是知識份子<text:span text:style-name="T3"><text:line-break/></text:span>但這其中也有許多知識份子將自己的地位是作理所當然的，某種程度上，這種努力好像一種施捨，就好像是辦公益可以在法律上退稅，可以讓他們更加心安理得<text:span text:style-name="T3"><text:line-break/><text:line-break/></text:span>說到這裡要稍微離題一下，我自己對經濟學有一個容易引起爭議的觀點，那就是任何經濟實體都有發展飽和的週期<text:span text:style-name="T3"><text:line-break/></text:span>在經濟結構老化的情況下，僅僅是用稅率無法解決貧富差距惡化的問題<text:span text:style-name="T3"><text:line-break/></text:span>我想表明的是，儘管有些人致富的手段完全合法而且合乎道德，但在經濟結構的末期，這種合法的致富本身仍然是問題<text:span text:style-name="T3"><text:line-break/></text:span>所以我說，知識份子的存在有時本身就是一種問題。如果希望避開拉美化的陷阱，希望避開地方分裂，中央喪失權威的陷阱<text:span text:style-name="T3"><text:line-break/></text:span>希望整個社會<text:span text:style-name="T3">RESET</text:span>，重新開機的話，那暴力就是一種可以考慮的手段。有多少知識份子／資產階級願意為了社會公平，無償付出自己所有合法得來的財產和社會地位呢？<text:span text:style-name="T3"><text:line-break/><text:line-break/></text:span>我不是仇富，也不是仇視知識份子，反對文化，所以一直強調這些特殊手段只能在特定的時空環境下發揮作用<text:span text:style-name="T3"><text:line-break/><text:line-break/></text:span>最後，政信兄談到了對毛澤東的認知問題<text:span text:style-name="T3"><text:line-break/></text:span>很多對中共的批評是事實，但也有很多其實是誇大的抹黑，比如說前幾年對岸很流行的一句話是＂作人不要太ＣＮＮ＂，只有生活在中國大陸那塊土地上的人才更清楚當地的真相<text:span text:style-name="T3"><text:line-break/></text:span>生活在中華民國與西方世界的人很難客觀的討論中共的成就，是立場與尊嚴使然，承認對方的成功等於承認自己站在歷史錯誤的一方<text:span text:style-name="T3"><text:line-break/></text:span>某種程度上我也不是個國家主義者，看似好像中國的民族主義者，也只是因為國際政治是叢林法則，只能選擇一個自我價值的最大公約數，所以不從台灣的立場卻從中國的立場來思考也是有其原理的<text:span text:style-name="T3"><text:line-break/><text:line-break/></text:span>我只是相信事實勝於雄辯，可以從季辛吉和尼克森的著作中了解到越戰當時美國真正的對手是中國。而當時的美國具備了一切戰爭失敗者的社會背景，中國卻被第三世界國家抬進了聯合國<text:span text:style-name="T3"><text:line-break/></text:span>從結果論來看，我相信中國是走在了正確的道路上<text:span text:style-name="T3"><text:line-break/><text:line-break/></text:span>國民黨在大陸因為無法實行土改而失去政權，來台灣卻能實行土改，這是因為外省人與台灣本地並沒有直接的利益聯結，土改改不到他們的既得利益頭上<text:span text:style-name="T3"><text:line-break/></text:span>印度因為地方勢力太強，無法推動土地改革，所以中央一直無法有效施政，國家無法實行現代化所必須要的工業化進程<text:span text:style-name="T3"><text:line-break/></text:span>中國的歷史總是文人士子在寫的，他們不管怎樣批評秦始皇迫害儒家文人，卻無法否定秦始皇奠定了中華文明統一的基礎<text:span text:style-name="T3"><text:line-break/></text:span>司馬光在資治通鑑中反對漢宣帝的王道霸道兼而用之的有為政策，但僅僅是用儒生德教，我很擔心儒生是不是就不受控制了</text:p>
      <text:p text:style-name="P1"><text:span text:style-name="T1">陳真</text:span><text:s/>  |  2015.10.26 00:58   |   <text:a xlink:type="simple" xlink:href="http://palinfo.habago.org/Entry?Command=Information_PrintForum&amp;iPage=302#FORUM34024"><text:span text:style-name="T2">#</text:span></text:a></text:p>
      <text:p text:style-name="P3">國菘，<text:span text:style-name="T3"><text:line-break/><text:line-break/></text:span>我想修亮說得對，如果如你所說<text:span text:style-name="T3"><text:s/>"</text:span>跟大一統的長遠利益相比，焚書坑儒，破壞部分文化只是小事<text:span text:style-name="T3">"</text:span>，那麼，<text:span text:style-name="T3">"</text:span>跟台獨的長遠利益相比<text:span text:style-name="T3">"</text:span>，整天造謠抹黑、踐踏異己，乃至綠油油的政客及無恥文人一個個吃飽喝足、好話說盡，壞事做絕<text:span text:style-name="T3">"</text:span>，難道不也只是小事一樁？如果前者言之成理，後者自然也能說得通。如果兩者都說得通，意味著這裏頭存在的只是勝王敗寇的鬥爭與角力，而非理性與價值上的說服與競逐；簡單說就是誰拳頭大，誰就能為所欲為。美國最喜歡高舉這樣一種邏輯行事了，簡單說，<text:span text:style-name="T3">"</text:span>跟民主投票的偉大政治理念之長遠利益相比，殺掉幾百萬人算什麼？只不過小事一樁。可是，你難道真會相信這樣一種鬼話？<text:span text:style-name="T3"><text:line-break/><text:line-break/></text:span>我的指導教授之一<text:span text:style-name="T3">Peter Lipton(2007</text:span>年過世<text:span text:style-name="T3">)</text:span>，大約在<text:span text:style-name="T3">1999</text:span>年，曾在劍橋一場盛大演講中提出一個問題，請在場所有聽眾舉手投票表態。他的問題是：<text:span text:style-name="T3">"</text:span>你覺得，科學知識的形成是先射箭再畫靶？或是先有個靶，然後再來射箭？<text:span text:style-name="T3">" </text:span>我投給前者一票，意思是說，不管你怎麼射，必然能命中靶心，因為靶心是你事後再畫上去的。聽起來很不科學，但我心裏確實是這麼想的。這就好像尋找鑰匙企圖打開一道門，不管人類找到什麼樣的鑰匙，他總會以為自己<text:span text:style-name="T3"><text:s/>"</text:span>真的打開<text:span text:style-name="T3">" </text:span>了一道門，真的找到了所謂真實。科學就好像一場找尋凶手的過程，不管你最後抓到誰，你都會想辦法告訴大家說他就是真兇。這樣一種對於科學圖像的認知，顯然對於所謂科學本質有著某種不敬，意味著所謂科學之<text:span text:style-name="T3"><text:s/>"</text:span>純粹理性<text:span text:style-name="T3">" </text:span>只是它的外表糖衣，裏頭包裝的依舊是各種偏見與迷信。<text:span text:style-name="T3"><text:line-break/><text:line-break/></text:span>我原本以為大概只有少數跟我一樣腦袋不太正常的人才會持有這樣一種對於科學帶有不敬與懷疑的想法，不料，現場上千人竟然大部份人都投給前者一票。<text:span text:style-name="T3"><text:line-break/><text:line-break/></text:span>我要說的是，科學如此，其它不是那麼科學的知識恐怕更是如此，簡單說就是，不管我是怎麼想的，我必然都會是對的，因為我總是能找到各種證明我是對的所謂理由或證據。<text:span text:style-name="T3"><text:line-break/><text:line-break/></text:span>我並不是要藉此推向一種徹底的懷疑主義<text:span text:style-name="T3">(</text:span>我不相信有這樣一種東西<text:span text:style-name="T3">)</text:span>，我只是要說，我們所認為堅不可摧的種種立場、主義與原則，概念上乃至實務上往往漏洞百出。這當然不表示我們應該放棄思索，放棄知識的追尋，這只表明了思想與知識的有限性與不確定性，更不用說那些充滿低能意識形態的種種所謂神聖立場與政治主張。可悲的是，人們卻往往為之蠢血沸騰不已。<text:span text:style-name="T3"><text:line-break/><text:line-break/></text:span>每當有人被我說服，我總感到不安。我並不是說我存心騙人，我只是想說：我說的全是我相信的，但我的聽眾只有我自己；某個意義上，我只是想說給自己聽。如果你不幸剛好聽到了，你也只能把它當成<text:span text:style-name="T3"><text:s/>"</text:span>有此一說<text:span text:style-name="T3">" </text:span>去理解，因為它同樣是我先射箭再畫靶所找到的所謂<text:span text:style-name="T3"><text:s/>"</text:span>真理<text:span text:style-name="T3">"</text:span>。如果至今<text:span text:style-name="T3"><text:s/>"</text:span>沒有人在家<text:span text:style-name="T3">"</text:span>，我怎麼可能在家？如果如維根斯坦所說，<text:span text:style-name="T3">"</text:span>只有回到家的人，才有可能說出真理<text:span text:style-name="T3">"</text:span>，我既不在家，如何說出真理？<text:span text:style-name="T3"><text:line-break/><text:line-break/></text:span>我的這位指導教授私下常說個笑話，他說，他常和太太為某些想法起爭執，互執己見，互不相讓。吵到最後，他太太都會問他說：<text:span text:style-name="T3">"Are you sure?" </text:span>他說，當太太有此一問，他只好投降說<text:span text:style-name="T3"><text:s/>No</text:span>，<text:span text:style-name="T3">I am not sure</text:span>。因為我是個哲學家。既然是哲學家，怎麼可以<text:span text:style-name="T3">sure</text:span>？哲學家連是不是自己的手都會感到懷疑，擔心自己是不是被惡魔迷了心竅。<text:span text:style-name="T3"><text:line-break/><text:line-break/></text:span>維根斯坦說過一個真實笑話，他說，有一天他和一個朋友去劍橋某個<text:span text:style-name="T3">(</text:span>我也常去的<text:span text:style-name="T3">)</text:span>果園叫<text:span text:style-name="T3">Grantchester</text:span>喝下午茶，他的朋友看著自己的手，喃喃自語道：<text:span text:style-name="T3"><text:s/>"</text:span>這是我的手<text:span text:style-name="T3">"</text:span>，說完還用力拍胸脯告訴自己說，<text:span text:style-name="T3">"</text:span>我確定這真的真的是我的手<text:span text:style-name="T3">"</text:span>，一會兒又望向不遠處一棵蘋果樹，手指著前方說，<text:span text:style-name="T3">"</text:span>我相信那裏有一棵樹<text:span text:style-name="T3">"</text:span>，這時服務生端茶水來了，聽到這位朋友的喃喃自語，心生恐懼，維根斯坦趕緊說，<text:span text:style-name="T3">"</text:span>別怕別怕，他是個哲學家<text:span text:style-name="T3">"</text:span>。<text:span text:style-name="T3"><text:line-break/><text:line-break/></text:span>儘管思想與知識如此難以確定，在一片不確定與有限性中，我依然還是相信<text:span text:style-name="T3"><text:s/>"</text:span>確定性<text:span text:style-name="T3">" </text:span>的存在。我幾乎已經可以集結成一本書，書名就叫做<text:span text:style-name="T3"><text:s/>"</text:span>確定性的福音<text:span text:style-name="T3">"</text:span>。例如我相信一等於一，我相信昨天比今天早到，我相信深藍比淺藍深，我甚至還相信憐憫，相信情感，相信一個人為另一個人捨命有可能確實是出於愛，而不是出於其它任何外在考量與盤算。<text:span text:style-name="T3"><text:line-break/><text:line-break/></text:span>維根斯坦曾講過一句話，大概很少人知道。他說，<text:span text:style-name="T3">"</text:span>誰能知道社會據以發展的法則？<text:span text:style-name="T3">" </text:span>對於社會應該如何發展，我始終是不確定的。但在無數的不確定中，生命的腳步依舊持續往前，因為仍然有著一種堅如磐石的確定性支撐著生命。老實說，我為此而活，也將為此而死，不帶一絲懷疑。</text:p>
      <text:p text:style-name="P1"><text:span text:style-name="T1">政信</text:span><text:s/>  |  2015.10.25 23:09   |   <text:a xlink:type="simple" xlink:href="http://palinfo.habago.org/Entry?Command=Information_PrintForum&amp;iPage=302#FORUM34023"><text:span text:style-name="T2">#</text:span></text:a></text:p>
      <text:p text:style-name="P2">我對國家的看法老百姓最好是「雞犬相聞，老死不相往來」，每一個人都自己好好的過生活，不需要在意其他人到底在想什麼、說什麼，而國家只需要是一個非常模糊的存在，就像是在水中的魚感覺不到自己活在水中、就像是人平常不注意根本不會在意空氣有沒有存在，政府、國家對老百姓生活干涉越少越好，僅僅需要維持必要之治安、國防武裝力量、租稅收取等之必要作為，其他的都多了。<text:span text:style-name="T3"><text:line-break/><text:line-break/></text:span>說到土地兼併，我反而一丁點也不反對土地兼併，中國章回小說倒是很喜歡演一個員外借高利貸給農民，然後農民付不出錢以後就吞掉他的土地讓他淪為佃農。<text:span text:style-name="T3"><text:line-break/><text:line-break/></text:span>但真實的歷史故事真的是這樣演嗎<text:span text:style-name="T3">?</text:span>在宋真宗時代的政策是「不抑兼併」、「百姓康樂，戶口蕃庶，田野日辟」，如果把我們那一頁頁的歷史攤開尤其士<text:span text:style-name="T3">"</text:span>食貨誌<text:span text:style-name="T3">"</text:span>，就會發現所謂的土地兼併很多時候是農民因天災逃亡、因政府建立太多交易規則干涉交易市場使得土地交易讓某些族群特別容易獲利。<text:span text:style-name="T3"><text:line-break/><text:line-break/></text:span>我真的很難把知識份子的存在跟土地兼併兩者把它牽扯得這麼多，在大多時候知識份子都是在負責解決問題。<text:span text:style-name="T3"><text:line-break/><text:line-break/></text:span>還有我常常對朋友說起現在的中國可能是由史以來最偉大的時代，他不是倚靠武力去使人屈服，我曾經在一篇報導上看到中國近十年來在那少許人注視的非洲大陸上建大型鐵、公路、水庫，然後用非常優惠的利息貸款給那些落後國家促進他們發展經濟，我看到照片上鐵道建立以後百姓擠滿整個火車站，他們可以利用火車把家鄉的土產低廉且迅速的運送到其他地方販賣進而累積資本，中國在它強大的同時還順勢拉動了第三世界，使他們生活更好。<text:span text:style-name="T3"><text:line-break/><text:line-break/></text:span>至於你說毛澤東的威望，我想你誤會可大了。<text:span text:style-name="T3"><text:line-break/><text:line-break/></text:span>在毛澤東掠取大陸後那個年代，是個瘋狂左傾的年代，在當時的歐陸尤其是法國的左傾知識份子認為中國是地上的天堂，我只能說毛澤東太會包裝了，那些人到了中國都只看了毛澤東接待他們的場景，而沒有走到城外看看那些如生活在十六世紀的農民。<text:span text:style-name="T3"><text:line-break/><text:line-break/></text:span>現在我想不起當時哪位法國進步青年說「中國非常的棒，無法想像它們是怎麼分配糧食讓廣大的人民同時溫飽，也無法想像這個國家就像是精密的機械一般讓每個人做著他應該做的事情，道路非常寬廣暢通完全不見堵車的問題。<text:span text:style-name="T3">(</text:span>抱歉我想不起那個人是誰，但是他頗有名<text:span text:style-name="T3">)</text:span>」，這裡的問題是他們來看到的中國是一個被包裝過的中國、是幻想中的中國。</text:p>
      <text:p text:style-name="P1"><text:span text:style-name="T1">陳真</text:span><text:s/>  |  2015.10.25 02:02   |   <text:a xlink:type="simple" xlink:href="http://palinfo.habago.org/Entry?Command=Information_PrintForum&amp;iPage=302#FORUM34021"><text:span text:style-name="T2">#</text:span></text:a></text:p>
      <text:p text:style-name="P3">國菘你好，我不知道王孟源是誰，也不懂明太祖<text:span text:style-name="T3"><text:s/>(</text:span>朱元璋<text:span text:style-name="T3">?)</text:span>，同時也沒打算花時間去理解任何不是我自己感興趣的東西。<text:span text:style-name="T3"><text:line-break/><text:line-break/></text:span>不懂明太祖，<text:span text:style-name="T3">"</text:span>朱洪武開國記<text:span text:style-name="T3">" </text:span>倒是看過上百遍，我們家開的電影院<text:span text:style-name="T3"><text:s/>(</text:span>台南今日戲院，八零年代便已轉手給親戚經營<text:span text:style-name="T3">)</text:span>曾經一連兩年的春節大過年演同一部戲，就是<text:span text:style-name="T3"><text:s/>"</text:span>朱洪武開國記<text:span text:style-name="T3">"</text:span>。很多人勸我爸不要這麼做，哪有人今年春節放映<text:span text:style-name="T3"><text:s/>"</text:span>朱洪武開國記<text:span text:style-name="T3">"</text:span>，明年春節又是<text:span text:style-name="T3"><text:s/>"</text:span>朱洪武開國記<text:span text:style-name="T3">"</text:span>，這樣會有觀眾嗎？<text:span text:style-name="T3"><text:line-break/><text:line-break/></text:span>我那時還在念小學，當下便獨排眾議，支持我爸的決定。後來證明，我的判斷是對的。連續兩年春節放映同一部片，竟然兩年都大爆滿，觀眾看過一遍又一遍，塞爆台南市中正路，跡近瘋狂。只能站著看的觀眾，擠滿整個電影院還不夠，甚至塞滿今日戲院特有的長長迴廊，戲院大門根本無法關上，人滿到整個湧上中正路去了；排在後面的人實際上根本看不到電影，只能一跳一跳地墊腳跟瞄上銀幕幾眼；很多人之所以重覆花錢買票進場，為的只是跟場內場外觀眾一同感受那份集體的喜悅與熱情。<text:span text:style-name="T3"><text:line-break/><text:line-break/></text:span>四十年過去了，我至今都還能完整朗誦該片台詞。朱元璋因為是真命天子，撒豆成兵，喊水會結凍，誰膽敢被他叩首一拜，馬上會被拜得四腳朝天，跌個狗吃屎。連他到廟裏當和尚都能指揮十八羅漢石像幫他打掃庭院，掃太慢還會被朱元璋罵，老師傅想虐待他都虐待不成。有一回，廟裏師長故意要朱元璋一個人耕幾十畝地，天黑前耕不完就給我試試看，沒想到他一下子就耕好了，原來他用泥巴捏了幾個泥人，朝泥人身上念上一段詞，吹上一口氣，泥人就紛紛動了起來，馬上把田全耕好。那詞是這樣說的：<text:span text:style-name="T3">"</text:span>你我本來都是泥，我只比你多口氣，遲早總會在一起，何不替我快耕地。<text:span text:style-name="T3">" <text:line-break/><text:line-break/></text:span>最動人的一幕，當然就是結局，朱元璋在劉伯溫施展法術的協助下，逃離壞人追殺，巨龍載著真命天子飛上天，發動洪水沖垮邪惡巨人，一個王朝於焉誕生。戲演至此，每一場觀眾，不分男女老少，全都沸騰叫好。<text:span text:style-name="T3"><text:line-break/><text:line-break/></text:span>當時的電影科技當然比不上現代，但那時候的人比較單純，看電影時所展現的巨大熱情與投入，完全不是現代觀眾之冰冷所能比擬與想像。<text:span text:style-name="T3"><text:line-break/><text:line-break/></text:span>那時的科技真的很好笑，所謂怪獸，往往是人穿怪獸衣，發怪獸聲，做出怪獸狀，叫我演我也會。例如裏頭有一隻幫助朱元璋的白色猿猴，我曾保留一張超好笑的劇照，那隻猿猴是人穿猿裝，戴著毛茸茸的猿臂手套，竟然不小心露出一截人的手臂，手上竟然還戴著手錶。<text:span text:style-name="T3">"</text:span>梅山收七怪<text:span text:style-name="T3">" </text:span>也有類似穿幫鏡頭，妖怪打得起勁，打到連三槍牌內褲都跑出來了。不過，穿幫無所謂，觀眾不會介意這個，氣氛還是最重要。<text:span text:style-name="T3"><text:line-break/><text:line-break/></text:span>你大概不是要問我這個，但我知道的朱元璋差不多就是這樣。曾經去過高雄佛光山，廣場上環繞一堆羅漢、大師，各有神色特性，蠻好笑的，我給一一拍照留念，同時也讓我馬上想起朱元璋來，可惜我不是真命天子，要不然我也想指揮他們起來幹些什麼助興。<text:span text:style-name="T3"><text:line-break/><text:line-break/></text:span>我很怕人家問我問題，最好不要，因為我既不想撒謊，但也不想說實話；我知道，人們往往不喜歡聽到實話。當然，我更不想自己總是被誤解、扭曲與簡化。簡單說，我並沒有同意或不同意你的想法。我約略能理解你所要說的，但與其說它呈現一種想法或見解，不如說它其實只是表達一種模模糊糊的感受與願望。我能理解這種感受，我也常有同感。講到暴力，台灣若是槍枝合法，殺人如果可以像圓仔花野菊花那樣，喊喊<text:span text:style-name="T3"><text:s/>"</text:span>抗議國家暴力<text:span text:style-name="T3">" </text:span>就沒事，我看我在台南每天恐怕得製造無數命案才能消我心頭之恨，想殺的人太多了，人渣一堆<text:span text:style-name="T3">(</text:span>特別是綠油油的政壇<text:span text:style-name="T3">)</text:span>，看過<text:span text:style-name="T3"><text:s/>Martin Scorsese</text:span>的<text:span text:style-name="T3"><text:s/>"Taxi Driver" </text:span>的人應該知道我的心情。<text:span text:style-name="T3"><text:line-break/><text:line-break/></text:span>不過，即便我渾身上下暴力念頭，這不影響我對<text:span text:style-name="T3"><text:s/>"</text:span>非暴力<text:span text:style-name="T3">" </text:span>的仰慕，只是我很不想去講它，同時也不可能三言兩語把話說清。<text:span text:style-name="T3"><text:line-break/><text:line-break/>"</text:span>非暴力<text:span text:style-name="T3">" </text:span>並不反對國家使用暴力。其實說穿了，國家不就是暴力的代名詞？國家的存在，就是為了合法使用暴力，要不然弄個國家幹嘛？跟你一樣，我當然也不至於蠢到只抓住某個問題進而否定全局；我的智商應該跟我的身高差不多，心智還不至於太<text:span text:style-name="T3"><text:s/>"</text:span>單純<text:span text:style-name="T3">"</text:span>。社會的運作，有時就像開刀或吃藥那樣，某種副作用或必要傷害往往難以避免。我們總不能看到開刀房血淋淋，或看到吃藥產生各種副作用，便激昂慷慨地高喊一堆愚蠢到爆的所謂進步口號。如果那樣一種思維邏輯能成立，那他應該反對所有存在這地球上的一切人為運作才是，因為我們總是能夠在一切人事物身上找到各種問題。當然，我倒也不是說相對主義的說法應該拿來做為阻擋任何批評的擋箭牌。<text:span text:style-name="T3"><text:line-break/><text:line-break/>Terrence Malick </text:span>的新作<text:span text:style-name="T3"><text:s/>"Knight of Cups"</text:span>裏頭有句話：<text:span text:style-name="T3">"There are no principles, only circumstances. Nobody’s home." (</text:span>沒有原則，只有情境，沒有人回到家。<text:span text:style-name="T3">)</text:span>我常覺得自己對維根斯坦的解讀極為原創，簡直就是站在一種如今已成思想主流的尖端，早在十多年前便已說出很少人說出的一種觀點。但我前些天發現，<text:span text:style-name="T3">Malick </text:span>沒有完成的那篇博士論文<text:span text:style-name="T3"><text:s/>"Kierkegaard, Heidegger, Wittgenstein"(</text:span>齊克果、海德格與維根斯坦<text:span text:style-name="T3">)</text:span>，也許在我都還沒出生時，他就已經有了類似的想法。<text:span text:style-name="T3"><text:line-break/><text:line-break/></text:span>電影語言難免曖昧，我沒法確切指證導演在此說上<text:span text:style-name="T3"><text:s/>"There are no principles, only circumstances. Nobody’s home." </text:span>這麼一段話，意欲為何，我只能說，<text:span text:style-name="T3">Malick "</text:span>也許<text:span text:style-name="T3">" </text:span>是這個意思：我們總是渴望像神一樣，擁有一種全能全知的眼光，掌握、甚至說出、乃至實踐絕對真理與價值，但就如維根斯坦所說，我們的渴望註定要破滅，我們除了胡說八道些毫無意義的話、發出一些無謂的吼叫與吶喊之外，無話可說，沒有人能回到家。維根斯坦說，<text:span text:style-name="T3">"</text:span>只有回到家的人，才有可能說出真理<text:span text:style-name="T3">"</text:span>。可悲的是，你我都一樣，管它賢的愚的貧的和富的，永遠都只能在半途中、路途上，尋尋覓覓，永遠回不了家。<text:span text:style-name="T3"><text:line-break/><text:line-break/></text:span>在這個意義上，我彷彿理解了一些事，彷彿回想起有關天堂的某種記憶，但也只是<text:span text:style-name="T3"><text:s/>"</text:span>彷彿<text:span text:style-name="T3">" </text:span>而已。我們都嚮往太陽，但終究不是太陽本身，更不是祂的代言人。若要說誰離得比太陽近，我看是一樣近，也一樣遙遠。</text:p>
      <text:p text:style-name="P1"><text:span text:style-name="T1">王修亮</text:span><text:s/>  |  2015.10.25 00:36   |   <text:a xlink:type="simple" xlink:href="http://palinfo.habago.org/Entry?Command=Information_PrintForum&amp;iPage=302#FORUM34020"><text:span text:style-name="T2">#</text:span></text:a></text:p>
      <text:p text:style-name="P2">我認為自己是中國人，我傳承中國文化。<text:span text:style-name="T3"><text:line-break/></text:span>但是政治權力結構下的國家，和我自認是甚麼人沒有關係，群體價值才和我有關係。<text:span text:style-name="T3"><text:line-break/><text:line-break/></text:span>「跟大一統的長遠利益相比，焚書坑儒，破壞部分文化也只是小事」<text:span text:style-name="T3"><text:line-break/><text:line-break/></text:span>這句話的群體價值觀可怕極了<text:span text:style-name="T3">!</text:span>認同某群人可以利用「國家名義與權力」，殘忍殺害和自己不同想法的人群，並且可以強迫壓制不同群體的文化。<text:span text:style-name="T3"><text:line-break/></text:span>我找不出適當的舉例，但是這句話至少讓我想到「跟台灣獨立的長遠利益相比，焚書坑儒，破壞部分文化也只是小事」。<text:span text:style-name="T3"><text:line-break/><text:line-break/></text:span>你說的話，跟我在這裡看過的人們說話很不一樣。</text:p>
      <text:p text:style-name="P1"><text:span text:style-name="T1">洪國菘</text:span><text:s/>  |  2015.10.24 06:46   |   <text:a xlink:type="simple" xlink:href="http://palinfo.habago.org/Entry?Command=Information_PrintForum&amp;iPage=302#FORUM34019"><text:span text:style-name="T2">#</text:span></text:a></text:p>
      <text:p text:style-name="P3">陳真醫師你好，我在王孟源先生那裏發表了一篇回覆但給刪除了，不過既然打了還是希望能夠得到更多人的點評，就來您這打擾了：<text:span text:style-name="T3"><text:line-break/><text:line-break/></text:span>王先生批評了明太祖，我持反對意見<text:span text:style-name="T3"><text:line-break/></text:span>知識份子確實是國家進步的力量，但在特定的條件下，反而會成為發展的阻礙<text:span text:style-name="T3"><text:line-break/></text:span>受教育程度與社會地位成正比，反過來說，資源的不平等會導致教育的不平等，進一步的擴大貧富差距<text:span text:style-name="T3"><text:line-break/></text:span>中國的宗族組織正式始於宋朝的范仲淹建立了范氏義庄，經濟發達地區能在朝廷有較多的利益代言人，在有限資源下就是排擠了經濟不發達地區的晉升機會<text:span text:style-name="T3"><text:line-break/></text:span>另外知識份子也有兩個問題，第一是容易紙上談兵，在概念與主義裡打轉，第二是他們會理所當然的維護自己的社會地位<text:span text:style-name="T3"><text:line-break/></text:span>在中國歷史上，土地兼併最嚴重的年代，也往往是文化最發達，對知識份子最寬容的年代<text:span text:style-name="T3"><text:line-break/></text:span>比如說宋仁宗朝，漢元帝朝等<text:span text:style-name="T3"><text:line-break/><text:line-break/></text:span>西漢地節三年（公元前<text:span text:style-name="T3">67</text:span>年）劉奭被立為太子。他對老爸漢宣帝劉詢建議，說<text:span text:style-name="T3">“</text:span>陛下持刑太深，宜用儒生。<text:span text:style-name="T3">”<text:line-break/></text:span>宣帝立即臉色大變，訓斥兒子道：<text:span text:style-name="T3">“</text:span>漢家自有制度，本以霸王道雜之。奈何純任儒生德教，用周政乎？且俗儒不達時宜，好是古非今，使人眩於名實，不知所守，何足委任！<text:span text:style-name="T3">”<text:line-break/><text:line-break/></text:span>以文化和官員素質來說，宋仁宗朝可以說是中國文化的巔峰，但這與土地兼併惡化，新舊黨爭中舊黨文人維護既得利益反對改革等，並無衝突矛盾<text:span text:style-name="T3"><text:line-break/><text:line-break/></text:span>如果看懂這部分，中國歷史上很多現象就可以得到解釋<text:span text:style-name="T3"><text:line-break/></text:span>我不是反對知識份子，但在特定的條件下，知識份子本身就是問題<text:span text:style-name="T3"><text:line-break/></text:span>推薦下面這篇聯結<text:span text:style-name="T3"><text:line-break/>http://buzzorange.com/2015/06/09/on-a-plate/<text:line-break/><text:line-break/></text:span>國共的差異，就在於國民黨用懷柔方法無法解決當時經濟環境惡化寡頭壟斷，共產黨用暴力方式可以解決這個問題<text:span text:style-name="T3"><text:line-break/></text:span>從中印戰後發展的對比回過頭來看，也可以解釋明太祖的政策<text:span text:style-name="T3"><text:line-break/><text:line-break/></text:span>另外談到中國的大一統，都要談到秦始皇的書同文車同軌，跟大一統的長遠利益相比，焚書坑儒，破壞部分文化也只是小事<text:span text:style-name="T3"><text:line-break/><text:line-break/></text:span>有些人批評毛澤東窮兵黷武，或是抹黑中國對外戰爭都是吃虧或敗北<text:span text:style-name="T3"><text:line-break/></text:span>請問這些批評者如何解釋，每次對外戰爭結束，毛澤東在國內與國際上的威望都不斷提高，到最後美國秘密訪華尋求和解，中國被抬進聯合國<text:span text:style-name="T3"><text:line-break/></text:span>與之相比的就是對手國內政經的分裂，責任追究和反戰的呼聲，還有國際上勢力的萎縮？<text:span text:style-name="T3"><text:line-break/></text:span>（最有代表性的就是越戰給美國帶來的重創）<text:span text:style-name="T3"><text:line-break/></text:span>沒有毛澤東以戰爭建立起來的威望，東亞病夫人盡可欺的中國又怎麼能有改革開放的基礎？<text:span text:style-name="T3"><text:line-break/><text:line-break/></text:span>我認為，堅持用法律或談判的方式來解決貧富差距的問題，某種程度上是理想主義，脫離現實<text:span text:style-name="T3"><text:line-break/></text:span>既得利益群體有理所當然的優越感，掌握了文化與輿論與法律的解釋權，有大批的媒體與文人勢力<text:span text:style-name="T3"><text:line-break/></text:span>沒有利益代言人的無產階級群體想用法律的方法逼既得利益團體乖乖吐出利益，那是極端困難的，小蝦米玩法律玩道德論述也通常玩不過大鯨魚<text:span text:style-name="T3"><text:line-break/><text:line-break/></text:span>理論家與做實業的人，最大的差異就在於實業家知道時機的重要性，知道現實的困難性<text:span text:style-name="T3"><text:line-break/></text:span>做實業的人要有科學家的試誤精神，藝術家的思想與直覺，還要有政治家的靈活果斷<text:span text:style-name="T3"><text:line-break/></text:span>在現實生活特別是國際政治上，不可能要大環境停下來等我們準備好，而是要時時應付各種挑戰，所以也經常會失敗<text:span text:style-name="T3"><text:line-break/></text:span>現實中的政治家，完美只能盡力，最重要的是把握機會，過程中的問題只要事後再慢慢的檢討修正即可<text:span text:style-name="T3"><text:line-break/><text:line-break/></text:span>陳真醫師看到這想必理解了我的想法，某種程度上我認同暴力手段解決問題（不過台灣目前的民粹運動從手段和目的和結果來看我並不支持）<text:span text:style-name="T3"><text:line-break/></text:span>我知道陳醫師不認同我這種太過現實的想法，但我還是希望能與您交流與分享我的思想</text:p>
      <text:p text:style-name="P1">kate chang   |  2015.10.24 00:47   |   <text:a xlink:type="simple" xlink:href="http://palinfo.habago.org/Entry?Command=Information_PrintForum&amp;iPage=302#FORUM34018"><text:span text:style-name="T2">#</text:span></text:a></text:p>
      <text:p text:style-name="P5"><text:span text:style-name="T1">今天讀到</text:span>Gemma Gorga<text:span text:style-name="T1">的詩，很喜歡，分享于後：</text:span><text:line-break/><text:span text:style-name="T1">（來源</text:span><text:s/>http://goo.gl/Ic0Dgl<text:span text:style-name="T1">，網頁中可見詩人簡介）</text:span><text:line-break/><text:line-break/><text:line-break/><text:span text:style-name="T1">小故事</text:span><text:line-break/><text:line-break/><text:span text:style-name="T1">蜜蜂飛近我嘴唇，口述</text:span><text:line-break/><text:span text:style-name="T1">一首詩的第一行</text:span><text:line-break/><text:span text:style-name="T1">在橙樹的甜美音節中被偶然找到。</text:span><text:line-break/><text:span text:style-name="T1">我好容易閉上了眼睛，同意了</text:span><text:line-break/><text:span text:style-name="T1">但是沒有人教給我</text:span><text:line-break/><text:span text:style-name="T1">怎樣接受一個奇蹟。我深知</text:span><text:line-break/><text:span text:style-name="T1">怎樣用手接受一個</text:span><text:line-break/><text:span text:style-name="T1">毒蘋果，怎樣彎曲脖子</text:span><text:line-break/><text:span text:style-name="T1">去感覺黑夜慢慢地</text:span><text:line-break/><text:span text:style-name="T1">深紅地咬下去，也知道殘忍怎麼堆積</text:span><text:line-break/><text:span text:style-name="T1">在每一塊鏡子的底面。不過，該用哪一隻手</text:span><text:line-break/><text:span text:style-name="T1">接受祭品？如何打開手</text:span><text:line-break/><text:span text:style-name="T1">接受意外的禮物？後天</text:span><text:line-break/><text:span text:style-name="T1">總是太晚：蜜蜂不在，橙樹花</text:span><text:line-break/><text:span text:style-name="T1">不見，音節尋不著</text:span><text:line-break/><text:span text:style-name="T1">適當的秩序來揭開幸福的結局。</text:span><text:line-break/><text:line-break/><text:span text:style-name="T1">（</text:span>Jesús Sayols <text:span text:style-name="T1">譯）</text:span><text:line-break/><text:line-break/><text:line-break/>Little story<text:line-break/><text:line-break/>The bee came close to my lips to dictate to me<text:line-break/>the beginning of a poem found by chance<text:line-break/>among the sweet syllables of the orange tree.<text:line-break/>It would have been simple to shut my eyes and agree<text:line-break/>if it weren't that nobody ever showed me<text:line-break/>how to accept a miracle. I know perfectly well<text:line-break/>how to place my hands to receive a poisoned<text:line-break/>apple, I know how to bend my neck<text:line-break/>to feel the slow crimson bite<text:line-break/>night makes, how cruelty accumulates<text:line-break/>in the depths of every mirror. With what hands,<text:line-break/>however, should a gift be taken? How to open the hands<text:line-break/>to accept the unexpected gift? The following day<text:line-break/>it is always too late: the bee has vanished, no flowers<text:line-break/>remain on any orange tree, and the syllables can't find<text:line-break/>the proper order to show what the happy ending might be.<text:line-break/><text:line-break/><text:span text:style-name="T1">（</text:span>Translated by Anna Crowe<text:span text:style-name="T1">）</text:span></text:p>
      <text:p text:style-name="P1">kate chang   |  2015.10.24 00:32   |   <text:a xlink:type="simple" xlink:href="http://palinfo.habago.org/Entry?Command=Information_PrintForum&amp;iPage=302#FORUM34016"><text:span text:style-name="T2">#</text:span></text:a></text:p>
      <text:p text:style-name="P3">先前我曾經表態過李敖的解方（我的表態不重要），隨著時空環境不同，陷入相當的糾結該不該再表態（不重要），承認自己的錯誤（重點），簡單地說，我萬萬沒想到，王八蛋竟然可以王八蛋至此！試用石之瑜教授的新解方，來緩解我的糾結尷尬：<text:span text:style-name="T3"><text:line-break/>http://goo.gl/aJ3MqS<text:line-break/></text:span>（石之瑜：辭主席！朱立倫可挽回向心）<text:span text:style-name="T3"><text:line-break/><text:line-break/></text:span>「<text:span text:style-name="T3">Anything goes</text:span>！」用大陸北方人的口吻來說，是「愛咋咋地」！在生命、概念的世界裡愛咋咋地，但在道德社會中，特別是面對一群龜兒子王八蛋時，實在不能苟同龜兒子王八蛋任性妄為。大陸已遭受方方面面愛咋咋地的苦果，並且正付出極大的代價去修正<text:span text:style-name="T3">/</text:span>不修正，對照來看，如果台灣在民主政治、自由經濟累積了慘痛的教訓，喟嘆之外，也許還有道德底線可以堅守？<text:span text:style-name="T3"><text:line-break/><text:line-break/></text:span>道德的世界，讓人糾結；王八蛋的世界，嗟！使人尷尬！<text:span text:style-name="T3"><text:line-break/><text:line-break/>p.s. </text:span>這不是命題作文，只是個人糾結尷尬的懺悔錄。</text:p>
      <text:p text:style-name="P1"><text:span text:style-name="T1">政信</text:span><text:s/>  |  2015.10.23 22:53   |   <text:a xlink:type="simple" xlink:href="http://palinfo.habago.org/Entry?Command=Information_PrintForum&amp;iPage=302#FORUM34015"><text:span text:style-name="T2">#</text:span></text:a></text:p>
      <text:p text:style-name="P2">純粹是博君一笑，類似的情景近兩百年後互相交換角色重新上演<text:span text:style-name="T3"><text:line-break/><text:line-break/></text:span>習近平訪英最佳段子：<text:span text:style-name="T3"><text:line-break/></text:span>英女王問卡梅倫：<text:span text:style-name="T3">“</text:span>卡中堂，都談什麼了？<text:span text:style-name="T3">“<text:line-break/></text:span>卡麥倫：<text:span text:style-name="T3">“</text:span>回老佛爺，洋人要來給我們修鐵路了<text:span text:style-name="T3">”</text:span>。<text:span text:style-name="T3"><text:line-break/></text:span>（轉自微博）</text:p>
      <text:p text:style-name="P1"><text:span text:style-name="T1">鄭豐遠</text:span><text:s/>  |  2015.10.23 21:13   |   <text:a xlink:type="simple" xlink:href="http://palinfo.habago.org/Entry?Command=Information_PrintForum&amp;iPage=302#FORUM34014"><text:span text:style-name="T2">#</text:span></text:a></text:p>
      <text:p text:style-name="P3">謝謝力民的提醒，既然被提出了，我就在此說明一下。幾位管理員在幾天前都注意到這個問題了，實在是很討厭，有損巴勒網信譽。初步理解後發現案情不是那麼單純，我們正在尋求解決方法中。如果有人認識網站維護的專家也請推薦一下，但要是可以信賴的人選，因為巴勒網長期維護世界和平，裡頭的資料都很重要，有助人類文明的永續發展，不能被恐怖份子破壞了。</text:p>
      <text:p text:style-name="P4"/>
      <text:p text:style-name="P1"><text:span text:style-name="T1">甄力民</text:span><text:s/>  |  2015.10.23 13:21   |   <text:a xlink:type="simple" xlink:href="http://palinfo.habago.org/Entry?Command=Information_PrintForum&amp;iPage=303#FORUM34013"><text:span text:style-name="T2">#</text:span></text:a></text:p>
      <text:p text:style-name="P3">巴勒網的<text:span text:style-name="T3">google</text:span>搜尋提示好像被廣告商入侵修改了，以<text:span text:style-name="T3">google</text:span>搜尋巴勒網出現的網站名稱變成<text:span text:style-name="T3">:"</text:span>クロムダイオプサイド<text:span text:style-name="T3">6mm</text:span>ブレス<text:span text:style-name="T3"><text:s/></text:span>天然石<text:span text:style-name="T3"><text:s/></text:span>パワーストーン<text:span text:style-name="T3"><text:s/>..."</text:span>，而名稱下面有<text:span text:style-name="T3">google</text:span>的提示<text:span text:style-name="T3">:</text:span>這個網站可能已遭入侵。而點進去這則提示後，<text:span text:style-name="T3">google</text:span>則建議<text:span text:style-name="T3">:</text:span>在這則訊息尚未從搜尋結果中消失前，建議您不要造訪該網站。而不理會提是仍點進去這個日文字網址，則還是可以進的了巴勒網。<text:span text:style-name="T3"><text:line-break/><text:line-break/></text:span>可能要麻煩管理員處理一下了，感謝。</text:p>
      <text:p text:style-name="P1"><text:span text:style-name="T1">陳真</text:span><text:s/>  |  2015.10.21 03:30   |   <text:a xlink:type="simple" xlink:href="http://palinfo.habago.org/Entry?Command=Information_PrintForum&amp;iPage=303#FORUM34012"><text:span text:style-name="T2">#</text:span></text:a></text:p>
      <text:p text:style-name="P2">有部片叫食人煉獄，正在上映，昆汀塔倫提諾的弟子<text:span text:style-name="T3">Eli Roth</text:span>拍的<text:span text:style-name="T3">(</text:span>惡棍特工裏那個拿球棒把納粹打破頭的大塊頭<text:span text:style-name="T3">)</text:span>，實在很想推薦給野菊花圓仔花等等民主自由人士看。邊看邊忍不住有個邪惡念頭產生，要是讓這些人遇著食人族，世界和平會不會早點到來？至少，世界肯定會更加乾淨、寧靜一些。<text:span text:style-name="T3"><text:line-break/><text:line-break/></text:span>這不是什麼藝術片，但在娛樂之餘，倒是對我起了一點與該電影無關的啟發作用。我們用一個又一個的概念和原則，創造了<text:span text:style-name="T3">(</text:span>自以為是的<text:span text:style-name="T3">) "</text:span>世界<text:span text:style-name="T3">"</text:span>，但這一切概念，當它遇到生命，卻往往不堪一擊。<text:span text:style-name="T3"><text:line-break/><text:line-break/></text:span>在科學方法上主張<text:span text:style-name="T3"><text:s/>"</text:span>怎麼幹都行<text:span text:style-name="T3">" (Anything goes!)</text:span>的<text:span text:style-name="T3"><text:s/>Feyerabend</text:span>，身為科學哲學家，卻經常嘲笑科學哲學家，嘲笑他們的科學哲學針對科學本質之解析，實與科學真貌相去甚遠，就猶如一個不曾上戰場的人，憑空幻想戰爭之殘酷，進而以為自己很懂得戰爭，事實上他只是略知一二。<text:span text:style-name="T3"><text:line-break/><text:line-break/></text:span>哲學或思想<text:span text:style-name="T3"><text:s/>"</text:span>概念化<text:span text:style-name="T3">" </text:span>了世界，但世界之真實卻往往遠為深厚與複雜。即便善惡也一樣，概念上的演算，隆重的所謂智慧，當它挪到生命之中來看待，似乎只是空洞囈語，無謂皮毛。<text:span text:style-name="T3"><text:line-break/><text:line-break/></text:span>沒有詩，我們還真的很難理解生命。我能理解齊克果，理解海德格，理解維根斯坦。詩，才是生命的原鄉，失落的家園。我始終害怕命題，因為它扭曲了生命的深刻與厚重，我的社交恐懼合併重度厭世遁世症候群，也許就是這麼來的。</text:p>
      <text:p text:style-name="P1"><text:span text:style-name="T1">甄力民</text:span><text:s/>  |  2015.10.18 10:22   |   <text:a xlink:type="simple" xlink:href="http://palinfo.habago.org/Entry?Command=Information_PrintForum&amp;iPage=303#FORUM34011"><text:span text:style-name="T2">#</text:span></text:a></text:p>
      <text:p text:style-name="P3">不確定下面這篇文章的原始來源和出處，看起來應該是某大陸網友在軍事論壇上發表的文章，我認為分析合情合理，看到第一點就有很深的感觸，其實這個世界是非零合博奕，各國家只需要追求自己的國家利益就好，可以藉由各種合作達成最高獲益，但是美國卻偏要做一些損人利己，甚至是損人損己的戰爭來保持自己霸主地位，對比習近平的作為，我想這大概是因為大陸的政治體制不容易被各種利益團體干涉，才能保持如此理性行為吧。<text:span text:style-name="T3"><text:line-break/><text:line-break/></text:span>＝＝＝<text:span text:style-name="T3"><text:line-break/></text:span>南中国人<text:span text:style-name="T3"><text:s/></text:span>发表于：<text:span text:style-name="T3">2014-10-31 20:21 <text:line-break/><text:line-break/><text:line-break/></text:span>　　今年以來，俄羅斯多次在不同的場合對中國拋出結盟的請求，尤其是俄羅斯總統普京曾經說過這樣一句意味深長的話：中國和俄羅斯一旦聯合，全世界就可以安然入睡。<text:span text:style-name="T3"><text:line-break/><text:line-break/></text:span>　　尤其是針對美國對中俄同時施壓，既在俄羅斯的鄰國烏克蘭攪動顏色革命，當然意在俄羅斯，現在，美俄因為烏克蘭的問題兩國陷入冷戰，與此同時，美國又在中國周邊製造麻煩，鼓動菲律賓、日本甚至於越南對中國搗亂，同時鼓動印度對中國施壓，而且中美軍事裝備也多次偶遇，險些擦槍走火。<text:span text:style-name="T3"><text:line-break/><text:line-break/></text:span>　　現在的中俄已經意識到，兩國祇有合作才有可能不被美國吃掉，也正是這樣的原因，中俄關係空前良好，中俄合作盛況空前，而且同時主導著上合組織，也同時主導著金磚組織。但面對俄羅斯頻頻提出中俄聯盟的要求，中國發出的聲音卻是<text:span text:style-name="T3">“</text:span>中俄關係已超過結盟關係<text:span text:style-name="T3">”</text:span>，但就是不和俄羅斯結盟。<text:span text:style-name="T3"><text:line-break/><text:line-break/></text:span>　　面對俄羅斯頻頻拋出橄欖枝，而且兩國同樣面對美國的壓力，可謂命運相似，而且國內民眾要求和俄羅斯結盟的聲音也很大，但中國政府為何就是不同意和俄羅斯結盟呢<text:span text:style-name="T3">?</text:span>個人認為，中國政府之所以不同意與俄羅斯結盟，主要出於以下七個方面的考慮：<text:span text:style-name="T3"><text:line-break/><text:line-break/></text:span>　　一是中國一直遵循獨立自主的發展道路。新中國成立之後，中國其實經歷過與前蘇聯、朝鮮的結盟關係，但後來證明這種結盟對國家的發展是不利的，所以，中國後來與印度等國倡導不結盟運動，其實是從中國國情實際出發，與他國合作並不需要通過結盟來實現，而且中國與他國的合作是沒有政治目的的，完全只是經濟、技術等方面的合作，不干涉別國內政，走獨立自主、自力更生的發展道路對中國的發展更有利，對合作國家的發展同樣更有利。<text:span text:style-name="T3"><text:line-break/><text:line-break/></text:span>　　二是中俄結盟誰是主導者很敏感，處理不好會引起矛盾甚至敵對。中國和前蘇聯有全同盟關係，但後來卻鬧翻了，甚至還引起了戰爭，根本原因就在於中國和前蘇聯都是世界大國，誰也不服從誰的領導。現在，中俄如果再結盟，很有可能因為同樣的原因鬧得不愉快，甚至內鬥，這樣倒還會讓美國漁利而各個擊破，前蘇聯的瓦解就是最好的證明，這也是中俄都不願意看到的結局。<text:span text:style-name="T3"><text:line-break/><text:line-break/></text:span>　　三是不與俄羅斯結盟讓中國可以分化美國陣營。現在，中國經濟發展蒸蒸日上，在經濟領域許多方面都是世界第一，全世界的主要經濟大國已經離不開中國經濟，尤其是現在的西方國家經濟都陷入全面衰退，經濟萎靡就像軟男缺乏埃飛遞克的滋潤那樣，情慾低落、乏力不硬，缺少生機與活力。包括美國在內的國家雖然政見與中國不同，但在經濟上都希望與中國合作，中國也藉此可以獲得更多的技術和經濟方面的好處。<text:span text:style-name="T3"><text:line-break/><text:line-break/></text:span>　　中國一旦與俄羅斯結盟，中國和西方國家的合作就會中止，處於敵對，如果不結盟，美國可以幻想中國有可能與其合作，中國也可以藉機分化美國的西方陣營，如中國與歐洲各國尤其是德國的合作形成了中德俄三角連線，而英國、法國、意大利等許多歐洲國家也樂意與中國合作，這樣，可以分化美國的陣營，至少不是鐵板一塊，這樣，中國可以周旋於美歐俄之間獲得利益最大化。<text:span text:style-name="T3"><text:line-break/><text:line-break/></text:span>　　四是中俄結盟將會讓全世界陷入全面冷戰，將會打亂中國的發展步伐。中俄結盟世界必將給世界帶來徹底分化，全世界將不可避免的分化為兩個敵對陣營，一方是美國為首的西方國家，另一方是以中俄為首的另一派國家，這樣的結果是全世界都陷入新的冷戰，甚至有可能發動戰爭，尤其是俄羅斯向來膽大，鬧不好會先下手為強，這樣，中國就不可避免的拖入戰爭的泥潭，這不利於中國經濟的發展，會打斷中國綜合國力的發展步伐。<text:span text:style-name="T3"><text:line-break/><text:line-break/></text:span>　　五是不與俄羅斯結盟可以力保中國周邊相對穩定。現在，美國與俄羅斯正在角力，雖然美國也同時向中國施壓，但正是因為中國還沒有完全倒向俄羅斯，沒有和俄羅斯結盟，這既給了美國的面子，也保證了美國老大的地位，這樣，美國就不得不顧忌中國，在慫恿其盟國對中國搗亂的時候要把握分寸，要看中國的眼色行事，雖然其盟國騷擾不斷，但都只是小打小鬧，不會影響中國的發展進程。<text:span text:style-name="T3"><text:line-break/><text:line-break/></text:span>　　六是不與俄羅斯結盟可以安撫一部分國人的心。雖然贊成與俄羅斯結盟的呼聲很大，但反對與俄羅斯結盟的呼聲也不小，究其原因，當然是俄羅斯帶給中國人的傷痛太大了，幾百萬平方千米的領土再加上外蒙古的分離，讓中國在北方沒有了出海口，現在中國外出都被別國箝制著，這也是美國能夠實現半月型包圍中國的根本原因。所以，中國一旦與俄羅斯結盟，國內反對的聲音也會很大。現在，中國不同意與俄羅斯結盟，其實也是安撫了這部分國人的心。<text:span text:style-name="T3"><text:line-break/><text:line-break/></text:span>　　七是現在確實還未到結盟的時候。雖然現在的世界很危險，美國也有要用武力打擊中國的聲音，尤其是美國明確提出即使世界一片混亂，美國也要專心壓制中國，因為美國近年來一直視中國為最大敵人，害怕中國取代美國老大的地位。特別是烏克蘭內戰問題，第三次世界大戰彷彿一觸即發。<text:span text:style-name="T3"><text:line-break/><text:line-break/></text:span>　　但是，從目前來看，真正發動世界大戰時機似乎還不成熟，尤其是中美俄都是核大國，真正發動世界大戰將是毀滅性的，並未到正直一方能夠瞬間制服另一方的時刻。所以，中俄結盟整體上還<text:span text:style-name="T3"><text:s/></text:span>是和平時期，並不是最佳時機。</text:p>
      <text:p text:style-name="P1"><text:span text:style-name="T1">秉叡</text:span><text:s/>  |  2015.10.18 03:54   |   <text:a xlink:type="simple" xlink:href="http://palinfo.habago.org/Entry?Command=Information_PrintForum&amp;iPage=303#FORUM34010"><text:span text:style-name="T2">#</text:span></text:a></text:p>
      <text:p text:style-name="P5"><text:span text:style-name="T1">是否已經爆發第三次巴勒斯坦抗暴運動</text:span>(Intifada)? <text:span text:style-name="T1">請見</text:span><text:s/>Middle East Monitor <text:span text:style-name="T1">的整理。</text:span><text:line-break/>https://www.middleeastmonitor.com/specials/intifada/<text:line-break/><text:line-break/><text:line-break/><text:span text:style-name="T1">＝＝＝＝＝＝＝＝＝＝＝＝＝＝＝＝＝＝＝＝＝</text:span><text:line-break/><text:span text:style-name="T1">一名猶太評論人的文章大意如下</text:span><text:line-break/><text:line-break/>1. <text:span text:style-name="T1">分析以色列社會集體思維。</text:span><text:line-break/><text:line-break/>2. <text:span text:style-name="T1">批評西方媒體的報導角度。為何多數西方媒體不敢正視問題，而將以色列與巴勒斯坦的衝突僅僅定調為「以牙還牙」？</text:span><text:line-break/><text:line-break/>3. <text:span text:style-name="T1">指出以色列社會走向法西斯化，認為比巴勒斯坦人還要優越，極少數猶太人敢出面批評政府殘暴政策。</text:span><text:line-break/><text:line-break/>http://www.counterpunch.org/2015/10/15/israel-the-media-and-the-anatomy-of-a-sick-society/<text:line-break/><text:line-break/><text:span text:style-name="T1">轉自</text:span><text:s/>Abdullah in Taiwan <text:span text:style-name="T1">認識穆斯林與伊斯蘭議題之窗</text:span></text:p>
      <text:p text:style-name="P1"><text:span text:style-name="T1">怡靜</text:span><text:s/>  |  2015.10.14 22:05   |   <text:a xlink:type="simple" xlink:href="http://palinfo.habago.org/Entry?Command=Information_PrintForum&amp;iPage=303#FORUM34009"><text:span text:style-name="T2">#</text:span></text:a></text:p>
      <text:p text:style-name="P6"><text:span text:style-name="T1">前陣子閱讀記者</text:span>Glenn Greenwald<text:span text:style-name="T1">文章時發現的網站，</text:span><text:line-break/><text:line-break/><text:a xlink:type="simple" xlink:href="https://theintercept.com/fieldofvision/"><text:span text:style-name="T2">Field of Vision</text:span></text:a> <text:line-break/><text:line-break/>Field of Vision is a filmmaker-driven visual journalism film unit co-created by Laura Poitras, AJ Schnack and Charlotte Cook that pairs filmmakers with developing and ongoing stories around the globe.<text:line-break/><text:line-break/><text:span text:style-name="T1">紀錄短片均可免費觀賞，非英語發音有英文字幕，今天看了最新的短片，</text:span>Birdie<text:span text:style-name="T1">，</text:span><text:s/><text:span text:style-name="T1">講一個水果攤販和狗狗的故事。很喜歡，推薦給大家，網站上其他短片也很好看。</text:span><text:line-break/><text:line-break/><text:a xlink:type="simple" xlink:href="https://youtu.be/n3As-rNBidI"><text:span text:style-name="T2">Birdie</text:span></text:a></text:p>
      <text:p text:style-name="P1"><text:span text:style-name="T1">陳真</text:span><text:s/>  |  2015.10.13 03:34   |   <text:a xlink:type="simple" xlink:href="http://palinfo.habago.org/Entry?Command=Information_PrintForum&amp;iPage=303#FORUM34007"><text:span text:style-name="T2">#</text:span></text:a></text:p>
      <text:p text:style-name="P2">熱情，造就了更多無情的災難；夢幻，進一步召喚了現實的殘酷。庸俗一點的說法是，某種美好的果實被剽竊了，革命尚未成功，同志仍須努力。對於某些人來說，也許如此；對於另一些人來說，卻沒法這麼想。生命因其私密而厚重，越是<text:span text:style-name="T3"><text:s/>"</text:span>一個人<text:span text:style-name="T3">" </text:span>的故事，便越難以言喻，悲劇於焉誕生。<text:span text:style-name="T3"><text:line-break/><text:line-break/></text:span>歷經種種，我似乎方才明白，世上根本沒有什麼美好的果實，自然也無從剽竊；存在的只是一種對於奇蹟充滿熱情的幻想。<text:span text:style-name="T3"><text:line-break/><text:line-break/></text:span>有一天，福婁拜的朋友來探望，發現他坐在台階前一人痛哭。朋友問他怎麼了？發生什麼事嗎？福婁拜說，<text:span text:style-name="T3">"</text:span>包法利夫人自殺死了。<text:span text:style-name="T3">" </text:span>朋友不解，<text:span text:style-name="T3">"</text:span>誰是包法利夫人？<text:span text:style-name="T3">" </text:span>福婁拜說，是我剛完成的一部小說的主角。朋友啞然失笑，原來如此，<text:span text:style-name="T3">"</text:span>那你就不要讓她死嘛<text:span text:style-name="T3">"</text:span>。福婁拜一聽，哭得更傷心，回答說：<text:span text:style-name="T3">"</text:span>不可能，世上已無餘路，她非死不可了。<text:span text:style-name="T3">"<text:line-break/><text:line-break/></text:span>理性上，我是個實用主義者<text:span text:style-name="T3"><text:s/>(pragmatist)</text:span>，內心深處卻似乎住著一隻揮之不去的浪漫主義精靈，嚮往無用之用；火燄般的熱情，屢敗屢戰，引領我飛奔虛無幻境。<text:span text:style-name="T3"><text:line-break/><text:line-break/></text:span>福婁拜曾說，<text:span text:style-name="T3">"</text:span>我就是包法利夫人<text:span text:style-name="T3">"</text:span>。其實我覺得我也是。有位大陸朋友說得很對，<text:span text:style-name="T3">"</text:span>哪個還不是完全麻木的人身上沒有包法利夫人的影子？我和你一樣，我們認為生命應該有奇蹟，但是沒有；我們認為生命最不能承受的是平庸。終於你不甘心，跳了出來。結果，兼身敗而名裂。於是，我也開始為我的下場擔憂了。<text:span text:style-name="T3">" <text:line-break/><text:line-break/></text:span>他還寫道：<text:span text:style-name="T3">"</text:span>福婁拜本人就有很濃重的浪漫氣質。他長年隱居鄉野，對於僵化的資產階級社會的生活理念深惡痛絕，一直到死都未能克服身上的<text:span text:style-name="T3"><text:s/>“</text:span>出世<text:span text:style-name="T3">”</text:span>、<text:span text:style-name="T3">“</text:span>遁世<text:span text:style-name="T3">” </text:span>傾向。他也不屑於與資產階級的凡庸生活融為一體，他的生活觀念既不切實際，也不合時宜。他是一個多少有點病態的完美主義者、幻想家、遁世者，完全自覺地與當時的世俗社會保持距離。正是從這個意義上，我們也許不難理解作者這樣的感慨：<text:span text:style-name="T3">“</text:span>包法利夫人，就是我。<text:span text:style-name="T3">” <text:line-break/><text:line-break/>(</text:span>我不知道這位大陸朋友是誰<text:span text:style-name="T3"><text:s/>(http://book.douban.com/review/1154194/)</text:span>。文字氾濫的世界，偶而看到一些不錯的文章，往往來自對岸。我不解，一樣是人，一樣寫中文，為何兩岸文化水平落差如此之大？<text:span text:style-name="T3"><text:s/></text:span>題外話。<text:span text:style-name="T3">)<text:line-break/><text:line-break/></text:span>這一年來，我隨身的書包裏常擺著一本<text:span text:style-name="T3"><text:s/>"</text:span>包法利夫人<text:span text:style-name="T3">" </text:span>的英文版，利用一些等車等菜等病人的發呆零星時間閱讀，每每掩卷嘆息，悲從中來。要不是怕驚嚇旁人，恐怕得隨時隨地痛哭一場。不知是悲書中主角，抑或悲我自己。我這一生最大的成就，恐怕就是一事無成。撲火者，徒留一灘灰燼；與其說現實社會殺死了包法利夫人，不如說浪漫者勢必得為虛幻夢想獻上一己悲歡。</text:p>
      <text:p text:style-name="P1"><text:span text:style-name="T1">陳真</text:span><text:s/>  |  2015.10.13 01:22   |   <text:a xlink:type="simple" xlink:href="http://palinfo.habago.org/Entry?Command=Information_PrintForum&amp;iPage=303#FORUM34006"><text:span text:style-name="T2">#</text:span></text:a></text:p>
      <text:p text:style-name="P3">概念<text:span text:style-name="T3">(concept)</text:span>和生命<text:span text:style-name="T3">(life)</text:span>之間，永遠會有一道無法跨越的鴻溝，一輕一重，一虛一實，兩者無法放在天平兩端衡量，更不用說等量其觀視為同一。當兩者離得越遠，當話語越是說得天花亂墜，生命便越說越遠。<text:span text:style-name="T3"><text:line-break/><text:line-break/></text:span>概念既是人為，就如維根斯坦所說，它既然可以被建構，就能被解構；一種<text:span text:style-name="T3"><text:s/>"</text:span>語言遊戲<text:span text:style-name="T3">" </text:span>既然可以這樣玩，就必然也能那樣玩，它從來都不是什麼亙古不變的絕對價值。<text:span text:style-name="T3"><text:line-break/><text:line-break/></text:span>一個概念，除了合法使用，自然也能誤用、濫用；即便是一道溫馨十足的和平命題，事實上卻很可能充滿血腥齷齪；所謂飛彈未至，概念先行。電影<text:span text:style-name="T3"><text:s/>"</text:span>教父<text:span text:style-name="T3">" </text:span>裏頭有句台詞說，<text:span text:style-name="T3">"</text:span>經濟是一把槍，而政治只是讓你知道何時應扣下扳機<text:span text:style-name="T3">"</text:span>。我倒還覺得經濟與政治之外，還有個更為基礎的東西，就是語言，或說概念。藉著謊言或語言、概念的濫用與誤用，制敵於無形之中。自從有了所謂民主之後，正確地說是有了某種毫無內在意義與價值的投票制度之後，這個島，每天就是在玩這一套概念戰，無所不用其極；卑鄙者註定取得無往不利的通行證。<text:span text:style-name="T3"><text:line-break/><text:line-break/></text:span>柯波拉拍完<text:span text:style-name="T3"><text:s/>"</text:span>教父<text:span text:style-name="T3">" </text:span>後，還拍了一部以越戰為背景的<text:span text:style-name="T3"><text:s/>"</text:span>現代啟示錄<text:span text:style-name="T3">"</text:span>。很多人說這是反戰電影，但科波拉說<text:span text:style-name="T3"><text:s/>"</text:span>不是，我並不反戰，我只是反對謊言<text:span text:style-name="T3">"</text:span>。<text:span text:style-name="T3"><text:line-break/><text:line-break/></text:span>市面上，哪怕只是微不足道的一點利益，照樣充滿詐欺，更不用說以政治權力為核心的巨大暴利，自然更是詐騙集團橫行。島內如此，島外依然。朱高正有句名言，<text:span text:style-name="T3">"</text:span>政治是最高明的騙術<text:span text:style-name="T3">"</text:span>。當他誠實說出這項基本事實時，反倒引來群眾撻伐。<text:span text:style-name="T3"><text:line-break/><text:line-break/></text:span>過去幾十年來，民主、人道、人權、和平、自由、實踐與公民等等等，基本上就是這一整套政治騙術的核心概念。凡是被以美國為首的詐騙集團給<text:span text:style-name="T3"><text:s/>"</text:span>人道<text:span text:style-name="T3">" </text:span>過、給<text:span text:style-name="T3"><text:s/>"</text:span>民主輸出<text:span text:style-name="T3">"</text:span>、給<text:span text:style-name="T3"><text:s/>"</text:span>維護和平<text:span text:style-name="T3">" </text:span>過的國家，毫無例外地全部淪為人間煉獄。這些話，所涉事實如此明顯，理應一聽就懂，但卻不然。<text:span text:style-name="T3"><text:line-break/><text:line-break/></text:span>生病很容易，但要研究與治療一個疾病卻極其艱難。就好像一道數學題目，隨便亂答一通很容易，但要讓他理解應該怎麼作答卻非常難。每當講到第一課，我一下便辭窮，沒法再講下去了。這門課太難上。這樣的困難並不光是智能上的<text:span text:style-name="T3"><text:s/>(intellectual)</text:span>，同時也是道德上與美學上的；智能之事易學難懂，美學之事卻連教與學似乎都不可能。你如何可能讓一個人把他原本眼中的帥哥美女，重新用不同的美學眼光，看成一個醜八怪？反之亦然。你如何可能讓一個人原本厭惡鄙視的人事物，變成他所傾心仰慕的對象？我跟你說，維根斯坦的一生著作，幾乎就全在講這件事，簡單說就是究竟有沒有可能有<text:span text:style-name="T3"><text:s/>"</text:span>傳道<text:span text:style-name="T3">" </text:span>這回事。我能在智能上傳授給你某個概念，但我如何可能傳授給你一種截然不同的美感、一種重新看待世界的眼光？<text:span text:style-name="T3"><text:line-break/><text:line-break/></text:span>曾幾何時，民主、人道、人權、和平、自由、實踐與公民等等這些原本良善的概念，變得如此低能齷齪，不堪聞問；不光藉以行騙，同時也藉以表忠貞、表思想純正。這年頭，誰要是講起這些，並以之為標榜的，我敢說，此人八成是個混蛋，要不就是頭腦不清的傻蛋。前些日子，有人拿我的一位舊識的文章給我看，該文章巍巍峨峨裝腔作勢猛吊書袋地讚美什麼圓仔花佔領立法院的偉大反抗精神。我只看了一秒鐘就沒看，因為我實在不想對人性有太多的真實理解。此人性格溫馴，投合體制，對任何主流勢力向來是乖到不能再乖的一個人，如今卻威武英勇地<text:span text:style-name="T3"><text:s/>"</text:span>反抗<text:span text:style-name="T3">" </text:span>國民黨，威武英勇地講起民主自由的理想什麼的，甚至還一臉肅穆地扯到什麼鄭南榕，實在是猥瑣透了頂。<text:span text:style-name="T3"><text:line-break/><text:line-break/></text:span>最近忙著在高雄找房子，想逃離台南這種完全不適合人類居住的地方。幾個月來，看了許多房子。除了房子本身的狀況，外在環境各種因素當然也是主要的考量。你一定會考量交通便利狀況、吃住乾淨與否、鄰居素質、文化活動、自然景觀、空氣、水源等等等。你一定是朝這些方向去考慮，應該沒有人找房子的首要關注是名稱問題，應該沒有人堅決不肯住萬惡的中正路與中山路，而只肯住在南榕巷或三太子路；應該也沒有人會首要考慮該鄉里的鄉里民大會是否定期召開，是否尊奉民主真神，是否一人一票普選產生里民代表；應該也沒有人會覺得為了追求鄉里大會一人一票的普選制度，搞得整個鄉里屍橫遍野、血流成河、姦殺擄掠無日無之是一樁感人的美事而趕緊搬進去共襄盛舉。<text:span text:style-name="T3"><text:line-break/><text:line-break/></text:span>我們在處理切身相關的日常事務時都很正常，知道生命為何物，知道如何衡量人事物的真實意義與價值，可是，一碰到政治就完全走樣完全瘋狂了，任由人洗腦。詐騙集團幾乎可以完全左右他的一切思維，乃至灌輸他所要說出的一切話語，分毫不差，比我的電腦還聽話。詐騙集團要他恨誰，他就會恨得咬牙切齒；詐騙集團要他仰慕誰，他就會把他當成神一般仰慕愛戴；詐騙集團要他以某種特定的方式關注某個人事物，他就會分毫不差地以某個特定的方式關注某個人事物；詐騙集團要他在某個時刻對某種人事物沸騰，他就會馬上沸騰給你看，乖得跟茶壺一樣。<text:span text:style-name="T3"><text:line-break/><text:line-break/></text:span>古今中外，古往今來，我對各種不可思議的人事物略有見聞，很難想像一個島，五十年前封閉得跟蛤蠣一樣密不通風，五十年後竟然更是變本加厲地愚昧與瘋狂。</text:p>
      <text:p text:style-name="P1"><text:span text:style-name="T1">隆誌</text:span><text:s/>  |  2015.10.12 11:58   |   <text:a xlink:type="simple" xlink:href="http://palinfo.habago.org/Entry?Command=Information_PrintForum&amp;iPage=303#FORUM34005"><text:span text:style-name="T2">#</text:span></text:a></text:p>
      <text:p text:style-name="P2">每年只要諾貝爾獎公布之後，台灣往往會出現一些有關教育的議論。大多數是批評台灣的教育，教不出諾貝爾獎得主。接下來，就會有一堆學者﹑家長與政客開始大發議論，就開始又有一堆政策補助大學，希望攻頂等等。然後在網路上流傳數不盡該如何讓台灣的教育可以教出諾貝爾獎得主的文章與教育主張。<text:span text:style-name="T3"><text:line-break/><text:line-break/></text:span>我只想對所有的教育學者﹑家長們、政客們和老師們大喊，諾貝爾獎得主不是老師教出來，而是他們鑽研出來。<text:span text:style-name="T3"><text:line-break/><text:line-break/></text:span>今年屠呦呦得獎，反而讓一切都靜下來了。國內一些被政治沖昏頭的論壇，認為諾貝爾獎評選委員媚中。一些新聞報導，如貼文，又從冷戰的角度來分析為何她能發現這個藥物，順便酸了大陸學界。<text:span text:style-name="T3"><text:line-break/><text:line-break/></text:span>因為自己曾經參與過一些中草藥的藥理研究計畫，看到她的研究歷程，也真佩服她。說實在，還好她跳脫西方藥學的想法，從中醫古籍裡尋找方法。東晉葛洪所編寫的《肘後備急方》：「青蒿一握，以水二升漬之，絞取汁，盡服之。」這句話，已經告訴藥學者如何開啟研究的第一步。我自己參與過的研究裡，現代的藥理學者把中藥學和中醫分開研究。單獨研究中藥的藥學，忽略中醫理論與典籍，在動物和人體試驗往往得到的結果，不盡理想。屠呦呦的獲獎，不是教育或政治的問題，而是告訴所有人該如何研究中藥與中醫。更證明一句話：「方法無新舊，有用最重要。」<text:span text:style-name="T3"><text:line-break/><text:line-break/></text:span>＝＝＝＝＝＝＝＝＝＝＝＝＝＝＝＝＝＝＝＝＝＝＝＝＝＝＝＝＝＝＝＝<text:span text:style-name="T3"><text:line-break/>http://goo.gl/0Mtqyo<text:line-break/></text:span>聯合／屠呦呦獲獎：革命退潮後的醫學桂冠<text:span text:style-name="T3"><text:line-break/><text:line-break/></text:span>今年的諾貝爾醫學獎，由三位分別來自愛爾蘭、日本和中國大陸的科學家共同獲獎，但中國女科學家屠呦呦最受矚目，尤其在諾貝爾醫學獎委員會的記者會上，各國媒體只聚焦在屠呦呦的背景及其獲獎的意義上。<text:span text:style-name="T3"><text:line-break/><text:line-break/></text:span>屠呦呦是第一位在醫藥領域獲得諾貝爾獎的華人，又是女性，而且是在中國大陸被戲稱為沒博士學位、沒留學經歷、沒院士榮銜的「三無」科學家，其地位與成就毋庸置疑，獲此殊榮亦實至名歸，但其貢獻與獲獎意義引發的諸多爭辯，也值得進一步討論。<text:span text:style-name="T3"><text:line-break/><text:line-break/></text:span>諾貝爾大會的頌辭說明三位科學家獲獎的意義，在於寄生蟲疾病困擾人類幾千年，構成重大的全球性健康問題，最受影響的也是世界最貧窮的人口，而獲獎者開發的革命性新療法，對於增進人類健康和減少痛苦的重要性難以估量。頌辭中舉出的幾個數字可以說明屠呦呦的貢獻：全球三十四億以上最弱勢人口處在感染瘧疾的風險下，每年有近二億人感染，並奪走四十五萬條人命，絕大多數是兒童；屠呦呦發現的青蒿素可以有效對抗瘧疾，不僅降低兩成以上的死亡率，兒童死亡率更下降達三成以上，單在非洲每年就挽救了超過十萬人的生命。<text:span text:style-name="T3"><text:line-break/><text:line-break/></text:span>今年諾貝爾醫學獎焦點轉向對抗古老傳染疾病的公共衛生防治領域，關懷落後國家居民的健康人權；而屠呦呦獲獎，表彰的正是其研究成果對於增進全球數以億計貧窮人口健康與福祉的貢獻。<text:span text:style-name="T3"><text:line-break/><text:line-break/></text:span>然而，屠呦呦的突破性研究，卻是在三、四十年前進行的。在中國大陸，那是一個共產貧窮的年代，也是一個革命狂飆的年代。文化大革命不僅葬送了一整個世代的青春，傳統文化成為破舊封建的表徵，也阻絕了與當代文明交會的機會。在革命浪潮中，屠呦呦的丈夫被下放「五七幹校」進行勞動改造與思想教育；屠呦呦則埋首中醫古籍，窮究經方驗方，國家賦予的任務是找出可以對抗瘧疾的最有效藥物，這項任務還有個神祕代號：「五二三」項目。<text:span text:style-name="T3"><text:line-break/><text:line-break/></text:span>因為是毛澤東欽點，具有研發抗瘧新藥以協助北越「打擊美帝」的軍事任務性質，所以研究不受革命群眾騷擾與政治運動衝擊；又因為許多資深科學家被打為右派靠邊站，所以年輕的助理研究員屠呦呦，有機會被任命參與「毛澤東思想指導發掘抗瘧中草藥」的任務；更因為普遍貧窮而且反資反帝與西方隔絕，傳統中醫藥備受依賴，中西醫結合更受重視，所以擁有中西醫藥背景的屠呦呦，能夠在千年古方啟示下，運用現代科學技術，找出對抗人類古老疾病的新藥；但也因為是集體主義下的國家任務，幾十家科研機構、幾百名科研人員協力攻關，研究成果匯報各單位分享，並分工合作臨床試驗與推廣，所以沒有個人署名的論文，全部成為集體智慧的結晶。<text:span text:style-name="T3"><text:line-break/><text:line-break/></text:span>因此，屠呦呦過去在國際上獲獎時，便屢受國內學術社群質疑，這是集體的大協作，為什麼頒給她一個人？這次獲獎，中西醫學界也關注，這是諾貝爾醫學獎對傳統中醫藥的頒獎嗎？至於一般民眾則在讚佩之餘，仍不免嘲諷，「三無」科學家獲獎，這是打臉大陸學術官僚了。<text:span text:style-name="T3"><text:line-break/><text:line-break/></text:span>屠呦呦沒有博士學位和留洋經歷，有著文革前的歷史因素。但讓她戴上醫學桂冠的研究，卻是在中國文化大革命、世界共產主義運動以及東西方冷戰結構的大背景下進行的；她的努力研究成果與具體貢獻，也因此必須在西方個人主義與中國集體主義的交鋒下接受檢驗。而且，也許就像諾貝爾本人就是近代炸藥的發明者，屠呦呦這項可以挽救無數人命的研究，起源卻是戰爭。然後，在中國已經開放並走向世界的時候，過去封閉鐵幕裡的科研成果現在重獲世界肯定；而在人民幣淹世界，但貧富差距嚴重威脅中國社會穩定的時候，諾貝爾獎也發出了關注弱勢者健康人權的提醒。<text:span text:style-name="T3"><text:line-break/><text:line-break/></text:span>至於諾貝爾獎和中醫藥的關係，也引起各國媒體與中西醫學界的關切。但諾貝爾醫學獎委員會方面澄清，這不是對傳統中醫藥的頒獎，而是頒給從傳統中醫藥中獲得啟發、作出貢獻的個人。屠呦呦的回應則更具意義，她認為，這對中醫藥工作是新的激勵，中國傳統醫藥和現代醫學的結合給了醫藥界新的啟發，但這個好寶庫，卻不是撿來就可以用的，必須把它發掘出更多有價值的成果，造福人類。<text:span text:style-name="T3"><text:line-break/><text:line-break/></text:span>屠呦呦獲獎，除了對其時代背景與社會意義的反思之外，從中西醫藥之爭，到土洋學術研究之辯，甚至傳統文化的破壞與創新，以及傳統價值的顛覆與重生，都值得省思。</text:p>
      <text:p text:style-name="P1"><text:span text:style-name="T1">隆誌</text:span><text:s/>  |  2015.10.12 11:18   |   <text:a xlink:type="simple" xlink:href="http://palinfo.habago.org/Entry?Command=Information_PrintForum&amp;iPage=303#FORUM34004"><text:span text:style-name="T2">#</text:span></text:a></text:p>
      <text:p text:style-name="P3"><text:span text:style-name="T3"><text:line-break/></text:span>諷刺新加坡是否民主之前，現看看這幾天國內一些政客說的話吧！更不要說這些政客，靠著所謂<text:span text:style-name="T3">"</text:span>民主<text:span text:style-name="T3">"</text:span>選舉上台，天天發言懷念他們過去反對的<text:span text:style-name="T3">"</text:span>威權<text:span text:style-name="T3">"</text:span>。還有一堆粉絲拍手叫好，冠上<text:span text:style-name="T3">X</text:span>神之類的稱號。這些<text:span text:style-name="T3">X</text:span>神可以不尊重法律制度﹑不尊重他人﹑甚至羞辱他人，這些粉絲還幫忙擦脂抹粉。這些<text:span text:style-name="T3">X</text:span>神的粉絲和支持者在網路上，對反對者或異議者貼上威權標籤和戴帽子。可笑的是，這些神過去打著反威權的口號，博取人民的信任，卻天天幹些威權事情。<text:span text:style-name="T3"><text:line-break/><text:line-break/></text:span>請告訴我，這就是民主？（我好像看到法國大革命之後的社會現象。）<text:span text:style-name="T3"><text:line-break/><text:line-break/></text:span>什麼樣的政治體制，都不是重點。帝制﹑專制﹑共產、民主等等政治制度，都無法達到人人平等的社會。以前的學者宣稱只要民主，就可以解決社會不平等的事情。可是老牌民主國家真的有人人平等，沒有種族﹑貧富等等不均和不平的現象？一黨獨大﹑寡頭政治﹑兩黨政治和多黨政治，就可以消彌民粹和帶來社會進步？一百多年的發展下來，應該還得不到一個結論。可是唯一一種結果是不變：「只要給老百姓平穩的生活。」。回過來看看新加坡的政治制度，新加坡雖然一黨獨大，但是大多數老百姓過的還不差。那這個政治制度不好嗎？改成多黨政治，會不會變成跟台灣一樣，民粹﹑義和團式且井蛙的社會？！<text:span text:style-name="T3"><text:line-break/><text:line-break/></text:span>西方政權和媒體不斷地宣稱敘利亞的阿賽得政權、利比亞的格達費、伊拉克的海珊，多麼糟糕，違反人權之類，所以要推翻他們。這些政權的國內，也是多黨政治，甚至有輪替，也有如新加坡一般打壓在野政黨等。自發生茉莉花革命之後，西方媒體和政客都不斷地讚頌，阿拉伯地區將邁入如歐美社會一樣的民主政治和政黨政治。可是推翻這些所謂邪惡政權之後，衍生出更多更恐怖的反人性事件。這些國家的人民，為逃離戰火。在地中海上，上演難民船搏浪渡洋。船難、溺斃<text:span text:style-name="T3">...</text:span>等等事件，發生了多少年，又有多少人在意？！真正得到同情，還是今年那張在海灘上的小孩屍體，才引發同情。<text:span text:style-name="T3"><text:line-break/><text:line-break/></text:span>我只是一個學生命科學和生物工程的人，不是政治學者，對政體無學理基礎。以上拉拉雜雜講了一堆，無意批評秉叡的貼文，只是反射我自己背景而得出的心得。</text:p>
      <text:p text:style-name="P1"><text:span text:style-name="T1">陳真</text:span><text:s/>  |  2015.10.11 04:28   |   <text:a xlink:type="simple" xlink:href="http://palinfo.habago.org/Entry?Command=Information_PrintForum&amp;iPage=303#FORUM34003"><text:span text:style-name="T2">#</text:span></text:a></text:p>
      <text:p text:style-name="P2">也許是因為新加坡人的理性與文化水平都遠高於台灣人的緣故。<text:span text:style-name="T3"><text:line-break/><text:line-break/></text:span>我也搞不懂，怎麼會有人相信台灣的什麼碗糕民主與人權會優於新加坡。<text:span text:style-name="T3"><text:line-break/><text:line-break/></text:span>我更搞不懂，怎麼會有人相信市面上那樣一種所謂民主與人權？怎麼會有人對於這些概念抱持著市面上那樣一種反智、粗糙乃至極其粗暴的理解方式。</text:p>
      <text:p text:style-name="P1"><text:span text:style-name="T1">秉叡</text:span><text:s/>  |  2015.10.10 22:52   |   <text:a xlink:type="simple" xlink:href="http://palinfo.habago.org/Entry?Command=Information_PrintForum&amp;iPage=303#FORUM34002"><text:span text:style-name="T2">#</text:span></text:a></text:p>
      <text:p text:style-name="P3">真的是搞不懂新加坡人，難道他們對於行動黨政府的各種壓制民權的政策不會感到反感，不會想要改變現狀？對於新加坡的異議份子來說，最痛苦的或許是來自一般民眾的冷漠，而非行動黨政權的打壓吧？<text:span text:style-name="T3"><text:line-break/><text:line-break/></text:span>＝＝＝＝＝＝＝＝＝＝＝＝＝＝＝＝<text:span text:style-name="T3"><text:line-break/><text:line-break/><text:line-break/></text:span>如何在新加坡做個反對黨<text:span text:style-name="T3"><text:line-break/><text:line-break/></text:span>多數新加坡民眾對執政黨最大的質疑是無人制衡，而非執政合法性。<text:span text:style-name="T3"><text:line-break/><text:line-break/><text:line-break/><text:line-break/></text:span>鄞義林和新加坡總理李顯龍有過兩次面對面接觸。<text:span text:style-name="T3"><text:line-break/><text:line-break/></text:span>第一次，他是網絡異議者，被李顯龍控告誹謗。在法庭上，他在接受質詢前轉過身，對坐在身後的李顯龍説；「我第一次見到你本人很高興，也對自己可能説過任何對你可能構成誹謗的言論道歉。」李顯龍臉上沒有表情，甚至看不出任何變化。<text:span text:style-name="T3"><text:line-break/></text:span>「我等在那裏，一秒、兩秒<text:span text:style-name="T3">……</text:span>我趕緊轉回來」，鄞義林至今記得那令人窒息的沉默。李顯龍在庭審後依然決定向鄞義林索賠。<text:span text:style-name="T3"><text:line-break/><text:line-break/></text:span>第二次，鄞義林是反對黨議會候選人。在今年<text:span text:style-name="T3">9</text:span>月<text:span text:style-name="T3">1</text:span>日的選舉登記大會上，李顯龍前呼後擁走進登記區，其他反對黨候選人站起身上前與他握手寒暄。鄞義林也向他伸出手，兩人握手後客氣一笑便各自轉身。<text:span text:style-name="T3"><text:line-break/><text:line-break/></text:span>「我感覺當時我們是平等的兩個人」，鄞義林向端傳媒回憶。<text:span text:style-name="T3"><text:line-break/><text:line-break/></text:span>只説謝謝，有什麼用？<text:span text:style-name="T3"><text:line-break/><text:line-break/></text:span>那次客氣的握手只是一個開始。<text:span text:style-name="T3">2015</text:span>年議會選舉，今年<text:span text:style-name="T3">35</text:span>歲的鄞義林作為新加坡革新黨代表，被分配在宏茂橋選區參選。與他在這個選區競爭的，正是執政黨（人民行動黨）代表李顯龍。<text:span text:style-name="T3"><text:line-break/><text:line-break/></text:span>宏茂橋選區是執政黨的傳統地盤。自<text:span text:style-name="T3">1991</text:span>年劃分成獨立選區以來，全部六個議會席位一直被人民行動黨牢牢掌握。黨魁李顯龍每次必在這一區參選，上屆選舉中，人民行動黨得票率最高的就是宏茂橋選區。<text:span text:style-name="T3"><text:line-break/><text:line-break/></text:span>因此，新加坡當地媒體將革新黨參選隊伍稱作「敢死隊」。鄞義林多年在醫療系統工作，除他這樣的專業人士外，這個「敢死隊」成員還包括人權律師拉維、社運人士吳家和等另外五人。他們都是對現政府持異議者。<text:span text:style-name="T3"><text:line-break/><text:line-break/></text:span>革新黨祕書長肯尼斯笑稱，這些人組成了一個給李顯龍「帶來噩夢」的團隊。他們在選舉前的羣眾大會上炮轟執政黨在公積金、外來移民、房價物價等領域的錯失，高呼「新加坡人民應該有一個更好的政府。」<text:span text:style-name="T3"><text:line-break/><text:line-break/></text:span>李顯龍似乎並未把這個敢死隊放在眼裏。與其他執政黨候選人一起，李顯龍自選舉開始就咬住最大反對黨工人黨的市鎮會帳目，質疑工人黨的誠信，而對其他反對黨甚少提及，甚至在選舉前的羣眾大會上，李顯龍也並未特別提到革新黨的任何參選人。這暗示着，李顯龍一早確定，革新黨在宏茂橋選區沒有勝算。<text:span text:style-name="T3"><text:line-break/><text:line-break/><text:line-break/></text:span>鄞義林卻一度覺得自己勝選在望。<text:span text:style-name="T3"><text:line-break/><text:line-break/></text:span>選戰打響後，他每天的行程包括填表格、做計劃、與訪民見面、接受媒體採訪。一次，在咖啡館裏，一個陌生人走過來對他説，謝謝你為新加坡人做的事。<text:span text:style-name="T3"><text:line-break/><text:line-break/></text:span>「後來，在選區集會上、大街上，越來越多人支持我們，對我説謝謝。我覺得<text:span text:style-name="T3">Okay</text:span>了，可能行了！」<text:span text:style-name="T3"><text:s/></text:span>鄞義林想。<text:span text:style-name="T3"><text:line-break/><text:line-break/></text:span>那段日子他滿懷信心，除了選民的謝謝和笑臉，簡單的民調數據也是一種鼓勵。他在不同網站上做了簡單的調查問卷，問民眾是否願意投他一票。在親執政黨的網站上，<text:span text:style-name="T3">20%</text:span>左右網民支持他；在自己的博客上，有<text:span text:style-name="T3">70%-80%</text:span>的讀者願意投票給他；在較為中立的網站上，支持率也有<text:span text:style-name="T3">50%</text:span>以上。<text:span text:style-name="T3"><text:line-break/><text:line-break/></text:span>這種樂觀一直持續到投票當天。<text:span text:style-name="T3"><text:line-break/><text:line-break/></text:span>晚上十點，鄞義林與競選同伴在各個票站監督點票。宏茂橋選區樣本結果公布：人民行動黨以<text:span text:style-name="T3">78%</text:span>領先革新黨。<text:span text:style-name="T3"><text:line-break/><text:line-break/></text:span>「好啦！沒希望啦！索性去麥當勞喝點東西吧。」<text:span text:style-name="T3"><text:s/></text:span>鄞義林及其他幾個候選人知道樣本的結果與最終結果相差不大，這一次，他們要輸了。<text:span text:style-name="T3"><text:line-break/><text:line-break/></text:span>鄞義林説當時他並沒有特別難過，只是不解，為什麼新加坡人只是跑來跟他説謝謝，到頭來卻不用投票支持，「只説謝謝有什麼用？」<text:span text:style-name="T3"><text:line-break/><text:line-break/></text:span>當時覺得並不難過的鄞義林，在幾小時後淚流滿面。<text:span text:style-name="T3"><text:line-break/><text:line-break/></text:span>反對黨：要強硬還是要温和？<text:span text:style-name="T3"><text:line-break/><text:line-break/></text:span>最終結果公布，鄞義林敗選。他徑直去了後港體育館。那裏是最大反對黨、工人黨的集會地，也是反對黨最可能打敗執政黨的選區。他想去尋找一些慰藉。<text:span text:style-name="T3"><text:line-break/><text:line-break/></text:span>後港體育館的大屏幕上，民主黨候選人徐順全正在發表敗選講話，這位新加坡反對黨明星也輸給了執政黨。鄞義林坐在體育館草坪上，仰頭看着徐順全講話，突然哭了起來。<text:span text:style-name="T3"><text:line-break/><text:line-break/></text:span>徐順全的參政史是新加坡反對黨強硬鬥爭的縮影。<text:span text:style-name="T3"><text:line-break/><text:line-break/><text:line-break/></text:span>這名美國喬治亞大學哲學博士<text:span text:style-name="T3">1992</text:span>年進入新加坡政壇。當時新加坡反對黨剛剛擺脱「陪跑」和「花瓶」角色，在國會爭得四個席位。<text:span text:style-name="T3"><text:line-break/><text:line-break/></text:span>徐順全咄咄逼人的風格，很快引起注意。上任總理吳作棟在羣眾大會拉選票時，徐順全跟着他從一個「熟食中心」到另一個「熟食中心」<text:span text:style-name="T3"><text:s/></text:span>，只為質問「政府給印尼總統蘇哈托的錢哪裏來的」。對方不理睬，索性拿來揚聲器高喊問題討要説法。<text:span text:style-name="T3"><text:line-break/><text:line-break/>2006</text:span>年國際貨幣基金組織與世界銀行年會在新加坡舉行，為吸引國際媒體注意，徐順全組織民眾遊行至國會大廈，遭警察阻攔後，他們在集會地堅守四天不願離開。<text:span text:style-name="T3"><text:line-break/></text:span>他還曾在法庭上就政府財務問題與新加坡國父李光耀激辯數小時<text:span text:style-name="T3">,</text:span>逼得學法律出身的李光耀在法庭上説出：「我認為你就是一副可悲相。」<text:span text:style-name="T3"><text:s/></text:span>這句話被視為李光耀少有的「不理性」發言。<text:span text:style-name="T3"><text:line-break/><text:line-break/></text:span>徐順全曾四次被李光耀和李顯龍控告誹謗。根據新加坡法律，公民批評政府，政府官員可以以個人名義告批評者誹謗。很多反對黨或異議人士都曾上過李氏父子的訴訟名單。由於無法償還鉅額賠款，徐順全<text:span text:style-name="T3">2006</text:span>年宣布破產。<text:span text:style-name="T3"><text:line-break/><text:line-break/></text:span>強硬尖鋭、傾家蕩產式的決絕姿態卻並沒有得到新加坡大多數選民的迴響。在徐順全參加的數次議員選舉中，他的得票率一直在<text:span text:style-name="T3">30%</text:span>左右徘徊，從未成功獲選。<text:span text:style-name="T3"><text:line-break/></text:span>李光耀曾經公開説徐順全需要一個精神醫師。新加坡的媒體也樂於塑造他的狂人形象。<text:span text:style-name="T3"><text:line-break/><text:line-break/></text:span>「既然政府説反對派是瘋子，你就一定要在每一次公開亮相時，讓別人看到你不是瘋子。」<text:span text:style-name="T3"><text:s/></text:span>鄞義林的朋友在參選前這樣給他建議。<text:span text:style-name="T3"><text:line-break/><text:line-break/></text:span>因此，在所有公開場合，鄞義林的發言都温和有禮，語氣平緩。他盡力避免重複當年的失誤：還是網絡異見者時，他組織了一次遊行。很快政府批評他讓小孩子也加入激烈的遊行。「開始我也好難過，遊行是不是真的影響到小朋友，但後來我回看錄像，那些小孩本來真的不在遊行隊伍裏，就在拍攝時忽然出現。」<text:span text:style-name="T3"><text:line-break/><text:line-break/></text:span>似乎每一個新加坡的反對派都面臨着這樣的問題，任何稍有激進的行為，都會被執政黨貼上不可靠、不穩定甚至「瘋子」標籤，這樣註定被看重穩定生活的新加坡選民拋棄。<text:span text:style-name="T3"><text:line-break/><text:line-break/></text:span>選後，鄞義林想明白了，革新黨此前一直使用的口號「新加坡人民應該有一個更好的政府」並不明智。「當我們提出政權更迭，執政黨便跳出來説：反對黨提出的新政策會需要每一個新加坡人掏自己的腰包支持，社會將不穩定<text:span text:style-name="T3">——</text:span>人民就害怕了。」<text:span text:style-name="T3"><text:line-break/><text:line-break/></text:span>新加坡隆道研究院研究院總裁、新加坡國立大學亞洲事務處前主任許振義觀察當地反對黨多年，他認為，新加坡反對黨領袖通常有兩種，一種是激進強硬派，比如徐順全，又比如新加坡早期反對黨明星、革新黨創始人惹耶勒南，他鬥爭方式強硬，經常在議會中與李光耀激烈辯論，終其一生與各種誹謗罪名和破產鬥爭，直到<text:span text:style-name="T3">82</text:span>歲去世。「他們這條『以自我摧殘獲得崇高形象』的路線已經被證明不成功。」<text:span text:style-name="T3"><text:line-break/><text:line-break/></text:span>鄞義林從不覺得自己是個政治激進者。但<text:span text:style-name="T3">2014</text:span>年，發布題為《你的公積金款項去了哪裏？城市豐收教會審訊的啟示》的博文後，收到李顯龍的訴狀。這出乎他的意料，「那篇文章，純粹是一個熱心公益的新加坡公民對政府的質疑。」<text:span text:style-name="T3"><text:line-break/><text:line-break/></text:span>法庭上李顯龍對他説，我看你的博客很久了，你的文章越來越有針對政府針對我的趨勢，我早就準備告你了。鄞義林當時十分驚訝：「難道你一直就在等時機告我？」<text:span text:style-name="T3"><text:line-break/><text:line-break/></text:span>「反對黨中另一派則是工人黨領袖劉程強這樣的，温和，懂得利用執政黨的這套邏輯。」<text:span text:style-name="T3"><text:s/></text:span>許振義説。<text:span text:style-name="T3"><text:line-break/><text:line-break/></text:span>（未完，全文見下列網址）<text:span text:style-name="T3"><text:line-break/>https://theinitium.com/article/20150915-international-Singapore3/</text:span></text:p>
      <text:p text:style-name="P4"/>
      <text:p text:style-name="P1"><text:span text:style-name="T1">怡靜</text:span><text:s/>  |  2015.10.09 21:13   |   <text:a xlink:type="simple" xlink:href="http://palinfo.habago.org/Entry?Command=Information_PrintForum&amp;iPage=304#FORUM34001"><text:span text:style-name="T2">#</text:span></text:a></text:p>
      <text:p text:style-name="P7"><text:span text:style-name="T4">洛杉磯時報的文章</text:span><text:span text:style-name="T5"><text:line-break/><text:line-break/></text:span><text:a xlink:type="simple" xlink:href="http://www.latimes.com/world/afghanistan-pakistan/la-fg-kunduz-tic-toc-20151009-story.html"><text:line-break/><text:span text:style-name="T6">The night the hospital in Kunduz became a U.S. military target</text:span></text:a></text:p>
      <text:p text:style-name="P1"><text:span text:style-name="T1">陳真</text:span><text:s/>  |  2015.10.08 11:52   |   <text:a xlink:type="simple" xlink:href="http://palinfo.habago.org/Entry?Command=Information_PrintForum&amp;iPage=304#FORUM33997"><text:span text:style-name="T2">#</text:span></text:a></text:p>
      <text:p text:style-name="P2"><text:span text:style-name="T3">The News Lens<text:line-break/><text:line-break/></text:span>無國界醫生反駁美軍空襲理由<text:span text:style-name="T3"><text:s/></text:span>醫院停運居民缺醫療支援<text:span text:style-name="T3"><text:line-break/><text:line-break/>2015/10/05<text:line-break/><text:line-break/></text:span>無國界醫生反駁美軍及阿富汗政府「為打擊武裝份子才空襲醫院」的說法，並認為美軍已違反國際法，要求撤查事件。受襲醫院目前已無法運作，當區居民嚴重缺乏醫療援助，武裝衝突造成的傷亡勢將堵加。<text:span text:style-name="T3"><text:line-break/><text:line-break/></text:span>無國界醫生日前位於阿富汗昆都士（<text:span text:style-name="T3">Kunduz</text:span>）的醫院遭到美軍空襲，現已造成<text:span text:style-name="T3">12</text:span>名職員以及<text:span text:style-name="T3">10</text:span>名病人被殺。無國界醫生表示，該醫院無法繼續運作，其職員也停止在該醫院內工作，所有危殆病人轉移至附近的醫療設施。<text:span text:style-name="T3"> <text:line-break/><text:line-break/></text:span>武裝份子藏身醫院？無國界醫生︰並無此事<text:span text:style-name="T3"><text:line-break/><text:line-break/></text:span>空襲發生後，美軍一名高級官員聲稱，空襲前醫院附近有大量駁火，初步報告顯示當時美國及阿富汗的部隊於該處無法安全撤出，於是美軍的地面部隊要求空中支援。阿富汗國防部長亦指，有塔利班武裝份子攻擊醫院，然後以醫院作「人肉盾牌」。<text:span text:style-name="T3"><text:line-break/><text:line-break/></text:span>無國界醫生則反駁，遇襲時醫院內有超過<text:span text:style-name="T3">180</text:span>名職員及病人，沒有職員於空襲前匯報於醫院範圍內有任何戰鬥。此外，空襲乃重覆及精確地對準醫院，周圍的建築大多都未受影響。<text:span text:style-name="T3"> <text:line-break/><text:line-break/></text:span>在最新的聲明中，無國界醫生總幹事施托康（<text:span text:style-name="T3">Christopher Stokes</text:span>）明言對這些意圖合理化空襲的言論感到非常憤怒，同時指出上述論調跟美軍最初打算淡化事件、把攻擊稱為「附帶傷害」的說法矛盾。該組織指，沒有任何理由可以支持是次空襲，事件已構成戰爭罪行，重申要求獨立的國際機構全面及透明地作出調查。<text:span text:style-name="T3"> <text:line-break/><text:line-break/></text:span>醫院關閉　居民處境更嚴峻<text:span text:style-name="T3"><text:line-break/><text:line-break/></text:span>被炸毀的醫院，是阿富汗東北部唯一有同類設備的創傷中心，<text:span text:style-name="T3">4</text:span>年內一直免費提供高質素的創傷護理。單單是去年，已有超過<text:span text:style-name="T3">2</text:span>萬<text:span text:style-name="T3">2</text:span>千名病人於該醫院接受治療，以及進行了近<text:span text:style-name="T3">6</text:span>千宗手術。<text:span text:style-name="T3"><text:line-break/><text:line-break/></text:span>醫院關閉後，昆都士只餘下幾家診所。但這些診所的設備不足，無法進行手術，也無法處理炮彈造成的創傷。如果傷者要前往鄰近地區的醫院，最快仍需<text:span text:style-name="T3">2</text:span>小時。而且近來塔利班及阿富汗政府均設立了不少檢查站，幾乎可以肯定，有傷者會在獲得救援前傷重不治。</text:p>
      <text:p text:style-name="P1"><text:span text:style-name="T1">陳真</text:span><text:s/>  |  2015.10.08 11:36   |   <text:a xlink:type="simple" xlink:href="http://palinfo.habago.org/Entry?Command=Information_PrintForum&amp;iPage=304#FORUM33996"><text:span text:style-name="T2">#</text:span></text:a></text:p>
      <text:p text:style-name="P3">美軍連<text:span text:style-name="T3">MSF</text:span>都敢炸，你能想見他平常是如何進行殺戮，完全不把人命當一回事。這類違反人道的戰爭罪行，根本就是美軍的家常便飯，例行作業，今天之所以會成為新聞，是因為<text:span text:style-name="T3">MSF</text:span>是諾貝和平獎得主。但即便如此，美國始終難以被繩之以法，正義很難貫徹，你很難把歐巴馬、柯林頓、布希等一干人送上絞刑台。<text:span text:style-name="T3"><text:line-break/><text:line-break/></text:span>前些天，俄羅斯對<text:span text:style-name="T3">ISIS</text:span>發動空襲，西方媒體立即抹黑說他攻擊平民，而且還有圖片流傳，一個小女孩受傷流血。記者問美國國防部長，你的意思是正式指控俄羅斯攻擊平民嗎？這位部長支吾其詞，一直說也許、可能、說不定。後來大家發現，這個小女孩竟然是在俄羅斯空襲的前五天就受傷了，怎麼會是俄國飛彈所傷？<text:span text:style-name="T3"><text:line-break/><text:line-break/></text:span>美軍殺害平民動輒以數十萬計，當他卻厚顏無恥地譴責一樁純屬捏造的所謂小女孩受傷案件，這就如同美軍長年以來在全球各地姦殺擄掠<text:span text:style-name="T3">(</text:span>甚至美軍內部大量女兵被長官與同袍強姦或強迫充當<text:span text:style-name="T3"><text:s/>"</text:span>慰安婦<text:span text:style-name="T3">"--</text:span>我研究過不少相關資料<text:span text:style-name="T3">)</text:span>，但希拉磊這位非常恐怖的<text:span text:style-name="T3"><text:s/>"</text:span>女布希<text:span text:style-name="T3">"</text:span>，最近卻公開罵習近平是女權的殺手，說習近平的太太在美國的一次公開演講中以幫助婦女接受良好教育做為一種中國夢，說中國之打算長期提供鉅額款項做為改善各地貧窮婦女生活境遇之等等作為非常<text:span text:style-name="T3"><text:s/>"</text:span>不要臉<text:span text:style-name="T3">"</text:span>。<text:span text:style-name="T3"><text:line-break/><text:line-break/></text:span>看多了美國與西方強權與西方主流媒體毫不羞赧地顛倒善惡黑白，你對國內綠油油的這股勢力之操弄是非及抹黑造謠成性的作風，也許就會覺得相較於前者，不過只是茶壺裏的一點風暴。當然。這是就規模上來說；若是就道德意義上來說，兩者相去不遠，所謂好話說盡，壞事做絕。<text:span text:style-name="T3"><text:line-break/><text:line-break/></text:span>陳真<text:span text:style-name="T3"><text:line-break/><text:line-break/>===============<text:line-break/></text:span>美軍轟炸無國界醫院<text:span text:style-name="T3"><text:s/></text:span>至少<text:span text:style-name="T3">19</text:span>死<text:span text:style-name="T3">37</text:span>重傷<text:span text:style-name="T3"><text:line-break/><text:line-break/></text:span>東森新聞<text:span text:style-name="T3"><text:s/>– 2015</text:span>年<text:span text:style-name="T3">10</text:span>月<text:span text:style-name="T3">4</text:span>日<text:span text:style-name="T3"><text:line-break/><text:line-break/></text:span>美軍協助阿富汗政府空襲塔利班，沒想到竟然炸到無國界醫師組織設立的醫院，造成至少<text:span text:style-name="T3">19</text:span>人死亡，其中包括<text:span text:style-name="T3">12</text:span>名醫護人員、<text:span text:style-name="T3">4</text:span>名病患和<text:span text:style-name="T3">3</text:span>名孩童，阿富汗官方表示醫院裡面藏有塔利班份子，但無國界方面說裡面只有平民，而且在他們通知之後，美軍還不鬆手持續轟炸，而聯合國也譴責這樣的轟炸行動觸犯戰爭罪，美國總統歐巴馬則表達最深的哀悼，並要求國防部進行調查解釋。<text:span text:style-name="T3"><text:line-break/><text:line-break/></text:span>位在阿富汗昆杜茲的無國界醫生醫院，<text:span text:style-name="T3">3</text:span>號晚間冒出火紅的烈焰，在黑夜當中，醫院建築物一片火海，玻璃碎片和木門框架四散飛裂，當時醫療人員還在進行手術，可以看到受傷的醫療人員倒在地上，有目擊者說現場充滿血肉燒焦的味道，美軍協助阿富汗政府空襲塔利班組織，無國界醫生組織設立的醫院遭到轟炸，造成多人死傷，其中包括醫療人員和兒童。<text:span text:style-name="T3"><text:line-break/><text:line-break/>============<text:line-break/></text:span>歐巴馬致電無國界醫生就誤炸醫院致歉<text:span text:style-name="T3"><text:line-break/><text:line-break/>BBC</text:span>中文網<text:span text:style-name="T3"><text:line-break/>2015. 10. 08.<text:line-break/><text:line-break/></text:span>白宮表示，美國總統奧巴馬，致電無國界醫生主席廖滿嫦，就美軍向無國界醫生在阿富汗昆都士的醫院發動空襲作出道歉。<text:span text:style-name="T3"><text:line-break/><text:line-break/></text:span>無國界醫生正在尋求以前從未啟動的機制，以此調查美軍空襲阿富汗昆都士醫院案件。<text:span text:style-name="T3"><text:line-break/><text:line-break/></text:span>該組織說，他們不相信美軍的內部調查，該組織在昆都士設立的醫院上周六受到美軍空襲，造成至少<text:span text:style-name="T3">22</text:span>人死亡。<text:span text:style-name="T3"><text:line-break/><text:line-break/></text:span>無國界醫生現在要求依照《日內瓦公約》設立的國際人道真相調查委員會對此案件展開戰爭罪行調查。<text:span text:style-name="T3"><text:line-break/><text:line-break/></text:span>美國國防部、司法部以及美國與阿富汗聯軍都下令對此事件展開調查。但是無國界醫生組織主席廖滿嫦醫生說，該組織不能「仰賴」美國、北約以及阿富汗所做的內部調查。<text:span text:style-name="T3"><text:line-break/><text:line-break/></text:span>廖滿嫦形容國際人道真相調查委員會是「唯一用於調查違反國際人道法的常設組織」。<text:span text:style-name="T3"><text:line-break/><text:line-break/></text:span>她說，無國界醫生呼籲簽字國家啟動該委員會，以調查真相並且確保醫院在武裝衝突中的地位。<text:span text:style-name="T3"><text:line-break/><text:line-break/></text:span>無國界醫生組織說，被襲擊的醫院廣為人知，被美軍襲擊不可能只是「簡單的失誤」。<text:span text:style-name="T3"><text:line-break/><text:line-break/></text:span>這個贏得<text:span text:style-name="T3">1999</text:span>年諾貝爾和平獎的組織說，就他們認為此次「極有可能是一宗戰爭罪行」。</text:p>
      <text:p text:style-name="P1"><text:span text:style-name="T1">陳真</text:span><text:s/>  |  2015.10.08 10:41   |   <text:a xlink:type="simple" xlink:href="http://palinfo.habago.org/Entry?Command=Information_PrintForum&amp;iPage=304#FORUM33995"><text:span text:style-name="T2">#</text:span></text:a></text:p>
      <text:p text:style-name="P2">美軍轟炸<text:span text:style-name="T3"><text:s/>MSF </text:span>醫院》企圖推卸責任給阿富汗<text:span text:style-name="T3"><text:s/></text:span>美軍說辭連四變<text:span text:style-name="T3"><text:line-break/><text:line-break/></text:span>風傳媒作者李佳恒<text:span text:style-name="T3"><text:line-break/><text:line-break/>2015</text:span>年<text:span text:style-name="T3">10</text:span>月<text:span text:style-name="T3">7</text:span>日<text:span text:style-name="T3"><text:line-break/><text:line-break/></text:span>無國界醫生（<text:span text:style-name="T3">MSF</text:span>）在阿富汗北部大城昆杜茲（<text:span text:style-name="T3">Kunduz</text:span>）經營的一間醫院<text:span text:style-name="T3">3</text:span>日遭美軍轟炸，造成至少<text:span text:style-name="T3">22</text:span>名醫療志工及病患死亡。對此，美國軍方始終未能做出明確解釋，不但含糊其詞而且前後矛盾。<text:span text:style-name="T3">MSF</text:span>認為，美軍明知空襲的目標是醫院，還企圖將責任推卸給阿富汗政府，根本已經觸犯戰爭罪，<text:span text:style-name="T3">MSF</text:span>要求展開獨立調查。<text:span text:style-name="T3"><text:line-break/><text:line-break/></text:span>群眾抗議美軍犯下戰爭罪（美聯社）<text:span text:style-name="T3"><text:line-break/><text:line-break/></text:span>民眾在聽證會上以血手表達抗議（美聯社）<text:span text:style-name="T3"><text:line-break/><text:line-break/></text:span>美軍說辭連四變<text:span text:style-name="T3"><text:line-break/><text:line-break/></text:span>從<text:span text:style-name="T3">3</text:span>日至<text:span text:style-name="T3">6</text:span>日，美國軍方的說詞一變再變。美軍與聯合部隊發言人特萊巴斯（<text:span text:style-name="T3">Brian Tribus</text:span>）上校<text:span text:style-name="T3">3</text:span>日表示，美軍在昆杜茲對敵人發動空襲，「可能」波及附近一家醫療機構。<text:span text:style-name="T3">4</text:span>日，特萊巴斯表示，美軍在昆杜茲一間由無國界醫生經營的醫療機構附近發動空襲。<text:span text:style-name="T3"><text:line-break/><text:line-break/></text:span>醫院遭空襲的消息傳開後，一度傳出此次空襲是為了掩護美軍部隊。從<text:span text:style-name="T3">5</text:span>日開始，美軍試圖將此一事件歸咎於阿富汗政府。駐阿富汗美軍指揮官坎伯（<text:span text:style-name="T3">John Campbell</text:span>）上將<text:span text:style-name="T3">5</text:span>日在記者會上指出，阿富汗政府軍<text:span text:style-name="T3">3</text:span>日要求美軍支援，以空襲對付神學士（<text:span text:style-name="T3">Taliban</text:span>）武裝份子。坎伯特別強調，這次空襲不是為了掩護美軍。<text:span text:style-name="T3"><text:line-break/><text:line-break/></text:span>無國界醫生：這不是「誤炸」<text:span text:style-name="T3"><text:line-break/><text:line-break/></text:span>對於坎伯<text:span text:style-name="T3">5</text:span>日在記者會上的說辭，<text:span text:style-name="T3">MSF</text:span>痛批，美軍企圖將責任推卸給阿富汗政府。<text:span text:style-name="T3">MSF</text:span>的總幹事史托克（<text:span text:style-name="T3">Christopher Stokes</text:span>）表示：「美軍需為其空襲的目標負起責任，不論這是否屬於聯合作戰的一部分。」<text:span text:style-name="T3"><text:line-break/><text:line-break/></text:span>此外，<text:span text:style-name="T3">MSF</text:span>定期通知交戰各方軍方及政府其設施的<text:span text:style-name="T3">GPS</text:span>座標，<text:span text:style-name="T3">9</text:span>月<text:span text:style-name="T3">29</text:span>日為最近一次通知，美軍在此次空襲前是否有再三確認？坎伯並未說明，且第一枚飛彈擊中醫院後，<text:span text:style-name="T3">MSF</text:span>馬上連絡美國與阿富汗軍方，但轟炸仍持續超過<text:span text:style-name="T3">1</text:span>小時，令<text:span text:style-name="T3">MSF</text:span>十分不滿。<text:span text:style-name="T3"><text:line-break/><text:line-break/>MSF</text:span>的執行董事柯恩（<text:span text:style-name="T3">Jason Cone</text:span>）說：「他們現在回頭談論這個『錯誤』，但這個錯誤持續了超過<text:span text:style-name="T3">1</text:span>小時，他們一直清楚醫院的地點，在轟炸時也有接到『這裡是醫院』的通知。」柯恩強調，美軍的回應只是再度顯示，此事亟需獨立調查。<text:span text:style-name="T3"><text:line-break/><text:line-break/>MSF</text:span>的國際主席廖滿嫦發布聲明指出：「這次襲擊不能以簡單的失誤，或戰爭無可避免的後果推拖過去。阿富汗政府的聲明宣稱，塔利班部隊當時正利用醫院向聯軍開火。這聲明正好暗示是阿富汗和美國部隊一同決定把一間全面運作中的醫院夷為平地，而這相當於承認戰爭犯罪。」<text:span text:style-name="T3"><text:line-break/><text:line-break/></text:span>此外，這次襲擊不僅讓<text:span text:style-name="T3">MSF</text:span>損失慘重，也影響全球各地的人道救援工作，嚴重破壞其核心原則。<text:span text:style-name="T3"><text:line-break/><text:line-break/></text:span>由於美國和阿富汗並未展現誠意，說法一變再變，<text:span text:style-name="T3">MSF</text:span>已拒絕美國、北約和阿富汗的調查，要求展開獨立調查。<text:span text:style-name="T3"><text:line-break/><text:line-break/></text:span>美軍犯下戰爭罪？關鍵：空襲前是否知會院方<text:span text:style-name="T3"><text:line-break/><text:line-break/>MSF</text:span>譴責美軍犯下戰爭罪行，美國聖母大學（<text:span text:style-name="T3">University of Notre Dame</text:span>）的國際法教授歐康諾（<text:span text:style-name="T3">Mary Ellen O’Connell</text:span>）指出，根據國際人道主義法，若塔利班武裝份子真的利用醫院向美、阿聯軍開火，美軍是否犯下戰爭罪的關鍵在於：空襲前是否有先通知醫院？<text:span text:style-name="T3"><text:line-break/><text:line-break/></text:span>歐康諾表示，兩軍發生武裝衝突時，除非其中一方以醫院為據點向敵方開火，否則不得攻擊醫院。不得已需向醫院開火時，也必須先行知會院方，否則等於犯下戰爭罪。</text:p>
      <text:p text:style-name="P1"><text:span text:style-name="T1">陳真</text:span><text:s/>  |  2015.10.08 01:33   |   <text:a xlink:type="simple" xlink:href="http://palinfo.habago.org/Entry?Command=Information_PrintForum&amp;iPage=304#FORUM33994"><text:span text:style-name="T2">#</text:span></text:a></text:p>
      <text:p text:style-name="P3">任何人，如果他真的對政治很有意願想了解或如此極為關心，我的建議是：不要看什麼報導了，更不要上網看什麼論壇，透過那樣一些方式去理解政治人事物是完全遠離真實的。<text:span text:style-name="T3"><text:line-break/><text:line-break/></text:span>當然不是說你非投入政治不可，而是說，你怎麼可能透過無數的謊言與包裝甚至透過無數的沒大腦評論乃至謠言去理解真實？理應有各種足以讓你更為近距離觀察政治的管道。也許這對大多數人還是有點難，畢竟台灣政治密不通風的，包裝偽裝得極為徹底，人渣往往一個個表現得像什麼理想主義者。<text:span text:style-name="T3"><text:line-break/><text:line-break/></text:span>這時候，也許還有個比較不用親自拋頭顱灑熱血而依然能夠稍微了解真實政治的方法，就跟知識形成的道理其實差不多，那就是尋求可靠證詞<text:span text:style-name="T3">(testimony)</text:span>，簡單說就是訴諸<text:span text:style-name="T3"><text:s/>"</text:span>專家<text:span text:style-name="T3">"</text:span>。就比方說我真的不知道地球是不是圓的，搞不好是三角形，但很多專家既然這麼說了，我沒有理由懷疑。<text:span text:style-name="T3"><text:line-break/><text:line-break/></text:span>你所要做的是：考察這些專家長期以來的言論是否具有一定的可信度和一致性。<text:span text:style-name="T3"><text:line-break/><text:line-break/></text:span>至於那些匿名的、有私利可圖的，或是整天撒謊造謠、其言論若能信、屎都能吃的例如自由時報以及各界總是搭順風車、舉順風旗的文人雅士之類，其實就當做放屁就好，毫無認知意義與議論價值。</text:p>
      <text:p text:style-name="P1"><text:span text:style-name="T1">政信</text:span><text:s/>  |  2015.10.08 01:07   |   <text:a xlink:type="simple" xlink:href="http://palinfo.habago.org/Entry?Command=Information_PrintForum&amp;iPage=304#FORUM33993"><text:span text:style-name="T2">#</text:span></text:a></text:p>
      <text:p text:style-name="P2">關於阿扁說臺灣總統是美國的一個執行長，這個報導我剛好看過，這似乎是阿扁在獄中惶惶不可終日時誤信臺灣民政府林志昇的欺騙，相信美國真的可以拯救他，我常常認為一個作惡多端的人就算你看不到他的報應，肯定他內心一定有不可觸及特別脆弱之處，除了林志昇還有一個小騙子黃琪也用塔羅牌騙過阿扁，為何他會這麼信這些東西呢？我想單純是他已經沒有任何自信走下去，只好希冀這些鬼扯蛋的東西來逃避心靈虛弱。<text:span text:style-name="T3">(</text:span>臺灣民政府也是臺灣奇蹟之一，居然有五萬多的<text:span text:style-name="T3">“</text:span>國民<text:span text:style-name="T3">”)<text:line-break/>http://freetaiwan.ning.com/m/discussion?id=5483808%3ATopic%3A616<text:line-break/><text:line-break/></text:span>我的確相信臺灣總統是個美國的應聲蟲，但是是在前朝那八年裡最嚴重。<text:span text:style-name="T3"><text:line-break/><text:line-break/></text:span>常常想起五四運動時期嚷著外爭主權、內除國賊的梅思平燒了趙家樓，後來呢日軍佔領北平時<text:span text:style-name="T3">“</text:span>國賊曹汝霖<text:span text:style-name="T3">”</text:span>死活不肯就範，而<text:span text:style-name="T3">“</text:span>愛國學生梅思平<text:span text:style-name="T3">”</text:span>卻三乎萬歲當新朝的官去了～<text:span text:style-name="T3"><text:line-break/><text:line-break/></text:span>我認為臺灣這幾十年來可能只有馬英九了解，要讓臺灣站得住腳不是跟中國對抗而是溝通、妥協、促進經貿，而不是一天到晚喊美國老爸威脅對岸<text:span text:style-name="T3">(</text:span>更何況美國老爸根本不會來也不一定<text:span text:style-name="T3">)</text:span>，面對一個繁榮穩定強大的中國，絕對比面對一個激進、不安穩而完全不按牌理出牌的北韓似的國家容易對付，以前五四時日本人恐怕看報紙才知道曹汝霖是漢奸，現在一個恐怕除臺灣人以外地區的人都很難了解為何馬英九是賣國賊。</text:p>
      <text:p text:style-name="P1"><text:span text:style-name="T1">陳真</text:span><text:s/>  |  2015.10.08 00:50   |   <text:a xlink:type="simple" xlink:href="http://palinfo.habago.org/Entry?Command=Information_PrintForum&amp;iPage=304#FORUM33992"><text:span text:style-name="T2">#</text:span></text:a></text:p>
      <text:p text:style-name="P3">幾十年來，美軍侵略屠殺四處轟炸，有三種基本炸法。<text:span text:style-name="T3"><text:line-break/><text:line-break/></text:span>一，連帶炸。<text:span text:style-name="T3"><text:line-break/><text:line-break/></text:span>簡單說就是寧可錯殺一萬，絕不放過一個。<text:span text:style-name="T3"><text:line-break/><text:line-break/></text:span>當敵人<text:span text:style-name="T3"><text:s/>"</text:span>可能<text:span text:style-name="T3">" </text:span>藏在社區，他就把整個社區轟個稀巴爛；當敵人<text:span text:style-name="T3"><text:s/>"</text:span>可能<text:span text:style-name="T3">" </text:span>被送往醫院，他就把病人乃至醫生護士一併幹掉；當救護車<text:span text:style-name="T3"><text:s/>"</text:span>可能<text:span text:style-name="T3">" </text:span>載走敵人，救護車就是攻擊目標；當婦孺老幼<text:span text:style-name="T3"><text:s/>"</text:span>可能<text:span text:style-name="T3">" </text:span>跟恐怖份子走在一塊，他就統統格殺勿論。例子成千上萬。希望不會有阿西又出來跟我要證據。<text:span text:style-name="T3"><text:line-break/><text:line-break/></text:span>二，故意炸。<text:span text:style-name="T3"><text:line-break/><text:line-break/></text:span>炸那些對美國不敬者，炸那些幫助敵人者，殺雞儆猴。<text:span text:style-name="T3"><text:line-break/><text:line-break/></text:span>例如半島電視台在<text:span text:style-name="T3">2003</text:span>年侵略伊拉克戰爭中，發表許多平民被美軍屠殺的照片，半島電視台幾天後就被炸了。例如敵人或平民管他的，不拘誰中彈受傷倒地，誰敢衝過去營救傷者就殺誰。<text:span text:style-name="T3"><text:line-break/><text:line-break/></text:span>大多數國際人權機構往往確立不談政治的原則，例如<text:span text:style-name="T3">AI,</text:span>基本上是不允許涉入當地政治的<text:span text:style-name="T3">(</text:span>我參與創立、結果被綠油油人士所竊據的這個<text:span text:style-name="T3">AI</text:span>台灣分會例外<text:span text:style-name="T3">)</text:span>。但是，<text:span text:style-name="T3">MSF </text:span>比較沒有這個限制，他們往往直接挑戰政治惡行導致人道災難，因此經常成為敵對雙方的軍事攻擊目標。<text:span text:style-name="T3"><text:line-break/><text:line-break/></text:span>除了明炸，大多時候是暗殺。在一些被美國<text:span text:style-name="T3"><text:s/>"</text:span>民主輸出<text:span text:style-name="T3">" </text:span>的國家，總是有動輒多達數千人的暗殺黑名單，殺掉當地各行各界的反美人士或左派人士、工會幹部、教師、牧師或親近敵人者等等等，半個世紀來，美國就是這麼幹的。<text:span text:style-name="T3"><text:line-break/><text:line-break/></text:span>三，誤炸。<text:span text:style-name="T3"><text:line-break/><text:line-break/></text:span>真的是誤炸。你可以說他不小心，但精確地說，倒不如應該說他其實是根本就不在乎炸死多少平民。<text:span text:style-name="T3">2003</text:span>年至今，伊拉克上百萬人死於戰火，有記者問美軍有無精確死亡數據，一位美軍將領回答說，<text:span text:style-name="T3">"</text:span>我們對統計死人數目不感興趣<text:span text:style-name="T3">"</text:span>。</text:p>
      <text:p text:style-name="P1"><text:span text:style-name="T1">陳真</text:span><text:s/>  |  2015.10.08 00:13   |   <text:a xlink:type="simple" xlink:href="http://palinfo.habago.org/Entry?Command=Information_PrintForum&amp;iPage=304#FORUM33991"><text:span text:style-name="T2">#</text:span></text:a></text:p>
      <text:p text:style-name="P2">底下那篇有關蔡什麼賣台的文章，我也不太相信這個消息來源的真實性，因為，對於台灣稍微有點常識的人理應知道，台灣與美國的關係，就像阿扁所說，台灣只是美國的一個軍事基地；所謂台灣總統，只是<text:span text:style-name="T3"><text:s/>"</text:span>美國在台軍政府<text:span text:style-name="T3">" </text:span>的一個執行長。<text:span text:style-name="T3"><text:line-break/><text:line-break/></text:span>阿扁說，他當總統時，不管大大小小事，只能執行美國主子的命令與意志。阿扁不是還因此向美國法院告狀嗎？阿扁說，台灣法院沒有權力審判美國在台軍政府的執行長，要求美國法院裁判台灣的判決無效。<text:span text:style-name="T3"><text:line-break/><text:line-break/></text:span>有些阿西以為阿扁腦袋不清楚，故而胡言亂語。其實，阿扁雖然向來謊話連篇，但是這些話倒是極為中肯。<text:span text:style-name="T3"><text:line-break/><text:line-break/></text:span>不過，講執行長是比較好聽啦，用李敖的話來說，台灣其實就是美國養的一條狗，用來咬自己的親兄弟<text:span text:style-name="T3">--</text:span>大陸。狗能跟主人談什麼條件呢？狗能給主人什麼承諾呢？你會需要你的狗給你承諾嗎？台灣有偉大到可以給美國承諾或談交換條件嗎？<text:span text:style-name="T3"><text:line-break/><text:line-break/></text:span>何止提供什麼幾個基地好讓美國打祖國，整個台灣根本向來就是美國的一個囊中物，美國對台擁有絕對的主控權，大可為所欲為。<text:span text:style-name="T3"><text:line-break/><text:line-break/></text:span>所謂捍衛台灣的什麼主權，純粹就是鬼話。特別是這幾十年來，不管藍綠，大大小小事都得聽命於美國，都得經過美國主子的批准，美國哪需要你的什麼承諾，更不用說條件交換了。事實上，不管藍綠，任何人想當<text:span text:style-name="T3"><text:s/>"</text:span>美國在台軍政府的執行長<text:span text:style-name="T3">"</text:span>，都得先努力向美國主子交心表態。<text:span text:style-name="T3"><text:line-break/><text:line-break/></text:span>有些媒體談政治，或一般人談政治，通常離真實的狀況極為遙遠。</text:p>
      <text:p text:style-name="P1"><text:span text:style-name="T1">王修亮</text:span><text:s/>  |  2015.10.07 21:08   |   <text:a xlink:type="simple" xlink:href="http://palinfo.habago.org/Entry?Command=Information_PrintForum&amp;iPage=304#FORUM33990"><text:span text:style-name="T2">#</text:span></text:a></text:p>
      <text:p text:style-name="P3">了解了<text:span text:style-name="T3">!</text:span>就是全面掌控的意思。只要有一個小點不在我操縱之下，就如同芒刺在背，一定要拔走<text:span text:style-name="T3">.....<text:line-break/><text:line-break/></text:span>常常覺得在這個世界上，某種堅持，卑微的似乎不曾激起過效果。<text:span text:style-name="T3"><text:line-break/></text:span>但是，堅持所產生的死亡，又如此令人心中波蘭壯闊。<text:span text:style-name="T3"><text:line-break/></text:span>總會引動些甚麼。</text:p>
      <text:p text:style-name="P1"><text:span text:style-name="T1">良哲</text:span><text:s/>  |  2015.10.06 23:04   |   <text:a xlink:type="simple" xlink:href="http://palinfo.habago.org/Entry?Command=Information_PrintForum&amp;iPage=304#FORUM33989"><text:span text:style-name="T2">#</text:span></text:a></text:p>
      <text:p text:style-name="P2">修亮，<text:span text:style-name="T3"><text:line-break/><text:line-break/></text:span>即便無國界醫生給了<text:span text:style-name="T3">GPS</text:span>位置，他們還是持續繼續炸了半小時，醫院以外的其他建築物反倒沒有什麼損傷。顯見這次攻擊是衝著醫院來。<text:span text:style-name="T3"><text:line-break/><text:line-break/></text:span>醫護工作只見傷患不問背景，該地也會救助到與塔利班相關的人們，這次攻擊像是對所有人發出警告：誰救了我的敵人，就是與我為敵，等同敵人，一起殲滅。<text:span text:style-name="T3"><text:line-break/><text:line-break/></text:span>再者，救援工作與救護人員的存在，也像是某種戰事見證者，外界得以知曉當地如何悲慘、該地軍事行動如何過頭等等。將見證者逐出此地，更加可以肆無忌憚進行轟炸，甚或「清洗」。<text:span text:style-name="T3"><text:line-break/><text:line-break/></text:span>我不知道這是不是「真實原因」，但我是這樣理解這次轟炸。<text:span text:style-name="T3"><text:line-break/><text:line-break/></text:span>良哲</text:p>
      <text:p text:style-name="P1"><text:span text:style-name="T1">杜振揚</text:span><text:s/>  |  2015.10.06 21:10   |   <text:a xlink:type="simple" xlink:href="http://palinfo.habago.org/Entry?Command=Information_PrintForum&amp;iPage=304#FORUM33987"><text:span text:style-name="T2">#</text:span></text:a></text:p>
      <text:p text:style-name="P3">我也很擔心蔡某人在白宮的黑箱密談，會出賣國家主權給美國，以換取個人的權力地位。不過目前在華盛頓郵報的官網搜尋了一下，並沒有找到這方面的內幕報導，所謂的三點承諾，消息來源可能有待查證。</text:p>
      <text:p text:style-name="P4"/>
      <text:p text:style-name="P1"><text:span text:style-name="T1">王修亮</text:span><text:s/>  |  2015.10.06 16:33   |   <text:a xlink:type="simple" xlink:href="http://palinfo.habago.org/Entry?Command=Information_PrintForum&amp;iPage=305#FORUM33986"><text:span text:style-name="T2">#</text:span></text:a></text:p>
      <text:p text:style-name="P3">良哲，我不明白，不論是阿富汗還是美國，為何想炸毀無國界醫院<text:span text:style-name="T3">?</text:span>即使是對權力者礙眼，無國界醫院也並不可能造成權力者的損傷啊<text:span text:style-name="T3">!<text:line-break/></text:span>和女兒討論許久，找不出這樣做的道理。我們很想知道這樣做的真實原因。</text:p>
      <text:p text:style-name="P1"><text:span text:style-name="T1">陳真</text:span><text:s/>  |  2015.10.06 12:19   |   <text:a xlink:type="simple" xlink:href="http://palinfo.habago.org/Entry?Command=Information_PrintForum&amp;iPage=305#FORUM33985"><text:span text:style-name="T2">#</text:span></text:a></text:p>
      <text:p text:style-name="P2">關於底下這篇來自對岸的文章，似乎有幾點問題。<text:span text:style-name="T3"><text:line-break/><text:line-break/></text:span>一，這內幕並不驚人。套句台灣流行的洗腦用語，這理當只是<text:span text:style-name="T3"><text:s/>“</text:span>黑箱<text:span text:style-name="T3">” </text:span>暗盤利益交換的一個基本買賣。真正的大宗買賣往往很難在當下得知。<text:span text:style-name="T3"><text:line-break/><text:line-break/></text:span>二，文章說，蔡啥小是台獨。這真的是誤會大了。我跟你說，這個黨的檯面人物勉強算是台獨的，五根手指頭就能數得完。其他人是白天台獨，晚上隨便，台上台獨，台下無所謂，只要有利可圖就行。哪邊有利就往哪邊靠。這些人，包括李登輝那個人渣也一樣，純粹就是追求個人最大利益的機會主義者，絕不是什麼台獨。至於黨的周邊那一大堆喊打喊殺或美妙理想滿天飛的尾巴團體或媒體，例如齷齪無恥的自由時報，當然更不是台獨。我敢保證哪天如果統一，這些人就會是高喊祖國萬歲喊最大聲的人。<text:span text:style-name="T3"><text:line-break/><text:line-break/></text:span>三，文章說，蔡啥小打算把南海主權拱手奉送給美日，台灣人不會答應。<text:span text:style-name="T3"><text:line-break/><text:line-break/></text:span>這真的很不了解台灣人。台灣人每天關心爆奶爆紅新聞都來不及了，怎麼會去注意什麼南海。台灣是全世界惟一沒有真正意義上的媒體的地方。所謂<text:span text:style-name="T3"><text:s/>“</text:span>媒體<text:span text:style-name="T3">“ </text:span>永遠只有爆奶爆紅或各種無意義到極點的洋相醜態或什麼好有趣的八卦，例如兩個路人互扯奶罩脫三角褲打架啦，哪個正妹屁股好翹哦，哪個加油站有個<text:span text:style-name="T3">E</text:span>奶正妹爆紅等等等。<text:span text:style-name="T3"><text:line-break/><text:line-break/></text:span>惟有當媒體打算要炒作某個東西時，那個東西才會突然爆紅爆夯，然後就會突然全民關注，等熱潮一過，媒體與政客獲利了結了，這些原本激昂慷慨的議題又會突然沈寂得彷彿根本沒有這回事。<text:span text:style-name="T3"><text:line-break/><text:line-break/></text:span>台灣人之完全對世界對國際一無所知，毫不關心，台灣人之易於洗腦和政治操弄，其智能之低，極盡荒唐之能事，恐怕不是對岸同胞所能想像。</text:p>
      <text:p text:style-name="P1">Hsiao Hsu   |  2015.10.06 05:28   |   <text:a xlink:type="simple" xlink:href="http://palinfo.habago.org/Entry?Command=Information_PrintForum&amp;iPage=305#FORUM33984"><text:span text:style-name="T2">#</text:span></text:a></text:p>
      <text:p text:style-name="P3"><text:span text:style-name="T3">I visit your site every day, I enjoy it very much, but did not leave any comment.<text:line-break/>I am going to attach a message, I did not check it out, but I am afraid it happened.<text:line-break/><text:line-break/></text:span>惊人内幕：蔡英文赴美<text:span text:style-name="T3">“</text:span>面试<text:span text:style-name="T3">”</text:span>的真相<text:span text:style-name="T3"> <text:line-break/><text:line-break/>2015-09-20 </text:span>望月<text:span text:style-name="T3"><text:s/></text:span>足下生慧<text:span text:style-name="T3"> <text:line-break/><text:line-break/>http://to.tc/aHML<text:line-break/><text:line-break/></text:span>大家可能还记得，今年<text:span text:style-name="T3">6</text:span>月初，蔡英文赴美<text:span text:style-name="T3">“</text:span>面试<text:span text:style-name="T3">”</text:span>，其中在<text:span text:style-name="T3">6</text:span>月<text:span text:style-name="T3">2</text:span>日与美政要举行了不公开会晤，就加强台美军事合作进行了<text:span text:style-name="T3">“</text:span>深入对话与交流<text:span text:style-name="T3">”</text:span>，但对具体内容一直讳莫如深。日前，华盛顿邮报记者透露，蔡英文对美有三点承诺：一是钓鱼岛一旦发生冲突，台湾愿提供佳山基地美日使用；二是台湾内乱引起中共攻台，将由美方封锁太平洋，战事初期由台湾应对；三是若在南海发生中美冲突，台湾无条件将南沙岛交美菲处理。纵观这三条承诺，明显可以看出蔡英文是彻头彻尾的卖台，而且相对于李登辉的媚日、陈水扁的崇美，可谓有过之而无不及。<text:span text:style-name="T3"><text:line-break/><text:line-break/></text:span>军事家底悉数送出<text:span text:style-name="T3"><text:line-break/><text:line-break/></text:span>先看第一条。<text:span text:style-name="T3">“</text:span>钓鱼岛一旦发生冲突，台湾愿提供佳山基地美日使用<text:span text:style-name="T3">”</text:span>。钓鱼岛发生冲突当然是指中国大陆与日本发生冲突，<text:span text:style-name="T3">“</text:span>台湾愿提供佳山基地美日使用<text:span text:style-name="T3">”</text:span>，说明蔡英文与李登辉一脉相承，完全是站在全力支持日本的立场上。<text:span text:style-name="T3"><text:line-break/><text:line-break/></text:span>同时，蔡英文竟然愿意提供佳山基地给美日使用，可谓把<text:span text:style-name="T3">“</text:span>家底<text:span text:style-name="T3">”</text:span>都掏出来了。佳山基地是台军工兵历时十年、耗巨资修建而成，号称是进可攻退可守的<text:span text:style-name="T3">“</text:span>地堡<text:span text:style-name="T3">”</text:span>，修建的难度之大，事后有关人员<text:span text:style-name="T3">“</text:span>感觉像秦始皇派工修建长城一样<text:span text:style-name="T3">”</text:span>。就是这样一个军事重地，蔡英文竟然<text:span text:style-name="T3">“</text:span>愿意提供给美日使用<text:span text:style-name="T3">”</text:span>，并且是在中日发生钓鱼岛冲突的情况下，如此赤裸裸地出卖中华民族利益，蔡英文还奢谈什么<text:span text:style-name="T3">“</text:span>点亮台湾<text:span text:style-name="T3">”</text:span>，真可谓是天方夜谭。<text:span text:style-name="T3"><text:line-break/><text:line-break/>6</text:span>月<text:span text:style-name="T3">2</text:span>日当天，蔡英文会晤的美国政要中，其中资深参议员麦凯恩是美国参议院军事委员会主席、来自阿拉斯加州的共和党参议员丹<text:span text:style-name="T3">·</text:span>沙利文是美国陆军前参谋长。这两人可谓是美国军政重量级人物。蔡英文在会晤中感谢他们长久以来对台湾<text:span text:style-name="T3">“</text:span>国防<text:span text:style-name="T3">”</text:span>的支持，并以佳山基地相许，主动投桃报李，为了得到美国默许其在两岸政策闪躲过关，蔡英文<text:span text:style-name="T3">“</text:span>倒贴<text:span text:style-name="T3">”</text:span>再多亦在所不惜！<text:span text:style-name="T3"><text:line-break/><text:line-break/>“</text:span>台独<text:span text:style-name="T3">”</text:span>本性暴露无遗<text:span text:style-name="T3"><text:line-break/><text:line-break/></text:span>再看第二条。台湾内乱引起中共攻台，将由美方封锁太平洋，战事初期由台湾应对。两岸关系本是<text:span text:style-name="T3">“</text:span>家事<text:span text:style-name="T3">”</text:span>。有道是<text:span text:style-name="T3">“</text:span>家和万事兴<text:span text:style-name="T3">”</text:span>。<text:span text:style-name="T3">2008</text:span>年以来，国共两党、两岸双方同两岸同胞一道，在<text:span text:style-name="T3">“</text:span>九二共识<text:span text:style-name="T3">”</text:span>、反对<text:span text:style-name="T3">“</text:span>台独<text:span text:style-name="T3">”</text:span>的基础上，开辟了两岸关系和平发展道路。事实证明，这是一条有利于两岸同胞团结奋斗、实现互利双赢的正确道路。<text:span text:style-name="T3"><text:line-break/><text:line-break/></text:span>但蔡英文在对两岸政策上，一直以含糊其辞，或以所谓的<text:span text:style-name="T3">“</text:span>维持现状<text:span text:style-name="T3">”</text:span>搪塞。而<text:span text:style-name="T3">“</text:span>维持现状<text:span text:style-name="T3">”</text:span>的内涵，李登辉则说得非常露骨：<text:span text:style-name="T3">“</text:span>蔡英文的两岸<text:span text:style-name="T3">‘</text:span>维持现状<text:span text:style-name="T3">’</text:span>，维持台湾是台湾、中国是中华人民共和国，即表示台湾与中国大陆为个别的<text:span text:style-name="T3">‘</text:span>存在<text:span text:style-name="T3">’”</text:span>。而现在蔡英文现在将<text:span text:style-name="T3">“</text:span>家事<text:span text:style-name="T3">” </text:span>、<text:span text:style-name="T3">“</text:span>内政<text:span text:style-name="T3">”</text:span>交由外人了断，其<text:span text:style-name="T3">“</text:span>台独<text:span text:style-name="T3">”</text:span>心迹已斧凿斑斑。<text:span text:style-name="T3"><text:line-break/><text:line-break/>6</text:span>月<text:span text:style-name="T3">2</text:span>日蔡英文在与政要秘密会晤后声称，美方相信能够支持台湾安全及免于胁迫的自由，推动台湾经济繁荣，协助台湾民众在国际社会上享有应有的尊重，与此同时，美国的政策不会有变化，相信美方两者能做到。当时人们很难理解此话的内涵，现在，人们终于看清了蔡英文肚子里装的是什么货色。看来，蔡英文是<text:span text:style-name="T3">“</text:span>王八吃铁铊<text:span text:style-name="T3">——</text:span>铁了心<text:span text:style-name="T3">”</text:span>。<text:span text:style-name="T3"><text:line-break/><text:line-break/></text:span>放弃南海其心可诛<text:span text:style-name="T3"><text:line-break/><text:line-break/></text:span>最后看看第三条。蔡英文在去年民进党赢得九合一地方选举胜利后，提出民进党执政后将把太平岛建成人道救援基地。而在蔡英文访美前夕，蔡英文的智囊张旭成声称<text:span text:style-name="T3">“</text:span>民进党执政后会放弃对南中国海声称拥有主权的主张。<text:span text:style-name="T3">”</text:span>当时岛内民众几乎都不相信蔡英文真的会如此下作，现在终于真相大白：台蔡英文若上台，将无条件将南沙岛交美菲处理。<text:span text:style-name="T3"><text:line-break/><text:line-break/></text:span>目前由台湾海巡部队驻守的太平岛是南沙群岛中最大的岛屿。它位于南沙群岛西北部，距解放军驻守的西沙群岛约<text:span text:style-name="T3">740</text:span>公里，距高雄市<text:span text:style-name="T3">1600</text:span>公里，距离菲律宾苏比克海基地约<text:span text:style-name="T3">815</text:span>公里，距马六甲海峡东口的新加坡约<text:span text:style-name="T3">1000</text:span>公里。太平岛乃南海重要战略枢纽，东北亚通中东石油海上运输的咽喉。今年早些时候，中国外交部长在会见美国国务卿克里时坚决表示，中国维护主权和领土完整的意志<text:span text:style-name="T3">“</text:span>坚如磐石<text:span text:style-name="T3">”</text:span>，警告美国不要误判情势。但可悲的是，<text:span text:style-name="T3"><text:s/></text:span>在中国政府坚决捍卫领土完整之时，蔡英文竟要将南海拱手送出，这正应了一名老话：家贼难防！<text:span text:style-name="T3"><text:line-break/><text:line-break/></text:span>不过话说回来，蔡英文为了一党利益、为了自己<text:span text:style-name="T3">“</text:span>最后一里路<text:span text:style-name="T3">”</text:span>如此丧心病狂地出卖台湾利益、出卖中华民族利益，岛内二千三百万民众不会答应，大陆的十三亿民众更不会允许。纵观历史，任何出卖民族利益的人到最后都不会有好下场。蔡英文也不会例外，到最后势必搬起石头砸自己的脚，并会钉在历史的耻辱柱上。</text:p>
      <text:p text:style-name="P1"><text:span text:style-name="T1">良哲</text:span><text:s/>  |  2015.10.06 00:26   |   <text:a xlink:type="simple" xlink:href="http://palinfo.habago.org/Entry?Command=Information_PrintForum&amp;iPage=305#FORUM33981"><text:span text:style-name="T2">#</text:span></text:a></text:p>
      <text:p text:style-name="P5"><text:span text:style-name="T1">「猶太和平之聲」稍早對於耶路撒冷與西岸的緊急狀態發表聲明</text:span><text:line-break/><text:line-break/>https://jewishvoiceforpeace.org/jvp-statement-on-state-of-emergency-in-jerusalem-and-the-west-bank/<text:line-break/><text:line-break/>JVP STATEMENT ON STATE OF EMERGENCY IN JERUSALEM AND THE WEST BANK<text:line-break/>04 OCTOBER 2015 PRESS RELEASE<text:line-break/>Jewish Voice for Peace mourns the lives lost in violent attacks, both Palestinian and Israeli, in the last days and weeks.<text:line-break/><text:line-break/>We are deeply alarmed by the escalated level of collective punishment being imposed on Palestinians by both settlers and the Israeli Army. In the last 24 hours, the IDF has used live fire in Jenin and elsewhere in the West Bank, wounding over 100 Palestinians. The Palestinian Red Crescent Society has declared a state of emergency after their staff and ambulances were attacked 14 times in the last 72 hours.<text:line-break/><text:line-break/>The tensions over Al Aqsa/the Temple Mount clearly have been a flashpoint for this wave of violence, but its roots stretch much deeper. Months of incitement by the Israeli government and decades of occupation, institutionalized discrimination, and displacement have led to this point.<text:line-break/><text:line-break/>What will it take for the status quo to change? For the walls to be demolished, the raids ended, the checkpoints dismantled, the families reunited? These events are an urgent reminder of our responsibility to join hands with those who seek equality and justice for all the people of Palestine and Israel. Nonviolent protest, economic pressure, and an end to unconditional US military and diplomatic aid to Israel are the path towards a long term resolution that ends the occupation and brings about full equality for all people in the region.<text:line-break/><text:line-break/><text:span text:style-name="T1">試譯如下：</text:span><text:line-break/><text:line-break/><text:span text:style-name="T1">「猶太和平之聲」對於耶路撒冷與西岸緊急狀態的聲明</text:span><text:line-break/><text:line-break/><text:span text:style-name="T1">猶太和平之聲對於在過去幾天與數周暴力攻擊裡巴勒斯坦與以色列雙方所逝去的生命，深表哀悼。</text:span><text:line-break/><text:line-break/><text:span text:style-name="T1">對於以色列屯民與軍方升高強加於巴勒斯坦人的集體懲罰，我們深感震驚。在過去</text:span>24<text:span text:style-name="T1">小時裡，以色列占領軍在傑寧與西岸的其他地方開火，造成超過</text:span>100<text:span text:style-name="T1">名巴勒斯坦人受傷。巴勒斯坦紅新月會在雇員與救護車於</text:span>72<text:span text:style-name="T1">小時內受到</text:span>14<text:span text:style-name="T1">次攻擊後，宣佈進入緊急狀態。</text:span><text:line-break/><text:line-break/><text:span text:style-name="T1">關於阿克薩清真寺／聖殿山的緊張態勢固然是這一波暴力事件的引爆點，但其根源並不只僅於此。以色列政府數月來的煽動、數十年的占領、習以為常（制度化）的歧視、以及強迫遷移才是癥結所在。</text:span><text:line-break/><text:line-break/><text:span text:style-name="T1">該如何改變這個狀態？該如何拆除隔離牆、終止襲擊、移除檢查哨、使家人得以重聚？這些事件成為對我們極為迫切的提醒，要與那些為巴勒斯坦與以色列尋求平等與正義的人們共同攜手。透過非暴力抗爭、經濟施壓、終結美國對以色列無條件的軍事與外交援助，作為促成長期決議的途徑，藉此結束占領，迎來這地區所有人的完全平等。</text:span></text:p>
      <text:p text:style-name="P1"><text:span text:style-name="T1">良哲</text:span><text:s/>  |  2015.10.06 00:03   |   <text:a xlink:type="simple" xlink:href="http://palinfo.habago.org/Entry?Command=Information_PrintForum&amp;iPage=305#FORUM33978"><text:span text:style-name="T2">#</text:span></text:a></text:p>
      <text:p text:style-name="P3">沒有意外，一切都在規劃裡。一如當年「誤炸」中國駐南斯拉夫大使館。<text:span text:style-name="T3"><text:line-break/><text:line-break/><text:line-break/></text:span>「目前確認有<text:span text:style-name="T3">12</text:span>位無國界醫生的員工以及<text:span text:style-name="T3">10</text:span>名病人死於這場爆炸。<text:span text:style-name="T3"><text:line-break/><text:line-break/></text:span>『對於有阿富汗政府部門最近正當化襲擊昆都士的醫院的言論，無國界醫生感到非常憤怒。這些說法暗示了阿富汗與美國軍隊一起決定要將這個全面運作中的醫院夷為平地──內有超過<text:span text:style-name="T3">180</text:span>名員工與病人──因為他們宣稱裡面有塔利班成員。這相當於承認戰爭犯罪。這完全與美軍原本意圖將這次攻擊淡化成「連帶傷害」的說法相反。這次對我們醫院的襲擊令人髮指<text:span text:style-name="T3">, </text:span>導致無國界醫生正在工作的員工以及躺在床上的病人死亡<text:span text:style-name="T3">, </text:span>沒有任何能夠正當化的理由。無國界醫生重申要求進行完全透明且獨立的國際調查。』──無國界醫生總幹事施托康（<text:span text:style-name="T3">Christopher Stokes, General Director, Médecins Sans</text:span>）<text:span text:style-name="T3"><text:line-break/><text:line-break/></text:span>無國界醫生<text:span text:style-name="T3"><text:s/>/ Médecins Sans Frontières (MSF)<text:line-break/>http://msf.hk/news/16623</text:span></text:p>
      <text:p text:style-name="P1"><text:span text:style-name="T1">范美林</text:span><text:s/>  |  2015.10.05 15:35   |   <text:a xlink:type="simple" xlink:href="http://palinfo.habago.org/Entry?Command=Information_PrintForum&amp;iPage=305#FORUM33977"><text:span text:style-name="T2">#</text:span></text:a></text:p>
      <text:p text:style-name="P2">陳真您好<text:span text:style-name="T3"><text:line-break/><text:line-break/></text:span>看了一些文章，想告訴您的是：<text:span text:style-name="T3"><text:line-break/><text:line-break/></text:span>這三年來多來的風風雨雨，背後的推手不是那些在九○年代及扁朝主流的民<text:span text:style-name="T3">__</text:span>黨人，他們只不過是推手之一；重要的主謀者是李登輝及蔡英文下面的基金會跟外圍社團。<text:span text:style-name="T3"><text:line-break/><text:line-break/></text:span>當九○年代萬惡的首謀加上街頭打手，就造就了現在高中大學研究生都能佔領政府機關、網路上面造勢，以及，在各大傳媒整天散布亂七八糟新聞及言論的現況。<text:span text:style-name="T3"><text:line-break/><text:line-break/></text:span>四年前在某大論壇上有人評論馬蔡這兩位候選人：選馬是讓我們走入與大陸統一的路線，這是時間早晚的問題；而選蔡則是加速與中國統一，因為大環境會被搞到越來越爛。<text:span text:style-name="T3"><text:line-break/><text:line-break/></text:span>看到<text:span text:style-name="T3">1129</text:span>後的紛紛擾擾，真覺得此言不假啊！</text:p>
      <text:p text:style-name="P1"><text:span text:style-name="T1">陳真</text:span><text:s/>  |  2015.10.05 02:20   |   <text:a xlink:type="simple" xlink:href="http://palinfo.habago.org/Entry?Command=Information_PrintForum&amp;iPage=305#FORUM33976"><text:span text:style-name="T2">#</text:span></text:a></text:p>
      <text:p text:style-name="P3">你知道嗎？當你安坐家中打電動看漫畫上網打屁灑口水的同時，外頭的真實世界有多少人肢體傷殘，多少人家破人亡？根據聯合國難民署統計，截至去年<text:span text:style-name="T3">2014</text:span>年為止，全球難民人數高達六千萬；其中大部分難民來自美國在世界各地所發動的這一連串慘絕人寰的血腥侵略戰爭，完完全全視人命如草芥。這份難民數據，創下二戰以來人類歷史上最為血腥慘烈的紀錄。<text:span text:style-name="T3"><text:line-break/><text:line-break/></text:span>今天，要不是有中俄兩國對於美國無數殘酷暴行的掣肘與牽制，世界將會是百倍於現狀的血腥與恐怖。舉世放眼望去，中俄兩國（特別是中國）才是真正對於世界和平與人命價值做出最大的貢獻者。<text:span text:style-name="T3"><text:line-break/><text:line-break/></text:span>這只是個顯而易見的基本事實，就像一加一等於二那樣毫無疑問。但很不可思議的是，大多數人（恐怕也包括巴勒網的許多支持者），非但沒有意識到此一基本事實，反而善惡黑白完全顛倒，把撒旦當成仿佛只是有點小過錯的天使，卻把良善一方當成大惡魔那樣充滿鄙視與警戒，一談起中俄兩國，似乎非得先說上幾句不屑才能表示自己的思想堅貞與正義凜然。<text:span text:style-name="T3"><text:line-break/><text:line-break/></text:span>詐騙之入骨，難以想像。然而，所騙之事如果如許複雜而難以參透，受騙上當無可厚非。可是，所騙之事如果如此顯而易見，如此容易拆解而能輕易辨識真相，而你卻還依舊上當，你能怪誰呢？<text:span text:style-name="T3"><text:line-break/><text:line-break/></text:span>也許，我們不該怪騙子，而是該檢討為何人們如此容易被洗腦。島外如此，島內依然。<text:span text:style-name="T3"><text:line-break/><text:line-break/></text:span>也許，這依舊只是說明了我常講的一個觀念：與其說你搞不清基本的是非善惡，不如說其實你根本不在乎。今天某個事情如果牽涉到你個人的利益或興趣喜好，我相信，就算再怎麼艱澀深奧，你還是會搞得一清二楚。我常覺得，與其說混蛋人渣令人厭惡，倒不如說，自認為正人君子們的人性表現，恐怕才是真正令人心寒。<text:span text:style-name="T3"><text:line-break/><text:line-break/></text:span>前一陣子，為了製作些新的標語牌口號，我一連想了好幾個點子都被採用了，卻有個口號我自動從善如流地放棄，那個口號是：挺中抗美。有人說，這口號別說對外易招來禍患，對內恐怕也會引起反彈，畢竟這個鬼島上還有幾個不帶半點綠、絲毫不反中的清明之士？在這島上，反中幾乎就等於反納粹反病毒反垃圾那樣地理所當然。<text:span text:style-name="T3"><text:line-break/><text:line-break/></text:span>這讓我想起<text:span text:style-name="T3">26</text:span>年前創辦兒童人權團體時，在組織即將成立的命名階段，也是基於同樣的顧慮，我刻意避開<text:span text:style-name="T3"><text:s/>“</text:span>人權<text:span text:style-name="T3">” </text:span>二字而取名<text:span text:style-name="T3"><text:s/>“</text:span>台灣兒童福利協進會<text:span text:style-name="T3">”</text:span>（簡稱兒福），改以溫馨的<text:span text:style-name="T3"><text:s/>‘’</text:span>福利<text:span text:style-name="T3">‘’ </text:span>取代必然引起內部反彈及外部鎮壓的<text:span text:style-name="T3"><text:s/>‘’</text:span>人權<text:span text:style-name="T3">‘’ </text:span>二字。<text:span text:style-name="T3"><text:line-break/><text:line-break/></text:span>別說是一般大眾，即便是<text:span text:style-name="T3"><text:s/>“</text:span>兒福<text:span text:style-name="T3">” </text:span>的支持者也一樣，他們的基本思維，其實跟他所處的時代主流沒啥兩樣，聽到人權就反感；因為人權是魔鬼壞蛋的辭彙，人權就是要反政府，破壞社會安定和諧，我們只是要關心兒童，為什麼要去附和魔鬼的行徑與思維？<text:span text:style-name="T3"><text:line-break/><text:line-break/></text:span>也許你現在聽起來會覺得很不可思議，怎麼可能會有這麼笨的人？他究竟知不知道自己在說什麼？！但在那個時代，善惡是非就是如此定義，並且就像灌泥漿或灌程式一樣灌到人們的腦袋裡，於是幾乎所有人的言行，基本上就像開啟電腦軟體那樣，有著一模一樣的特定辭彙與造句，一模一樣的思維，少有例外。<text:span text:style-name="T3"><text:line-break/><text:line-break/></text:span>最近從學姊那裡學到一句話，忘了是哪個學者講的，挺有道理，他說，<text:span text:style-name="T3">“</text:span>人們長得極像他所處的時代，遠勝於像他的父母。<text:span text:style-name="T3">”</text:span>主流世界怎麼灌輸，人們就怎麼成長，言語思維都極為相似，彷彿是同一家工廠所生產。<text:span text:style-name="T3"><text:line-break/><text:line-break/></text:span>當年要避開的還不只<text:span text:style-name="T3"><text:s/>“</text:span>人權<text:span text:style-name="T3">”</text:span>二字，你還得盡量想辦法避開<text:span text:style-name="T3">“</text:span>政治<text:span text:style-name="T3">”</text:span>；你得盡量迴避這些關鍵字。你可以關心兒童，但你不能說政策有問題，你不能說中央兒童預算編列太少，你更不能說黑白一體官商勾結掩護雛妓行業之暴利等等，因為這些都是<text:span text:style-name="T3"><text:s/>“</text:span>政治<text:span text:style-name="T3">”</text:span>；我們只是來關心兒童，為什麼要扯上政治？我們只是想去孤兒院抱抱小孩，為什麼你總是要談政治？這就好像台灣之前不是有些反戰人士嗎，他們強調說自己反戰，但不反美，這其實就好像說自己反法西斯但不反納粹一樣怪異。<text:span text:style-name="T3"><text:line-break/><text:line-break/></text:span>你也許聽了覺得很不可思議，關心童工、雛妓、流浪兒童、貧病兒童以及相較於漢人更為極端弱勢的原住民小孩等等等，怎麼可能只是一直說我好有愛心哦，我好難過哦，我要給你一個愛的抱抱哦，然後卻完全不准涉及政治與政策的檢討與質疑？你一定覺得很荒唐，怎麼可能會有這麼蠢的人，他究竟知不知道自己在幹什麼？！但在那個時代，這卻幾乎是所有台灣人的基本認知。<text:span text:style-name="T3"><text:line-break/><text:line-break/></text:span>當時勢力盛行的中國時報及聯合報和民生報，他們的一些記者和報社主編，就經常大篇幅地以此論點來抹黑、攻擊<text:span text:style-name="T3"><text:s/>“</text:span>兒福<text:span text:style-name="T3">”</text:span>，說我們關心兒童之心並不單純，而是企圖藉此大談政治，藉以醜化政府，還說從未看過我們去孤兒院抱小孩哄小孩玩，反而整天從事搞遊行、發傳單、辦演講等等<text:span text:style-name="T3"><text:s/>“</text:span>政治行徑<text:span text:style-name="T3">”</text:span>，顯然別有居心，國人宜多加戒備，勿為野心陰謀份子所利用云云。<text:span text:style-name="T3"><text:line-break/><text:line-break/></text:span>那時的中時、聯合和民生報，就如同時下的自由時報和蘋果日報一樣，位居政治主流，勢力龐大，為所欲為，經常抹黑造謠少數一方。當然，若論及無恥程度，自然還遠遠比不上當今的自由時報和易主經營後的蘋果日報之齷齪陰暗下流。<text:span text:style-name="T3"><text:line-break/><text:line-break/></text:span>說起冒牌反戰人士的反戰不反美，巴勒網也許稍微好一些，反美勉強可以，但你若說<text:span text:style-name="T3"><text:s/>“</text:span>挺中抗美<text:span text:style-name="T3">” </text:span>或多說幾句中國的好話，恐怕不少支持者會心碎，因為他腦子想的，其實跟主流思維沒啥太大差異，仿佛美國只是正人君子的一時行為偏差或被恐怖份子所誤導或判斷錯誤導致人道災難，總之是情有可原；但中國則不然，中國是本質上的邪惡，不管做多少好事，惡魔的本質都不會改變，吾人皆應時時提防戒備，怎能挺中呢？<text:span text:style-name="T3"><text:line-break/><text:line-break/></text:span>你知道，社會上有各式各樣的騙子，原本三五零星，各自作業，後來人數逐漸多了起來，就結成一個網，分工合作，謂之詐騙集團。<text:span text:style-name="T3"><text:line-break/><text:line-break/></text:span>詐騙集團利用或營造人心當下的某種不滿來圖利。當然，表面上他會說這是為了你好，為了眾人美好的理想，民主，進步，尊嚴，自由<text:span text:style-name="T3">……</text:span>等等等。美妙的句子，動人的修辭，撒旦往往光鮮亮麗，從來都不是以醜陋怪異的形象出現。<text:span text:style-name="T3"><text:line-break/><text:line-break/></text:span>這些所謂理想，固然美侖美奐，但往往也極其<text:span text:style-name="T3">“</text:span>抽象<text:span text:style-name="T3">”</text:span>，正確地說是荒唐。例如，他會告訴你說，一切生活問題的根源就是因為名字取得不好，只要塗掉萬惡的中山路中正路，改為三太子路，然後換掉門牌，換個方位與顏色，妖魔鬼怪就全擋在外面了，從此就可行大運。<text:span text:style-name="T3"><text:line-break/><text:line-break/></text:span>騙術花樣繁多，不一而足，但基本辭彙其實就那幾個，總的來說都很<text:span text:style-name="T3"><text:s/>“</text:span>抽象<text:span text:style-name="T3">”</text:span>。<text:span text:style-name="T3"><text:line-break/><text:line-break/></text:span>我曾是創立詐騙集團的一份子，曾經天真地問我的騙子同志們，為什麼總是要用騙的呢？難道不能是非明白地據實陳述嗎？為什麼要抹黑造謠呢？為什麼眾人的生活沒改善，而你們卻一個個吃香喝辣飛黃騰達呢？他們說，你太幼齒太單純了，對付萬惡的國民黨，就是要以毒攻毒；而且，人民的素質太低了，我們只好用<text:span text:style-name="T3"><text:s/>“</text:span>比較簡單<text:span text:style-name="T3">”</text:span>的方法讓他們覺醒，進而奮起消滅萬惡的國民黨。至於我們呢，既然身負拯救鄉土的重責大任，當然要先讓自己富強起來，才有能力打擊魔鬼；咱們這麼辛苦教育群眾，拯救同胞，撈點好處也是應該的。<text:span text:style-name="T3"><text:line-break/><text:line-break/></text:span>於是，一個個所謂社運人士、民主人士，很快地當起官來。有些過去還曾經跟我這個窮鬼借過五百塊生活費的，幾年後，竟然從其所謂為了弱勢的理想奮鬥中，成為億萬富翁。就算不吃不喝，理應也存不了這麼多錢吧！？難道是每一個全中了樂透？<text:span text:style-name="T3"><text:line-break/><text:line-break/></text:span>我並不是說他們必然貪汙，我還不至於這麼單純，我只是說，合法撈大錢的方式與管道多的是，而這才是他們的真正目的，所謂理想及各種漂亮口號或什麼捍衛台灣什麼碗糕的，只是撈錢奪權的一個手段。就如同美國以推廣民主、爭取人權為藉口四處燒殺擄掠、奪取資源一般。<text:span text:style-name="T3"><text:line-break/><text:line-break/></text:span>我過去也曾天真地相信美國是真的在推廣民主，為人類爭取自由與尊嚴。我倒也不想掩飾這段愚蠢至極的過往。不過，騙一次是喜劇，騙兩次是鬧劇，騙個不停就是一場不可思議的悲劇了。騙子到處都有，不足為奇，不可思議的不是騙子的存在，而是不管再怎麼荒唐可笑的詐騙說詞，竟然都能永無止境般地一再奏效。唯一的改變只是詐騙集團的成員改組與門面更新，其它絲毫不變。<text:span text:style-name="T3"><text:line-break/><text:line-break/></text:span>黨外時，有一句圈內的流行口號叫<text:span text:style-name="T3">“</text:span>教育群眾<text:span text:style-name="T3">”</text:span>，而我要說的是，不用管群眾了，就先教育你自己吧。這年頭，取得資訊並不像過去那樣困難重重，但很弔詭的是，群眾反而被洗腦得更徹底，特別是那些自以為民主自由的社會，例如這個島，更是空前的封閉、單一、愚化與瘋狂，幾與文革無異，到了一種令人難以置信的地步。<text:span text:style-name="T3"><text:line-break/><text:line-break/></text:span>生活猶如一片火海，疲憊操勞，朝不保夕。長年所謂理想，一事無成，不過是換來無數難以為外人道的個人悲歡。亡的亡，破的破，說人生無悔只是自欺欺人；家破人亡之餘，我實在是不應該再去寫或再去想這樣一些東西了。假若我曾虧欠這個世界什麼，也早已用幾條無辜者的命和幾個人的青春還清。</text:p>
      <text:p text:style-name="P1"><text:span text:style-name="T1">隆誌</text:span><text:s/>  |  2015.10.04 11:02   |   <text:a xlink:type="simple" xlink:href="http://palinfo.habago.org/Entry?Command=Information_PrintForum&amp;iPage=305#FORUM33975"><text:span text:style-name="T2">#</text:span></text:a></text:p>
      <text:p text:style-name="P5"><text:span text:style-name="T1">一早就看到這則令人悲傷的消息，在阿富汗的</text:span>MSF<text:span text:style-name="T1">醫院被美軍空襲。</text:span><text:line-break/>===============================================<text:line-break/>http://goo.gl/U7mYZQ<text:line-break/><text:line-break/>Afghanistan: MSF demands explanations after deadly airstrikes hit hospital in Kunduz<text:line-break/><text:line-break/>Kabul/Brussels – The international medical organisation Médecins Sans Frontières (MSF) condemns in the strongest possible terms the horrific aerial bombing of its hospital in Kunduz, Afghanistan. Twelve staff members and at least seven patients, including three children, were killed; 37 people were injured including 19 staff members. This attack constitutes a grave violation of International Humanitarian Law.<text:line-break/><text:line-break/>All indications currently point to the bombing being carried out by international Coalition forces. MSF demands a full and transparent account from the Coalition regarding its aerial bombing activities over Kunduz on Saturday morning. MSF also calls for an independent investigation of the attack to ensure maximum transparency and accountability.<text:line-break/><text:line-break/>“This attack is abhorrent and a grave violation of International Humanitarian Law,” said Meinie Nicolai, MSF President. “We demand total transparency from Coalition forces. We cannot accept that this horrific loss of life will simply be dismissed as ‘collateral damage’.”<text:line-break/><text:line-break/>From 2:08 AM until 3:15 AM local time today, MSF’s trauma hospital in Kunduz was hit by a series of aerial bombing raids at approximately 15 minute intervals. The main central hospital building, housing the intensive care unit, emergency rooms, and physiotherapy ward, was repeatedly hit very precisely during each aerial raid, while surrounding buildings were left mostly untouched.<text:line-break/><text:line-break/>“The bombs hit and then we heard the plane circle round,” said Heman Nagarathnam, MSF Head of Programmes in northern Afghanistan. “There was a pause, and then more bombs hit. This happened again and again. When I made it out from the office, the main hospital building was engulfed in flames. Those people that could had moved quickly to the building’s two bunkers to seek safety. But patients who were unable to escape burned to death as they lay in their beds.”<text:line-break/><text:line-break/>The bombing took place despite the fact that MSF had provided the GPS coordinates of the trauma hospital to Coalition and Afghan military and civilian officials as recently as Tuesday 29 September, to avoid that the hospital be hit. As is routine practice for MSF in conflict areas, MSF had communicated the exact location of the hospital to all parties to the conflict.<text:line-break/><text:line-break/>In the aftermath of the attack, the MSF team desperately tried to save the lives of wounded colleagues and patients, setting up a makeshift operating theatre in an undamaged room. Some of the most critically injured patients were transferred to a hospital in Puli Khumri, a two hour drive away.<text:line-break/><text:line-break/>“Besides resulting in the deaths of our colleagues and patients, this attack has cut off access to urgent trauma care for the population in Kunduz at a time when its services are most needed,” said Nicolai. “Once again, we call on all warring parties to respect civilians, health facilities, and medical staff, according to International Humanitarian Law.”<text:line-break/><text:line-break/>Since fighting broke out on Monday, MSF had treated 394 wounded. At the time of the aerial attack there were 105 patients and their caretakers in the hospital, alongside more than 80 international and national MSF staff. MSF expresses its sincere condolences to the families and friends of its staff members and patients who have tragically lost their lives in this attack.<text:line-break/><text:line-break/>MSF’s hospital is the only facility of its kind in the north-eastern region of Afghanistan. For four years it has been providing free high level life- and limb-saving trauma care. In 2014, more than 22,000 patients received care at the hospital and more than 5,900 surgeries were performed. MSF treats all people according to their medical needs and does not make any distinctions based on a patient’s ethnicity, religious beliefs or political affiliation.</text:p>
      <text:p text:style-name="P1"><text:span text:style-name="T1">孫從輔</text:span><text:s/>  |  2015.10.04 04:40   |   <text:a xlink:type="simple" xlink:href="http://palinfo.habago.org/Entry?Command=Information_PrintForum&amp;iPage=305#FORUM33974"><text:span text:style-name="T2">#</text:span></text:a></text:p>
      <text:p text:style-name="P3"><text:span text:style-name="T3"><text:line-break/></text:span>以下分享普京在聯合國大會的演講，雖有少許的私心，但總體講得真好。謝謝觀察者網的翻譯，也不禁感嘆，這樣即時的翻譯工作在台灣是沒有媒體會做的。<text:span text:style-name="T3"><text:line-break/><text:line-break/>========<text:line-break/><text:line-break/></text:span>轉載自<text:span text:style-name="T3"><text:s/>http://www.guancha.cn/f-putin/2015_09_30_336092.shtml<text:line-break/><text:line-break/><text:line-break/></text:span>普京聯大演講：處在金字塔頂峰的國家產生了幻覺<text:span text:style-name="T3"><text:line-break/><text:line-break/></text:span>弗拉基米爾‧普京<text:span text:style-name="T3"><text:line-break/><text:line-break/><text:line-break/></text:span>尊敬的主席先生！尊敬的秘書長先生！尊敬的各國元首與政府首腦！女士們和先生們！<text:span text:style-name="T3"><text:line-break/><text:line-break/></text:span>聯合國<text:span text:style-name="T3">70</text:span>週年慶典是個很好的機緣，讓我們在回顧歷史的同時也談談我們共同的未來。<text:span text:style-name="T3">1945</text:span>年，那些摧毀了納粹的國家，集合了各自的力量，為戰後世界格局奠定了堅實的基礎。<text:span text:style-name="T3"><text:line-break/><text:line-break/></text:span>我想提醒大家，國家交往之間的關鍵性原則，關於建立聯合國的決定是在我國舉行的雅爾塔會議上，由反希特勒聯盟的首腦們做出的。雅爾塔體系久經磨難與考驗，（為了它的建立）付出了幾千萬人的生命，（吸取了）<text:span text:style-name="T3">20</text:span>世紀兩次蔓延整個行星的世界大戰（的教訓）。而且客觀地說，在最近<text:span text:style-name="T3">70</text:span>年各種狂風驟雨般的事件中，它幫助世界避免了大規模的災難。<text:span text:style-name="T3"><text:line-break/><text:line-break/></text:span>聯合國沒用了嗎？<text:span text:style-name="T3"><text:line-break/><text:line-break/></text:span>聯合國是一個最具有合法性，代表性和多樣性的組織。是的，近年來對聯合國的批評之聲不絕於耳。說什麼它表現出無效率的特徵，而要取得原則性決定卻受限於各種難以調和的矛盾，這些矛盾首先存在於安理會常任理事國之間。<text:span text:style-name="T3"><text:line-break/><text:line-break/></text:span>但是我想提醒大家，在聯合國當中總是存在著分歧，她存在的七十年來一直如此。否決權一直有人在使用：美國使用過，還有英國、法國、中國，以及蘇聯和之後的俄羅斯。對於一個如此多元和多代表性的組織而言，這是非常自然的現象。在聯合國建立之日起就沒有考慮過，這裡會被單一主張所壟斷。而這個組織的本質，就是建立在尋找和形成妥協之上，其力量則來源於綜合考慮不同的意見和觀點。<text:span text:style-name="T3"><text:line-break/><text:line-break/></text:span>在聯合國的舞台上討論各種問題、做出決定，以表決通過決議的形式產生，也有不能通過的時候<text:span text:style-name="T3">——</text:span>就像外交官們說的那樣：通過還是未過。無論如何，任何國家如果繞開這個規定，（它的所作所為）就是非法的，而且與聯合國憲章和現代國際法相衝突。<text:span text:style-name="T3"><text:line-break/><text:line-break/></text:span>我們知道，在「冷戰」結束後<text:span text:style-name="T3">——</text:span>所有人都知道<text:span text:style-name="T3">——</text:span>世界上出現了唯一的單極霸主。那時，處在金字塔頂峰的國家，產生了幻覺，認為自己既然如此的強大和特別，那麼肯定比所有人都更加明了該怎麼做。由此推理出來，也就不需要考慮聯合國了，因為它不肯自動形成決議，為（這個國家自認的）「正確」事項來背書，而只是找麻煩，就像我國的諺語，「就是一塊絆腳石」。因此這個國家開始傳播些論調：什麼聯合國從建立時形成的模式，已經老朽了，已經完成自己的歷史使命了。<text:span text:style-name="T3"><text:line-break/><text:line-break/></text:span>當然，世界是不斷變化的，而聯合國也應該符合這種自然的改變。俄羅斯願意在廣泛協商的基礎上，與所有的夥伴國家共同推動聯合國的發展，但是我們認為，那些動搖聯合國權威和合法性的企圖是極端危險的。這可能導致整個國際關係結構的毀滅。那時，除了叢林法則外，我們就真的什麼規則都沒有了。<text:span text:style-name="T3"><text:line-break/><text:line-break/></text:span>在那樣的世界裡，就不會有集體合作而只剩下自私自利；在那樣的世界裡，就只會有越來越多的霸權和越來越少的平等、民主與自由；在那樣的世界裡，真正的獨立國家會被日益增加的、由外部操縱的傀儡國所取代。說起來什麼叫國家主權？之前已經有同僚在這裡談起過，這首先是個關於自由的問題，每個人、每個民族、每個國家選擇自己命運的自由。<text:span text:style-name="T3"><text:line-break/><text:line-break/></text:span>尊敬的同僚們，說起來與此同樣重要的，還有所謂的合法政權的問題。（在這個問題上，）不能玩弄和操縱名詞。在國際法裡，國際事務的每個概念都必須明確、清晰，必須有一個固定的理解和固定的定義。各國都是不同的，對此必須給予尊重。沒有任何人必須遵從單一的發展路線，即使這種路線被某些人一次性地定義為永遠正確。<text:span text:style-name="T3"><text:line-break/><text:line-break/></text:span>中東為何恐怖分子遍地？<text:span text:style-name="T3"><text:line-break/><text:line-break/></text:span>我們所有人都不應該忘記歷史的經驗。比如說我們都記得蘇聯的歷史。輸出社會變革實驗，試圖從自己的意識形態原則出發來改造這個或是那個國家，經常導致災難性的後果，沒有推動進步，而是造成了退步。但是好像沒有人去學習他人的錯誤經驗，而是不斷的重複錯誤，現在繼續輸出所謂的「民主革命」。<text:span text:style-name="T3"><text:line-break/><text:line-break/></text:span>只要看看中東和北非的情況就足夠了，之前的演講人也提到了那裡。當然，這一地區早就積累了大量政治和社會問題，而那裡的人們也確實期盼著改變。但是實際上得到的是什麼呢？本來應該進行的國家制度和生活方式改革，結果被極具侵略性的外部干涉無情地摧毀了。本來想慶祝民主和進步，得到的是暴力、貧窮、社會災難，而人權乃至人命本身更是一毛不值了。<text:span text:style-name="T3"><text:line-break/><text:line-break/></text:span>在這裡，我非常想問問造成這種局面的那些人：你們現在到底明不明白你們究竟都幹了些什麼？但是，恐怕這個問題也會在空氣中消失得無影無蹤，因為那些自信的、相信自己的獨特性、自認不會被懲罰的政治家們，並沒有放棄自己的觀點。<text:span text:style-name="T3"><text:line-break/><text:line-break/></text:span>現在已經很明顯了，中東和北非的一些國家裡形成的權力真空，導致無政府區域的出現，並立刻被極端分子與恐怖分子所填充。在所謂的「伊斯蘭國」的旗幟下，已經有幾萬人的武裝人員在戰鬥。他們當中有過去伊拉克的軍人，他們在<text:span text:style-name="T3">2003</text:span>年伊拉克被入侵後流落街頭。恐怖分子的兵源地還包括利比亞，而正是對聯合國安理會<text:span text:style-name="T3">1973</text:span>號決議的粗暴破壞，導致該國體制被摧毀。而現在一些被西方國家支持的、所謂的敘利亞理性反對派們，也開始投奔這些極端分子了。<text:span text:style-name="T3"><text:line-break/><text:line-break/></text:span>他們首先被武裝，被訓練，然後就被投入所謂的「伊斯蘭國」的行列。而「伊斯蘭國」本身也不是憑空出現的，它最早被哺育出來作為反對世俗政權的武器。在敘利亞和伊拉克建立練兵基地之後，「伊斯蘭國」開始積極地對外擴張，準備在阿拉伯世界中取得控制權，而他們的目標還不侷限於此。現在的局面遠遠比想像的危險。<text:span text:style-name="T3"><text:line-break/><text:line-break/></text:span>在這樣的情況下，有人虛偽和不負責任地一面高聲喊叫國際恐怖分子的威脅，與此同時，卻對恐怖分子的資金來源和支持渠道<text:span text:style-name="T3">——</text:span>包括販毒、非法販賣石油與武器<text:span text:style-name="T3">——</text:span>閉眼裝作看不到；或是企圖操縱極端組織，拉攏他們幹私活以達到自己的政治目的，與此同時，卻寄希望於未來總會有對付他們的辦法，說得簡單點，就是消滅的意思。<text:span text:style-name="T3"><text:line-break/><text:line-break/></text:span>那些正在這樣做和這樣想的人，我想對你們說：先生們，你們正在與之打交道的那些人都非常殘忍，但他們可不都是愚蠢的或頭腦簡單的，他們一點都不比你們傻，還不知道最後是誰利用了誰來達成自己的目的。而最近這次「理性反對派」把武器交給恐怖分子的事件，就是最好的證明。<text:span text:style-name="T3"><text:line-break/><text:line-break/></text:span>我們認為任何與恐怖分子的遊戲，尤其是對他們進行武裝，都不僅僅是短視的，而且和玩火一樣危險。最終會導致全球恐怖威脅成長到極端危險的地步，蔓延到地球上新的地區。更別說在伊斯蘭國的營地中，正在「鍛鍊」著包括歐洲國家在內的多國武裝人員。<text:span text:style-name="T3"><text:line-break/><text:line-break/></text:span>非常可惜的是，必須直接指出，尊敬的同僚們，俄羅斯在這裡也不能置身事外。不能允許這些已經品嚐過血腥味的殺人犯，在日後回到自己的故鄉，然後繼續進行自己的骯髒勾當。我們不想要這種結果。也沒有人想要，不是嗎？俄羅斯一直都堅定並持續地反對任何形式的恐怖主義。<text:span text:style-name="T3"><text:line-break/><text:line-break/></text:span>我們今天向伊拉克和敘利亞，以及該地區其他與恐怖組織作鬥爭的國家提供軍事技術設備援助。我們認為，拒絕與敘利亞當局和敘利亞政府軍合作是個巨大的錯誤，正是他們在勇敢地與恐怖主義面對面作鬥爭。現在到了認清現實的時候了，除了阿薩德總統的政府軍和敘利亞的庫爾德民兵們，沒有其他人在敘利亞真的和伊斯蘭國以及其他恐怖分子戰鬥。我們知道當地所有的問題、所有的矛盾，但還是要立足於現實出發。<text:span text:style-name="T3"><text:line-break/><text:line-break/></text:span>我們需要真正的反恐聯盟<text:span text:style-name="T3"><text:line-break/><text:line-break/></text:span>尊敬的同僚們！被迫指出的是，最近這段時間我們這些誠實並且直接的做法被某些人當做藉口利用，為的是指責俄羅斯的野心在擴大。就好像說這些話的人一點野心都沒有似的。但是問題不在於俄羅斯的野心，尊敬的同僚們，而是世界上形成的種種局面已經讓人不能容忍了。<text:span text:style-name="T3"><text:line-break/><text:line-break/></text:span>實際上我們提議不要被野心操控，而是要從建立在國際法基礎上的共同價值觀與共同利益出發，團結力量以應對我們面前的新問題，建立真正的、廣泛的國際反恐聯盟。就像當初的反希特勒同盟一樣，它可以把各種不同的力量團結起來，並且準備好堅定地反擊那些如同納粹一樣邪惡和反人類（的組織）。<text:span text:style-name="T3"><text:line-break/><text:line-break/></text:span>當然，同盟的核心成員應該是穆斯林國家。因為《伊斯蘭國》不僅僅給他們帶來直接的威脅，也用自己血腥的罪行給偉大的世界性宗教<text:span text:style-name="T3">——</text:span>伊斯蘭教抹黑。武裝分子們的意識形態是對伊斯蘭教義的侮辱，扭曲了其真正的人道價值觀。<text:span text:style-name="T3"><text:line-break/><text:line-break/></text:span>現在想對穆斯林的精神領袖們說，你們的個人威望，你們的教導都非常重要。要把那些想去當武裝分子的人拉回來，不能讓他們去做沒頭腦的事情。對於那些已經被騙或是因為種種原因加入恐怖分子行列的人，要幫助他們找到回歸正常生活的道路，放下武器，停止兄弟之間的血肉相殘。<text:span text:style-name="T3"><text:line-break/><text:line-break/></text:span>作為安理會的輪值主席，俄羅斯很快會（提議）召開部長級會議，以對中東地區的危險進行綜合性評估。首先要討論，是否可能通過決議，協調各種力量，對抗「伊斯蘭國」和其他恐怖組織。我重複一下，這樣的協調必須建立在聯合國憲章的原則上。<text:span text:style-name="T3"><text:line-break/><text:line-break/></text:span>我們寄希望於國際社會，可以制定出讓各方都接受的恢復中東政治穩定和社會經濟秩序的方案。尊敬的朋友們，那時就不需要修建難民營了。那些被迫背井離鄉的人們，最初是塞滿了他們的鄰國，之後又奔往歐洲，數量不是幾十萬人，而是幾百萬人。這實際上是新的悲慘的民族大遷徙，以及對我們，包括歐洲在內所有人的沉重的教育課。<text:span text:style-name="T3"><text:line-break/><text:line-break/></text:span>我想強調的是：難民們，毫無疑問需要同情和幫助。但是想根本解決這個問題，只能在那些體制被摧毀的國家將其恢復，對那些還保存了國家機構的國家，幫助它們將其強化或是重建，要對他們提供全面的援助<text:span text:style-name="T3">——</text:span>軍事的、經濟的、物質的，幫助那些陷入困境的國家和經歷磨難但是還留在故土的人們。<text:span text:style-name="T3"><text:line-break/><text:line-break/></text:span>當然，任何對主權國家的幫助都可以乃至必須是非強迫性的，而是建議性的，並且只能建立在聯合國憲章的基礎上。所有在這一領域的行為都必須符合國際法，應該得到聯合國的支持，而所有與聯合國憲章矛盾的行為都應被否決。<text:span text:style-name="T3"><text:line-break/><text:line-break/></text:span>我認為現在最重要的是幫助利比亞恢復國家組織，支持伊拉克的新政府，對敘利亞的合法政權進行全方位的支持。<text:span text:style-name="T3"><text:line-break/><text:line-break/></text:span>北約東擴與烏克蘭危機<text:span text:style-name="T3"><text:line-break/><text:line-break/></text:span>尊敬的同僚們，以聯合國為首的國際社會還有一個關鍵性任務，就是保障和平，以及地區和全球的穩定。在我們看來，這應該是形成平等並且未被分割的安全區域，不是只有少數「被選者」獲得安全，而是所有人。是的，這是複雜的、困難的、長期的工作，但是除此之外別無選擇。<text:span text:style-name="T3"><text:line-break/><text:line-break/></text:span>但非常可惜的是，冷戰期間形成的陣營思維方式，以及部分同僚擴大自己政治版圖的行為，還是佔據了主導地位。首先，北約擴張這一路線在持續。這就要問問了：既然華約已經不存在，蘇聯也解體了，北約擴張的目的是什麼？與此同時，北約不但繼續存在，還不斷擴張，就像其軍事設施一樣。<text:span text:style-name="T3"><text:line-break/><text:line-break/></text:span>然後，在前蘇聯國家面前擺出來一道虛假的選擇題：究竟是和西方站在一邊還是和東方（俄羅斯）站在一邊？這種挑釁性的邏輯肯定遲早會導致嚴重的地緣危機。最後在烏克蘭確實發生了這種情況，利用大多數人民對當時政權的不滿，從外部挑撥發動了武裝政變，終於導致內戰爆發。<text:span text:style-name="T3"><text:line-break/><text:line-break/></text:span>我們堅信：停止流血衝突，找到離開死胡同的出口，只能是全面、真正執行今年<text:span text:style-name="T3">2</text:span>月<text:span text:style-name="T3">12</text:span>日簽署的《明斯克協議》。依靠恐嚇與武器的力量不能保障烏克蘭的完整。必須這樣做。需要真正考慮頓巴斯人民的利益和權力，尊重他們的選擇，與他們協商，而這些在《明斯克協議》中都有體現，其中最關鍵的就是國家政治構建部分。這是烏克蘭作為一個文明國度發展的基石，是建設共同安全空間的重要鏈接點，這樣它才能作為經濟合作的重要夥伴，同時與歐洲和歐亞聯盟發展關係（觀察者網註：歐亞聯盟，俄羅斯主導的獨聯體國家經濟同盟。）<text:span text:style-name="T3"><text:line-break/><text:line-break/></text:span>經濟自由？經濟自私？<text:span text:style-name="T3"><text:line-break/><text:line-break/></text:span>女士們，先生們，我並非偶然提起共同的經濟合作空間。不久前，人們還覺得，在經濟領域有客觀的市場法則，我們都學會不再使用隔離線，我們都會以透明的、共同制定的規則<text:span text:style-name="T3">——</text:span>包括關貿總協定的原則來行事，開展自由貿易和投資，公開競爭。但是，今天繞開聯合國憲章的單方面制裁卻幾乎成了固定規則，而且不僅僅用來達成政治目的，還包括用來消滅市場上的競爭對手。<text:span text:style-name="T3"><text:line-break/><text:line-break/></text:span>這裡要指出另外一個「經濟自私主義」的症狀。一些國家走上了封閉性特殊經濟聯合體的道路，而且相關談判是悄然進行的，瞞著本國的公民、商界與媒體，當然也瞞著其他國家。而那些相關利益會受影響的國家，卻得不到任何通知。最可能是想讓我們面對既成事實：規則改變了，而這種改變卻只對少數的「被選者」有利。所有這些都是繞開關貿總協定在進行的，會帶來貿易體系失衡的風險，導致全球經濟空間的分裂。<text:span text:style-name="T3"><text:line-break/><text:line-break/></text:span>這些讓人關注的問題關係到所有國家的利益，所以建議在聯合國、關貿總協定和<text:span text:style-name="T3">G20</text:span>的框架內進行討論。俄羅斯在反對「獨特性政策」的基礎上，建議將各個區域經濟項目和諧化，推動以國際貿易通用透明為原則的「融合之融合」。作為例子，可以舉出俄羅斯推動的「歐亞經濟聯盟」與中國提出的「一帶一路」計畫相融合的辦法。同時我們也看到歐亞經濟聯盟與歐盟的合作前景。<text:span text:style-name="T3"><text:line-break/><text:line-break/></text:span>女士們，先生們，在所有關係到整個人類未來的問題和挑戰中，也包括全球氣候變化。我們對<text:span text:style-name="T3">12</text:span>月將在巴黎召開的聯合國氣候大會取得成果寄予希望。在這方面，俄羅斯的貢獻將是，截至<text:span text:style-name="T3">2030</text:span>年，把溫室氣體排放量減少到<text:span text:style-name="T3">1990</text:span>年代的<text:span text:style-name="T3">70-75%</text:span>。<text:span text:style-name="T3"><text:line-break/><text:line-break/></text:span>但是，我們也建議用更加開闊的眼光看待這一問題。通過對有害氣體排放制定配額，以及採取其他的戰術性措施，我們會在某個期限內降低這一問題的尖銳性，但毫無疑問的是，無法徹底地解決它。我們需要本質性的新辦法。這裡談的是全新的仿生態技術，這種技術不但不會破壞環境，還會與其和諧共處，讓因人類活動而遭到破壞的生態圈與技術圈之間的平衡得到恢復。這確實是整個行星級別的挑戰。我堅信，人類具備回應這一挑戰的智慧潛能。<text:span text:style-name="T3"><text:line-break/><text:line-break/></text:span>我們首先需要團結那些科研力量雄厚，有足夠基礎研究能力的國家。建議在聯合國的穹頂下建立一個專門的論壇，用來系統地審視與自然資源消失、生存環境被破壞和氣候變化有關的問題。俄羅斯已準備好成為論壇的組織者之一。<text:span text:style-name="T3"><text:line-break/><text:line-break/></text:span>尊敬的女士們，先生們，同僚們。<text:span text:style-name="T3">1946</text:span>年<text:span text:style-name="T3">1</text:span>月<text:span text:style-name="T3">10</text:span>日，在倫敦召開了第一次聯合國代表大會。當時，籌備委員會主席、哥倫比亞外交家<text:span text:style-name="T3">Zuleta Ángel</text:span>，提出了一個在我看來非常有內涵的原則，而聯合國的行為也應該建立在其上，這就是「善意，鄙視陰謀和狡獪，合作精神」。<text:span text:style-name="T3"><text:line-break/><text:line-break/></text:span>今天這些話對我們來說仍舊極具意義。俄羅斯相信聯合國具備巨大的潛能，而這種潛能將有助於避免新的全球對抗，轉入戰略性合作。與其他國家一道，我們將會堅定不移地鞏固聯合國居中協調的角色。<text:span text:style-name="T3"><text:line-break/><text:line-break/></text:span>我堅信，在我們的共同努力下，將會讓世界更加穩定和安全，讓所有國家和民族都獲得發展的機會。<text:span text:style-name="T3"><text:line-break/><text:line-break/></text:span>感謝關注。</text:p>
      <text:p text:style-name="P1"><text:span text:style-name="T1">陳真</text:span><text:s/>  |  2015.10.04 03:28   |   <text:a xlink:type="simple" xlink:href="http://palinfo.habago.org/Entry?Command=Information_PrintForum&amp;iPage=305#FORUM33973"><text:span text:style-name="T2">#</text:span></text:a></text:p>
      <text:p text:style-name="P2"><text:span text:style-name="T3">“</text:span>整個地球就是我的祖國，所有人類都是我的同胞。<text:span text:style-name="T3">“--</text:span>紀伯倫<text:span text:style-name="T3"><text:line-break/><text:line-break/></text:span>有人問我紀伯倫。這裡有個簡介：<text:span text:style-name="T3"><text:line-break/><text:line-break/>http://www.ylib.com/hotsale/jibran/gibran.htm<text:line-break/><text:line-break/></text:span>簡介裡提到一個名字<text:span text:style-name="T3"><text:s/>“</text:span>威廉布萊克<text:span text:style-name="T3">”</text:span>（<text:span text:style-name="T3">william blake</text:span>），維根斯坦最喜歡的詩人之一。巴勒網舉辦過他的詩的翻譯比賽。所謂物以類聚，似乎什麼樣的人，什麼樣的一種生命氣味，自然就會仰慕什麼樣的人。反之亦然。氣味相去甚遠、乃至南轅北轍者，便招來輕蔑與衝突。<text:span text:style-name="T3"><text:line-break/><text:line-break/></text:span>換句話說，如果人渣或馬文才鄙視你或憎惡你，那其實只是理所當然的一種基本榮耀，他不鄙視你要鄙視誰呢？他不憎惡你要憎惡誰呢？哪一天，如果他們視你為同類或榜樣，那才是你的悲哀。<text:span text:style-name="T3"><text:line-break/><text:line-break/></text:span>林弘宣翻譯的<text:span text:style-name="T3"><text:s/>“</text:span>瘋子<text:span text:style-name="T3">”</text:span>，就是紀伯倫寫的書。我常提起的一個全村起肖、正常人反而被視為瘋子的故事，就是出自這本書。不過，這故事我是從吾友柏楊先生那裡聽來的，經過我加油添醋。<text:span text:style-name="T3"><text:line-break/><text:line-break/></text:span>我還特別喜歡紀伯倫的一個<text:span text:style-name="T3"><text:s/>“</text:span>小草與秋葉<text:span text:style-name="T3">“ </text:span>的故事：<text:span text:style-name="T3"><text:line-break/><text:line-break/></text:span>話說天氣逐漸轉涼，秋聲近，一片美麗秋葉脫離樹梢，飄落地面。小草雄雄嚇了一跳，抱怨說，<text:span text:style-name="T3">“</text:span>吼，你是嘜驚死郎喔，你嘛卡小聲ㄟ，你跌的可真夠響的。你打攪了我一冬的美夢你知不知道。<text:span text:style-name="T3">“ <text:line-break/><text:line-break/></text:span>秋葉不甘示弱回嘴說，<text:span text:style-name="T3">“</text:span>你這個位居卑賤、沒有美感沒有文化的小東西，整天呆立地面，不曾領略天空之美，自然無從理解大自然聲音的美妙。<text:span text:style-name="T3">“ </text:span>說完便在泥土上闔眼長眠。<text:span text:style-name="T3"><text:line-break/><text:line-break/></text:span>隨著冬去春來，秋葉再度悠悠醒來，前塵已去，化為一株小草。然而，時序依舊不曾停下腳步，深秋旋即又至，小草迷迷糊糊地墮入夢中。<text:span text:style-name="T3"><text:line-break/><text:line-break/></text:span>有一天，又一片秋葉由天空飄落。小草受到驚嚇，嘴裡碎碎念說，<text:span text:style-name="T3">“</text:span>吼，你嘛卡差不多咧，跌這麼大聲，倫家本來好好的春夢都讓你給嚇跑了啦。<text:span text:style-name="T3">“ <text:line-break/><text:line-break/></text:span>秋葉微笑無語，闔眼長眠。<text:span text:style-name="T3"><text:line-break/><text:line-break/></text:span>以上是我憑印象自行瞎掰對白，紀伯倫文筆優美，當然不是我所轉述的這般粗俗。然而，要是能給我一片海，一個安靜的夜，然後再給我一個社會化程度比我低、不會讓我感到害怕的聽眾，也許我可以把這一切故事講得更動人一些。</text:p>
      <text:p text:style-name="P1"><text:span text:style-name="T1">隆誌</text:span><text:s/>  |  2015.10.03 11:39   |   <text:a xlink:type="simple" xlink:href="http://palinfo.habago.org/Entry?Command=Information_PrintForum&amp;iPage=305#FORUM33972"><text:span text:style-name="T2">#</text:span></text:a></text:p>
      <text:p text:style-name="P3"><text:span text:style-name="T3"><text:line-break/></text:span>一個骯臟的國家，如果人人講規則而不是談道德，最終會變成一個有人味兒的正常國家，道德自然會逐漸回歸；一個幹凈的國家，如果人人都不講規則卻大談道德，談高尚，天天沒事兒就談道德規範，人人大公無私，最終這個國家會墮落成為一個偽君子遍布的骯臟國家。　　　　　－－－胡適<text:span text:style-name="T3"><text:line-break/></text:span>＝＝＝＝＝＝＝＝＝＝＝＝＝＝＝＝＝＝＝＝＝＝＝＝＝＝＝＝＝＝＝＝＝<text:span text:style-name="T3"><text:line-break/></text:span>以前讀過這段話，沒啥太大感覺，反而認為他在胡說八道。出社會以後，開始國內外到處跑的生活，對他這段開始有些體悟。特別是這幾年的台灣社會，多的是大道理﹑高道德滿街流竄，可是卻對法律嗤之以鼻。道德﹑人情、理念的光芒，徹徹底底掩蓋法律的底線。滿足了野心家的慾望，卻使得社會螺旋向下沈。</text:p>
      <text:p text:style-name="P4"/>
      <text:p text:style-name="P1"><text:span text:style-name="T1">陳真</text:span><text:s/>  |  2015.10.03 03:32   |   <text:a xlink:type="simple" xlink:href="http://palinfo.habago.org/Entry?Command=Information_PrintForum&amp;iPage=306#FORUM33971"><text:span text:style-name="T2">#</text:span></text:a></text:p>
      <text:p text:style-name="P3">維根斯坦說，<text:span text:style-name="T3">‘’</text:span>我的著作包括兩部份，一部份是有寫出來的，另一部份是沒有寫出來的，然而，恰恰是沒有寫出來的那部份才是重要的；唯有藉著講述那些不重要的，那些重要的或許才有可能傳到你心中。<text:span text:style-name="T3">‘’ <text:line-break/><text:line-break/></text:span>我的著作同樣也有兩部份，一小部份是寫給大家看的（如果這也能稱為著作的話），一大部份是寫給我自己看的，日夜不休，卻始終束之高閣，羞於見人（因為我不知道有誰會對它感興趣）。可悲的是，不管是第一部份或第二部份，似乎一點都不重要。那真正重要的，我不去說它，它還在，可我一說，它就跑了，越去說它，離得越遠。紀伯倫說得對，<text:span text:style-name="T3">‘’</text:span>思想是天空的飛鳥，困在語言的牢籠裡，或能展翅，卻無法飛翔。<text:span text:style-name="T3">‘’<text:line-break/><text:line-break/></text:span>他說，<text:span text:style-name="T3">‘’</text:span>當我還不懂得愛情時，日夜吟唱情歌，可當我開始懂得愛情時，我便無言了，只剩寂靜。<text:span text:style-name="T3">‘’‘’</text:span>當別人讚賞我多言之過，卻責備我沈默的美德時，我的寂寞就誕生了。<text:span text:style-name="T3">‘’<text:line-break/><text:line-break/></text:span>語言如果是一種治療與處方，服用者理當就該知道它的副作用。服藥本身從非目的，不言而喻才是。維根斯坦以強調沈默聞名，一生卻寫了上千萬字；直到臨終嚥下最後一口氣的當下，仍寫個不停，關注著窗外雨滴的真實性。但是，雨滴有什麼重要呢？訴說這無甚意義的千言萬語，無非也只是為了企圖說那不可說的。<text:span text:style-name="T3"><text:line-break/><text:line-break/></text:span>在我<text:span text:style-name="T3">1993</text:span>年寫的一本（幼稚但並不可笑）、取名為<text:span text:style-name="T3"><text:s/>‘’</text:span>我略知她一二<text:span text:style-name="T3">‘’</text:span>的<text:span text:style-name="T3"><text:s/></text:span>哲學講義的封面，引用了梵谷的一段無言之言，感動我甚深。在一個深夜裡，他說：<text:span text:style-name="T3">‘’</text:span>也許<text:span text:style-name="T3">……</text:span>可能<text:span text:style-name="T3">……</text:span>或許<text:span text:style-name="T3">……</text:span>但是<text:span text:style-name="T3">……</text:span>然而<text:span text:style-name="T3">……</text:span>我究竟想說些什麼呢？於是我走出戶外，把星星畫了下來。<text:span text:style-name="T3">‘’</text:span></text:p>
      <text:p text:style-name="P1"><text:span text:style-name="T1">陳真</text:span><text:s/>  |  2015.10.02 17:54   |   <text:a xlink:type="simple" xlink:href="http://palinfo.habago.org/Entry?Command=Information_PrintForum&amp;iPage=306#FORUM33969"><text:span text:style-name="T2">#</text:span></text:a></text:p>
      <text:p text:style-name="P2">有個好朋友長年移民美國，在醫院裡做研究工作。雖然夫妻兩人年薪總和上千萬，但他覺得住在美國很沒有安全感，出出入入方方面面樣樣都要大筆錢，難以有效儲蓄，很怕哪天突然失去工作能力，很可能就會由天堂一角瞬間滾入煉獄。講起美國，無一字好感。<text:span text:style-name="T3"><text:line-break/><text:line-break/></text:span>兩人見面話題，常是有關高等教育。有一回講到美國的某個高教政策，他覺得那只是在自殘，傷害學校自身的發展，不過，他講完卻笑呵呵。他說，美國要搞爛自己，是他家的事，盡量自我做賤沒關係，樂觀其成。<text:span text:style-name="T3"><text:line-break/><text:line-break/></text:span>我對台灣過去這二十幾年的理性埋葬、道德瓦解、人渣當道、殘害忠良、急速墮落退步、自我封閉、自鳴得意、自我做賤且任意糟蹋他人的瘋狂局面，差不多也逐漸發展出這樣一種<text:span text:style-name="T3"><text:s/>”</text:span>那是他家的事<text:span text:style-name="T3">” </text:span>的心情。雖然不至於幸災樂禍（因為我還住在台灣，它的腐敗與瘋狂仍然會影響到我），但也只能用<text:span text:style-name="T3"><text:s/>“</text:span>那是他家的事<text:span text:style-name="T3">” “</text:span>墮落與瘋狂也是一種屬於大家的自由<text:span text:style-name="T3">” </text:span>來<text:span text:style-name="T3"><text:s/>‘’</text:span>安慰<text:span text:style-name="T3">‘’ </text:span>自己，盡量忍受這樣一種瘋狂齷齪低能敗德的所謂同胞長相左右，共處一隅。<text:span text:style-name="T3"><text:line-break/><text:line-break/></text:span>所謂瞎子不怕槍，真懂的真怕，不懂的不但不怕，而且還得意非凡。我並不能算是那種會去特別關注台灣的人，但是，如果連我都能看見這二十年來顯而易見的無數病態、敗德與瘋狂，看見無數指標數據的劇烈變化，一般人難道真的愚蠢到完全看不出來？有可能嗎？<text:span text:style-name="T3"><text:line-break/><text:line-break/></text:span>或是很多人其實也都看得出來，只是<text:span text:style-name="T3"><text:s/>“</text:span>樂觀其成<text:span text:style-name="T3">” </text:span>，因為<text:span text:style-name="T3"><text:s/>“</text:span>我正好可以從中獲利、上下其手<text:span text:style-name="T3">”</text:span>？或是<text:span text:style-name="T3"><text:s/>“</text:span>那是他家的事<text:span text:style-name="T3">”</text:span>、<text:span text:style-name="T3">“</text:span>大家高興就好<text:span text:style-name="T3">”</text:span>？眼見同胞們瘋狂給船鑿洞，我能逃就逃，能自救就自救，萬一逃不了，就也只好認了？因為這就是神聖的台式民主，不容你不敬？<text:span text:style-name="T3"><text:line-break/><text:line-break/></text:span>這一代人，其實日子很快就會成為過去，跳不跳船，來日無多。影響最大的其實是下一代或瘋狂鑿船的這一代，他們註定將以一輩子的力氣去承擔瘋狂與敗德的後果。<text:span text:style-name="T3"><text:line-break/><text:line-break/></text:span>一群人，如果他遭受壓迫，我們會願意以命相許去改變壓迫的現狀，但若是一群人自身便是壓迫的來源，而且，他們如此樂於自我毀滅，自我做賤，難道你<text:span text:style-name="T3">, morally speaking, </text:span>應該去<text:span text:style-name="T3"><text:s/>‘’</text:span>拯救<text:span text:style-name="T3">‘’ </text:span>他們嗎？在我看來，<text:span text:style-name="T3">‘’</text:span>拯救<text:span text:style-name="T3">‘’ </text:span>在此是不存在的，因為你打算要拯救的人不但不覺得需要被拯救，反而認為企圖救援者就是敵人，人人得而誅之。<text:span text:style-name="T3"><text:line-break/><text:line-break/></text:span>存在的是<text:span text:style-name="T3"><text:s/>‘’</text:span>自救<text:span text:style-name="T3">‘’</text:span>，而不是<text:span text:style-name="T3"><text:s/>‘’</text:span>拯救<text:span text:style-name="T3"><text:s/>‘’ </text:span>，船再鑿就要沈了，房子眼看已快變成一片廢墟，你得自己想辦法看要怎麼辦，特別是往後人生還有一大段的年輕一代更應自救。我不是鼓吹移民，一走了之，我只是說，醒醒吧，船都快沈了。<text:span text:style-name="T3"><text:line-break/><text:line-break/></text:span>若干年後，所有我們目前還在這版面上的這些人，全都化為塵土；如果生命已逝，文字與思想還在，後代的人有一天當他看見這些文字，我有十足的把握，他會覺得一種不可思議，不可思議的點在於：如此明明白白的事，過往人們卻竟然必須用如此大的力氣與痛苦代價來陳述。就好像我們現在講兒童人權、兒童福利講得如此理所當然，但在三十年前，我們卻必須以一種四面楚歌、家破人亡的悲劇代價去陳述。</text:p>
      <text:p text:style-name="P1"><text:span text:style-name="T1">鄭豐遠</text:span><text:s/>(<text:span text:style-name="T1">啟承</text:span>)   |  2015.10.02 14:54   |   <text:a xlink:type="simple" xlink:href="http://palinfo.habago.org/Entry?Command=Information_PrintForum&amp;iPage=306#FORUM33968"><text:span text:style-name="T2">#</text:span></text:a></text:p>
      <text:p text:style-name="P3"><text:span text:style-name="T3">http://goo.gl/nFFgQu<text:line-break/><text:line-break/></text:span>世界格局劇變<text:span text:style-name="T3"><text:s/></text:span>中俄同時挑戰美國<text:span text:style-name="T3"><text:line-break/>2015-10-01 11:37:39 </text:span>世界日報<text:span text:style-name="T3"><text:line-break/><text:line-break/></text:span>　　只要稍留心觀察，會注意到一星期來，世界形勢地動山搖，變化真大。習近平走訪美利堅歸國，收穫清單和成果評價不一，但本月<text:span text:style-name="T3">20</text:span>日，他將國事訪問英國，爭取歐洲支持，扮演世界大國企圖心很難視而不見。而本屆聯合國大會，美俄中領袖大國博弈，歐巴馬和普亭唇槍舌劍；習近平宣佈逾<text:span text:style-name="T3">182</text:span>億美元外援，空前大手筆。昨天，俄國戰機轟炸敘利亞、美國指責炸錯對象；中國十‧一國慶黃金週前夕，卻發生連串郵包炸彈爆炸，「別讓李嘉誠跑了」餘波盪漾<text:span text:style-name="T3">……</text:span>。世界變化太快，讓人目不暇給。<text:span text:style-name="T3"><text:line-break/><text:line-break/></text:span>　　習近平參加聯合國大會活動，被美聯社稱為「中國式支票簿外交」。這個「封稱」既帶羨慕嫉妒，也描繪出中國富了，外匯存底世界第一，底氣十足的現實。歐美正逢經濟低迷、財政緊絀，力有未逮，習近平宣佈中國將成立<text:span text:style-name="T3">8000</text:span>人常設維和部隊，成聯合國調派維和軍人最多國家。目前中國已有<text:span text:style-name="T3">3100</text:span>名維和部隊常駐非洲、中東，中國也扮「世界警察」角色加重；當然，管轄事務、軍力規模和干預實力都和美國天差地別，但加碼總是好的開端。<text:span text:style-name="T3"><text:line-break/><text:line-break/></text:span>　　除了維和，習近平宣佈連串捐款、免除低開發國家債務。香港媒體統計，四天內他不包括免債金額，最少開出<text:span text:style-name="T3">182.1</text:span>億美元支票：<text:span text:style-name="T3">15</text:span>年內對最貧窮國家提供<text:span text:style-name="T3">120</text:span>億美元援助、出資<text:span text:style-name="T3">31</text:span>億美元支援發展中國家對抗氣候變化、成立南南合作援助基金首期<text:span text:style-name="T3">20</text:span>億美元、設立中國與聯合國和平發展基金<text:span text:style-name="T3">10</text:span>億美元、向非結盟國家提供無償軍事援助<text:span text:style-name="T3">1</text:span>億美元，以及向聯合國婦女署捐款<text:span text:style-name="T3">1000</text:span>萬美元。<text:span text:style-name="T3"><text:line-break/><text:line-break/></text:span>　　這樣豪爽大手筆，是中國空前創舉。然而國內引發爭議，不少網民嗆聲，中國還有<text:span text:style-name="T3">2</text:span>億貧困人口、<text:span text:style-name="T3">4000</text:span>萬赤貧人民、<text:span text:style-name="T3">1000</text:span>萬學費無著輟學生和<text:span text:style-name="T3">1</text:span>億生活低保民眾，應先把錢花到自己人民頭上。當局顯然意識到民眾顧慮反彈，「人民日報」發表「中國不是冤大頭、窮大方」文章，列舉五項事實，包括免債是大國常做的事、大國須承擔更多責任、國內扶貧並未耽擱等澄清。<text:span text:style-name="T3"><text:line-break/><text:line-break/></text:span>　　習近平主政後力行「走出去」策略，鼓勵國企民企投資外國，外交出擊「支票轟炸」低發展國家元首新潮派夷平，日前聯合國排隊爭相與習總握手，反映國際現實面。其實美國二戰後「馬歇爾計畫」，也曾透過大量援助歐洲，換得今天美歐密切關係和美國受舉世尊崇的地位。北京「一帶一路」也被形容為「中國版馬歇爾計畫」，雖在輸出中國過剩產能和資金，維持國內經濟成長，但大規模撒錢援外，美蘇都有先例，中國要提振國際地位，履行大國責任，錢花多少、回收多少，時機已到，就看算盤怎麼打。<text:span text:style-name="T3"><text:line-break/><text:line-break/></text:span>　　相對於中國大步跨向國際，普亭蓄意挑戰美國更明顯。他在聯合國大會和歐巴馬互相指摘，形同罵戰；提議打擊恐怖主義決議案，企圖搶奪美國反恐主導權。部署大量先進戰機坦克進敘利亞後，<text:span text:style-name="T3">1</text:span>日知會美軍後發動逾<text:span text:style-name="T3">20</text:span>次空襲，攻擊敘國叛軍。<text:span text:style-name="T3"><text:line-break/><text:line-break/></text:span>　　普亭藉打擊伊斯蘭國（<text:span text:style-name="T3">IS</text:span>）鞏固敘利亞地盤，看準美國領導的聯軍反<text:span text:style-name="T3">IS</text:span>師老無功，<text:span text:style-name="T3">3</text:span>萬多聯軍空襲<text:span text:style-name="T3">IS</text:span>早逾<text:span text:style-name="T3">5000</text:span>次，但伊斯蘭國攻城掠地，地面戰節節勝利，授普亭介入口實。美俄對敘利亞態度南轅北轍，華府以推翻阿塞德政權為目標，或導致未盡全力攻打反阿塞德的<text:span text:style-name="T3">IS</text:span>；普亭則全力扶持阿塞德，藉口攻擊<text:span text:style-name="T3">IS</text:span>打擊美國扶持的叛軍。敘利亞已淪為另一個烏克蘭，成強權角力場。<text:span text:style-name="T3"><text:line-break/><text:line-break/></text:span>　　歐巴馬中東政策遇挫連連，阿富汗大城昆都茲<text:span text:style-name="T3">28</text:span>日陷入神學士之手，需美軍支援反攻。美國綏靖軟弱的中東和對外政策，中俄都趁機部署新行動，構成歐巴馬跛鴨任期的艱鉅挑戰，國際勢力版圖可能開始新一輪洗牌。<text:span text:style-name="T3"><text:line-break/><text:line-break/></text:span>　　反觀中國，倒也不那麼一派樂觀和一帆風順。國際外交花錢如流水，經濟維持中高速成長成敗未卜，這是已開啟的國際軍備競賽的最大籌碼。而中國內政挑戰尤其多，十‧一前夕廣西連環爆炸或屬個案，不致動搖根本，但官方立即定調屬刑事案而非恐襲，遭外界質疑定論太快。敏感時刻，中宣部立即下令各網站撤下頭條新聞，嚴禁炒作，反而令外界感到蹊蹺。<text:span text:style-name="T3"><text:line-break/><text:line-break/></text:span>　　對照華人首富李嘉誠回應「別讓李嘉誠跑了」文章，再引官媒駁斥，顯示中國對港台資金和外國企業開放門戶的偏好，或進入轉變的新關口。「李超人」形容「文革式思維復甦」，令人「不寒而慄」，他的敏銳理解和切身感受，可能比我們看到的表象更洶湧駭人。這些是正能量或負能量？我們正目擊世局和中國內外的巨變一步步到來。</text:p>
      <text:p text:style-name="P1"><text:span text:style-name="T1">鄭豐遠</text:span><text:s/>(<text:span text:style-name="T1">啟承</text:span>)   |  2015.10.01 20:22   |   <text:a xlink:type="simple" xlink:href="http://palinfo.habago.org/Entry?Command=Information_PrintForum&amp;iPage=306#FORUM33967"><text:span text:style-name="T2">#</text:span></text:a></text:p>
      <text:p text:style-name="P2">厭倦了台灣的窒息感，總想找個生命的出口。文化上，中國是我的一個根，說是我的袓國絕不為過，但我是傾向多重國籍的，因為袓國是個悲情的城市，而我是亟欲逃離悲情的。精神上總尋覓著某個想像中的國度，能見著快樂的人類、快樂的動物，澳洲的某種氣質吸引了我，讓我一度相信它就是我心目中那個袓國。若無意外，不久後我就要踏上這片巨大的土地，也許就在這裡度過我的下半生。對於將來要居住生活的地方，自然也多了些關注，慢慢就更加瞭解。與其說幻滅，不如說較懂事了，該真正長大了，我真正明白事物表面看起來再美，但作為一個國家的本質，在這個齷齪的時代都將不會有再多的差異了。<text:span text:style-name="T3"><text:line-break/><text:line-break/></text:span>生性寂寞，總想著<text:span text:style-name="T3">"</text:span>外頭<text:span text:style-name="T3">"</text:span>的世界，整天想著外太空，但我慢慢想通了，就算移民到火星，生命的困境也不會有絲毫改變。基督降世兩千年了，但救贖之日卻仍遙遙無期。<text:span text:style-name="T3"><text:line-break/><text:line-break/></text:span>豐遠<text:span text:style-name="T3"><text:line-break/>-------------------<text:line-break/>http://www.oursteps.com.au/bbs/portal.php?mod=article&amp;aid=1118693<text:line-break/><text:line-break/></text:span>【超長篇評論】我們是怎樣一個澳大利亞？</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